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may-break-between-rows="false"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row">
      <style:table-row-properties style:min-row-height="0.2833in"/>
    </style:style>
    <style:style style:name="Table2" style:family="table">
      <style:table-properties style:width="6.925in" table:align="margins" style:writing-mode="lr-tb"/>
    </style:style>
    <style:style style:name="Table2.A" style:family="table-column">
      <style:table-column-properties style:column-width="4.4979in" style:rel-column-width="42566*"/>
    </style:style>
    <style:style style:name="Table2.B" style:family="table-column">
      <style:table-column-properties style:column-width="0.9375in" style:rel-column-width="8872*"/>
    </style:style>
    <style:style style:name="Table2.C" style:family="table-column">
      <style:table-column-properties style:column-width="1.4896in" style:rel-column-width="14097*"/>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C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5in" table:align="margins" style:may-break-between-rows="false" style:writing-mode="lr-tb"/>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style:writing-mode="lr-tb"/>
    </style:style>
    <style:style style:name="Table4.A" style:family="table-column">
      <style:table-column-properties style:column-width="4.4979in" style:rel-column-width="42566*"/>
    </style:style>
    <style:style style:name="Table4.B" style:family="table-column">
      <style:table-column-properties style:column-width="0.9375in" style:rel-column-width="8872*"/>
    </style:style>
    <style:style style:name="Table4.C" style:family="table-column">
      <style:table-column-properties style:column-width="1.4896in" style:rel-column-width="14097*"/>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C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6.925in" table:align="margins" style:writing-mode="lr-tb"/>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paragraph-properties fo:margin-top="0in" fo:margin-bottom="0.0417in" loext:contextual-spacing="false" fo:line-height="138%" style:writing-mode="lr-tb"/>
    </style:style>
    <style:style style:name="P2" style:family="paragraph" style:parent-style-name="Text_20_body">
      <style:paragraph-properties fo:margin-top="0in" fo:margin-bottom="0in" loext:contextual-spacing="false" fo:line-height="138%" style:writing-mode="lr-tb"/>
    </style:style>
    <style:style style:name="P3" style:family="paragraph" style:parent-style-name="Text_20_body">
      <style:paragraph-properties fo:margin-top="0in" fo:margin-bottom="0in" loext:contextual-spacing="false" fo:line-height="138%" style:writing-mode="lr-tb"/>
      <style:text-properties officeooo:paragraph-rsid="001a2a89"/>
    </style:style>
    <style:style style:name="P4" style:family="paragraph" style:parent-style-name="Text_20_body">
      <style:paragraph-properties fo:margin-top="0in" fo:margin-bottom="0in" loext:contextual-spacing="false" fo:line-height="138%" style:writing-mode="lr-tb"/>
      <style:text-properties officeooo:paragraph-rsid="002b4f80"/>
    </style:style>
    <style:style style:name="P5" style:family="paragraph" style:parent-style-name="Text_20_body">
      <style:paragraph-properties fo:margin-top="0in" fo:margin-bottom="0in" loext:contextual-spacing="false" fo:line-height="138%" style:writing-mode="lr-tb"/>
      <style:text-properties officeooo:paragraph-rsid="007d3049"/>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2c5a" officeooo:paragraph-rsid="001f2c5a" style:text-blinking="false" fo:background-color="transparent" style:font-size-asian="9.60000038146973pt" style:font-style-asian="normal" style:font-weight-asian="normal" style:font-size-complex="11pt" style:font-style-complex="normal" style:font-weight-complex="normal"/>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2c5a" officeooo:paragraph-rsid="002b4f80" style:text-blinking="false" fo:background-color="transparent" style:font-size-asian="9.60000038146973pt" style:font-style-asian="normal" style:font-weight-asian="normal" style:font-size-complex="11pt" style:font-style-complex="normal" style:font-weight-complex="normal"/>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2c5a" officeooo:paragraph-rsid="00322c86" style:text-blinking="false" fo:background-color="transparent"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477d0" officeooo:paragraph-rsid="002477d0" style:text-blinking="false" fo:background-color="transparent"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477d0" officeooo:paragraph-rsid="00703e70" style:text-blinking="false" fo:background-color="transparent" style:font-size-asian="9.60000038146973pt" style:font-style-asian="normal" style:font-weight-asian="normal" style:font-size-complex="11pt" style:font-style-complex="normal" style:font-weight-complex="normal"/>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659d2" officeooo:paragraph-rsid="002659d2" style:text-blinking="false" fo:background-color="transparent" style:font-size-asian="9.60000038146973pt" style:font-style-asian="normal" style:font-weight-asian="normal" style:font-size-complex="11pt" style:font-style-complex="normal" style:font-weight-complex="normal"/>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46c7e0" officeooo:paragraph-rsid="0046c7e0" style:text-blinking="false" fo:background-color="transparent" style:font-size-asian="9.60000038146973pt" style:font-style-asian="normal" style:font-weight-asian="normal" style:font-size-complex="11pt" style:font-style-complex="normal" style:font-weight-complex="normal"/>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b17bc" officeooo:paragraph-rsid="005b17bc" style:text-blinking="false" fo:background-color="transparent" style:font-size-asian="9.60000038146973pt" style:font-style-asian="normal" style:font-weight-asian="normal" style:font-size-complex="11pt" style:font-style-complex="normal" style:font-weight-complex="normal"/>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93069" officeooo:paragraph-rsid="0058ba01" style:text-blinking="false" fo:background-color="transparent" style:font-size-asian="9.60000038146973pt" style:font-style-asian="normal" style:font-weight-asian="normal" style:font-size-complex="11pt" style:font-style-complex="normal" style:font-weight-complex="normal"/>
    </style:style>
    <style:style style:name="P1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f302" officeooo:paragraph-rsid="001a2a89" style:text-blinking="false" fo:background-color="transparent" style:font-size-asian="12.25pt" style:font-style-asian="normal" style:font-weight-asian="bold" style:font-size-complex="14pt" style:font-style-complex="normal" style:font-weight-complex="bold"/>
    </style:style>
    <style:style style:name="P1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29ebe" officeooo:paragraph-rsid="004fd4e5" style:text-blinking="false" fo:background-color="transparent" style:font-size-asian="12.25pt" style:font-style-asian="normal" style:font-weight-asian="bold" style:font-size-complex="14pt" style:font-style-complex="normal" style:font-weight-complex="bold"/>
    </style:style>
    <style:style style:name="P1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529ebe" officeooo:paragraph-rsid="007d3049" style:text-blinking="false" fo:background-color="transparent" style:font-size-asian="12.25pt" style:font-style-asian="normal" style:font-weight-asian="bold" style:font-size-complex="14pt" style:font-style-complex="normal" style:font-weight-complex="bold"/>
    </style:style>
    <style:style style:name="P1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a96aa" officeooo:paragraph-rsid="00696e1b" style:text-blinking="false" fo:background-color="transparent" style:font-size-asian="12.25pt" style:font-style-asian="normal" style:font-weight-asian="bold" style:font-size-complex="14pt" style:font-style-complex="normal" style:font-weight-complex="bold"/>
    </style:style>
    <style:style style:name="P1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72db5f" officeooo:paragraph-rsid="007681df" style:text-blinking="false" fo:background-color="transparent" style:font-size-asian="12.25pt" style:font-style-asian="normal" style:font-weight-asian="bold" style:font-size-complex="14pt" style:font-style-complex="normal" style:font-weight-complex="bold"/>
    </style:style>
    <style:style style:name="P2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760f3" officeooo:paragraph-rsid="002659d2" style:text-blinking="false" fo:background-color="#ffffff" style:font-size-asian="9.60000038146973pt" style:font-style-asian="normal" style:font-weight-asian="normal" style:font-size-complex="11pt" style:font-style-complex="normal" style:font-weight-complex="normal"/>
    </style:style>
    <style:style style:name="P2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f2c5a" officeooo:paragraph-rsid="001f2c5a" style:text-blinking="false" fo:background-color="transparent" style:font-size-asian="9.60000038146973pt" style:font-style-asian="normal" style:font-weight-asian="bold" style:font-size-complex="11pt" style:font-style-complex="normal" style:font-weight-complex="bold"/>
    </style:style>
    <style:style style:name="P2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f2c5a" officeooo:paragraph-rsid="00322c86" style:text-blinking="false" fo:background-color="transparent" style:font-size-asian="9.60000038146973pt" style:font-style-asian="normal" style:font-weight-asian="bold" style:font-size-complex="11pt" style:font-style-complex="normal" style:font-weight-complex="bold"/>
    </style:style>
    <style:style style:name="P2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f2c5a" officeooo:paragraph-rsid="0046c7e0" style:text-blinking="false" fo:background-color="transparent" style:font-size-asian="9.60000038146973pt" style:font-style-asian="normal" style:font-weight-asian="bold" style:font-size-complex="11pt" style:font-style-complex="normal" style:font-weight-complex="bold"/>
    </style:style>
    <style:style style:name="P2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1f2c5a" officeooo:paragraph-rsid="003d4e4b" style:text-blinking="false" fo:background-color="transparent" style:font-size-asian="9.60000038146973pt" style:font-style-asian="normal" style:font-weight-asian="bold" style:font-size-complex="11pt" style:font-style-complex="normal" style:font-weight-complex="bold"/>
    </style:style>
    <style:style style:name="P2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d4e4b" officeooo:paragraph-rsid="003d4e4b" style:text-blinking="false" fo:background-color="transparent" style:font-size-asian="9.60000038146973pt" style:font-style-asian="normal" style:font-weight-asian="bold" style:font-size-complex="11pt" style:font-style-complex="normal" style:font-weight-complex="bold"/>
    </style:style>
    <style:style style:name="P2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3d4e4b" officeooo:paragraph-rsid="0071f332" style:text-blinking="false" fo:background-color="transparent" style:font-size-asian="9.60000038146973pt" style:font-style-asian="normal" style:font-weight-asian="bold" style:font-size-complex="11pt" style:font-style-complex="normal" style:font-weight-complex="bold"/>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officeooo:rsid="0071f332" officeooo:paragraph-rsid="0071f332" style:text-blinking="false" fo:background-color="transparent" style:font-size-asian="9.60000038146973pt" style:font-style-asian="normal" style:font-weight-asian="bold" style:font-size-complex="11pt" style:font-style-complex="normal" style:font-weight-complex="bold"/>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italic" style:text-underline-style="none" fo:font-weight="normal" officeooo:rsid="00696e1b" officeooo:paragraph-rsid="006d7a7a" style:text-blinking="false" fo:background-color="transparent" style:font-size-asian="12.25pt" style:font-style-asian="italic" style:font-weight-asian="bold" style:font-size-complex="14pt" style:font-style-complex="italic" style:font-weight-complex="bold"/>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1d8494" officeooo:paragraph-rsid="001d8494" style:text-blinking="false" fo:background-color="transparent" style:font-size-asian="14pt" style:font-style-asian="normal" style:font-weight-asian="bold" style:font-size-complex="14pt" style:font-style-complex="normal" style:font-weight-complex="bold"/>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1d8494" officeooo:paragraph-rsid="006bb281" style:text-blinking="false" fo:background-color="transparent" style:font-size-asian="14pt" style:font-style-asian="normal" style:font-weight-asian="bold" style:font-size-complex="14pt" style:font-style-complex="normal" style:font-weight-complex="bold"/>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4pt" fo:font-style="normal" style:text-underline-style="none" fo:font-weight="bold" officeooo:rsid="006bb281" officeooo:paragraph-rsid="006bb281" style:text-blinking="false" fo:background-color="transparent" style:font-size-asian="14pt" style:font-style-asian="normal" style:font-weight-asian="bold" style:font-size-complex="14pt" style:font-style-complex="normal" style:font-weight-complex="bold"/>
    </style:style>
    <style:style style:name="P3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style:font-size-asian="8pt" style:font-size-complex="8pt"/>
    </style:style>
    <style:style style:name="P3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8pt" fo:font-style="normal" style:text-underline-style="none" fo:font-weight="normal" style:text-blinking="false" fo:background-color="#ffffff" style:font-size-asian="8pt" style:font-size-complex="8pt"/>
    </style:style>
    <style:style style:name="P3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4pt" fo:font-style="normal" style:text-underline-style="none" fo:font-weight="bold" officeooo:rsid="00156921" officeooo:paragraph-rsid="00156921" style:text-blinking="false" fo:background-color="transparent" style:font-size-asian="12.25pt" style:font-style-asian="normal" style:font-weight-asian="bold" style:font-size-complex="14pt" style:font-style-complex="normal" style:font-weight-complex="bold"/>
    </style:style>
    <style:style style:name="P3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4pt" fo:font-style="normal" style:text-underline-style="none" fo:font-weight="bold" officeooo:rsid="0033b19a" officeooo:paragraph-rsid="004d2324" style:text-blinking="false" fo:background-color="transparent" style:font-size-asian="12.25pt" style:font-style-asian="normal" style:font-weight-asian="bold" style:font-size-complex="14pt" style:font-style-complex="normal" style:font-weight-complex="bold"/>
    </style:style>
    <style:style style:name="P3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2" fo:font-size="11pt" fo:font-style="normal" style:text-underline-style="none" fo:font-weight="normal" officeooo:rsid="002659d2" officeooo:paragraph-rsid="002b4f80" style:text-blinking="false" fo:background-color="transparent" style:font-size-asian="11pt" style:font-style-asian="normal" style:font-weight-asian="normal" style:font-size-complex="11pt" style:font-style-complex="normal" style:font-weight-complex="normal"/>
    </style:style>
    <style:style style:name="P3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f2c5a" officeooo:paragraph-rsid="001f2c5a" style:text-blinking="false" fo:background-color="transparent" style:font-size-asian="9.60000038146973pt" style:font-style-asian="normal" style:font-weight-asian="bold" style:font-size-complex="11pt" style:font-style-complex="normal" style:font-weight-complex="bold"/>
    </style:style>
    <style:style style:name="P3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bold" officeooo:rsid="001f2c5a" officeooo:paragraph-rsid="003bb8ae" style:text-blinking="false" fo:background-color="transparent" style:font-size-asian="9.60000038146973pt" style:font-style-asian="normal" style:font-weight-asian="bold" style:font-size-complex="11pt" style:font-style-complex="normal" style:font-weight-complex="bold"/>
    </style:style>
    <style:style style:name="P3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af23c" officeooo:paragraph-rsid="003af23c" style:text-blinking="false" fo:background-color="transparent" style:font-size-asian="9.60000038146973pt" style:font-style-asian="normal" style:font-weight-asian="normal" style:font-size-complex="11pt" style:font-style-complex="normal" style:font-weight-complex="normal"/>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38a14" officeooo:paragraph-rsid="0044da19" style:text-blinking="false" fo:background-color="transparent" style:font-size-asian="9.60000038146973pt" style:font-style-asian="normal" style:font-weight-asian="normal" style:font-size-complex="11pt" style:font-style-complex="normal" style:font-weight-complex="normal"/>
    </style:style>
    <style:style style:name="P4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38a14" officeooo:paragraph-rsid="00491675" style:text-blinking="false" fo:background-color="transparent" style:font-size-asian="9.60000038146973pt" style:font-style-asian="normal" style:font-weight-asian="normal" style:font-size-complex="11pt" style:font-style-complex="normal" style:font-weight-complex="normal"/>
    </style:style>
    <style:style style:name="P4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90226" officeooo:paragraph-rsid="0065b4fa" style:text-blinking="false" fo:background-color="transparent" style:font-size-asian="9.60000038146973pt" style:font-style-asian="normal" style:font-weight-asian="normal" style:font-size-complex="11pt" style:font-style-complex="normal" style:font-weight-complex="normal"/>
    </style:style>
    <style:style style:name="P4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90226" officeooo:paragraph-rsid="0071f332" style:text-blinking="false" fo:background-color="transparent" style:font-size-asian="9.60000038146973pt" style:font-style-asian="normal" style:font-weight-asian="normal" style:font-size-complex="11pt" style:font-style-complex="normal" style:font-weight-complex="normal"/>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3bb8ae" officeooo:paragraph-rsid="003bb8ae" style:text-blinking="false" fo:background-color="transparent" style:font-size-asian="9.60000038146973pt" style:font-style-asian="normal" style:font-weight-asian="normal" style:font-size-complex="11pt" style:font-style-complex="normal" style:font-weight-complex="normal"/>
    </style:style>
    <style:style style:name="P4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f2c5a" officeooo:paragraph-rsid="001f2c5a" style:text-blinking="false" fo:background-color="transparent" style:font-size-asian="9.60000038146973pt" style:font-style-asian="normal" style:font-weight-asian="normal" style:font-size-complex="11pt" style:font-style-complex="normal" style:font-weight-complex="normal"/>
    </style:style>
    <style:style style:name="P46"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525a7" officeooo:paragraph-rsid="007681df" style:text-blinking="false" fo:background-color="transparent" style:font-size-asian="12.25pt" style:font-style-asian="normal" style:font-weight-asian="bold" style:font-size-complex="14pt" style:font-style-complex="normal" style:font-weight-complex="bold"/>
    </style:style>
    <style:style style:name="P4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7b1d5a" officeooo:paragraph-rsid="007d3049" style:text-blinking="false" fo:background-color="transparent" style:font-size-asian="12.25pt" style:font-style-asian="normal" style:font-weight-asian="bold" style:font-size-complex="14pt" style:font-style-complex="normal" style:font-weight-complex="bold"/>
    </style:style>
    <style:style style:name="P4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83e53b" officeooo:paragraph-rsid="0083e53b" style:text-blinking="false" fo:background-color="transparent" style:font-size-asian="12.25pt" style:font-style-asian="normal" style:font-weight-asian="bold" style:font-size-complex="14pt" style:font-style-complex="normal" style:font-weight-complex="bold"/>
    </style:style>
    <style:style style:name="P4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italic" style:text-underline-style="none" fo:font-weight="normal" officeooo:rsid="00422b51" officeooo:paragraph-rsid="00437ac9" style:text-blinking="false" fo:background-color="transparent" style:font-size-asian="9.60000038146973pt" style:font-style-asian="italic" style:font-weight-asian="normal" style:font-size-complex="11pt" style:font-style-complex="italic" style:font-weight-complex="normal"/>
    </style:style>
    <style:style style:name="P50"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1f2c5a" officeooo:paragraph-rsid="002cd784"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5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1f2c5a" officeooo:paragraph-rsid="00322c86"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2cd784" officeooo:paragraph-rsid="002cd784"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5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 fo:font-size="11pt" fo:font-style="normal" fo:text-shadow="none" style:text-underline-style="none" fo:font-weight="normal" officeooo:rsid="002cd784" officeooo:paragraph-rsid="00322c86"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5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1f2c5a" officeooo:paragraph-rsid="002b4f80"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1f2c5a" officeooo:paragraph-rsid="002cd784"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1f2c5a" officeooo:paragraph-rsid="002ed523"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cd784" officeooo:paragraph-rsid="002cd784"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cd784" officeooo:paragraph-rsid="00322c86"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ed523" officeooo:paragraph-rsid="002ed523"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ed523" officeooo:paragraph-rsid="003045ec"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3045ec" officeooo:paragraph-rsid="003045ec"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31925b" officeooo:paragraph-rsid="0031925b"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322c86" officeooo:paragraph-rsid="00322c86"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b4f80" officeooo:paragraph-rsid="00322c86"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outline="false" style:text-line-through-style="none" style:text-line-through-type="none" style:font-name="Arial1" fo:font-size="11pt" fo:font-style="normal" fo:text-shadow="none" style:text-underline-style="none" fo:font-weight="normal" officeooo:rsid="00390226" officeooo:paragraph-rsid="0071f332" style:text-blinking="false" fo:background-color="transparent" style:font-size-asian="9.60000038146973pt" style:font-style-asian="normal" style:font-weight-asian="normal" style:font-size-complex="11pt" style:font-style-complex="normal" style:font-weight-complex="normal" style:text-overline-style="none" style:text-overline-color="font-color"/>
    </style:style>
    <style:style style:name="P66" style:family="paragraph" style:parent-style-name="Text_20_body">
      <style:paragraph-properties fo:margin-top="0in" fo:margin-bottom="0in" loext:contextual-spacing="false" fo:line-height="138%" style:writing-mode="lr-tb"/>
      <style:text-properties fo:font-variant="normal" fo:text-transform="none" fo:color="#00000a" style:text-line-through-style="none" style:text-line-through-type="none" style:font-name="Arial2" fo:font-size="11pt" fo:font-style="normal" style:text-underline-style="none" fo:font-weight="normal" officeooo:rsid="002659d2" officeooo:paragraph-rsid="002659d2" style:text-blinking="false" fo:background-color="transparent" style:font-size-asian="11pt" style:font-style-asian="normal" style:font-weight-asian="normal" style:font-size-complex="11pt" style:font-style-complex="normal" style:font-weight-complex="normal"/>
    </style:style>
    <style:style style:name="P67" style:family="paragraph" style:parent-style-name="Text_20_body">
      <style:paragraph-properties fo:margin-top="0in" fo:margin-bottom="0in" loext:contextual-spacing="false" fo:line-height="138%" style:writing-mode="lr-tb"/>
      <style:text-properties fo:font-variant="normal" fo:text-transform="none" fo:color="#00000a" style:text-line-through-style="none" style:text-line-through-type="none" style:font-name="Arial2" fo:font-size="11pt" fo:font-style="normal" style:text-underline-style="none" fo:font-weight="normal" officeooo:rsid="00373099" officeooo:paragraph-rsid="0035b061" style:text-blinking="false" fo:background-color="transparent" style:font-size-asian="11pt" style:font-style-asian="normal" style:font-weight-asian="normal" style:font-size-complex="11pt" style:font-style-complex="normal" style:font-weight-complex="normal"/>
    </style:style>
    <style:style style:name="P68" style:family="paragraph" style:parent-style-name="Text_20_body">
      <style:paragraph-properties fo:margin-top="0in" fo:margin-bottom="0in" loext:contextual-spacing="false" fo:line-height="138%" style:writing-mode="lr-tb"/>
      <style:text-properties style:font-name="Arial2" fo:font-size="14pt" fo:font-style="normal" fo:font-weight="bold" officeooo:rsid="00156921" officeooo:paragraph-rsid="00162656" style:font-size-asian="12.25pt" style:font-style-asian="normal" style:font-weight-asian="bold" style:font-size-complex="14pt" style:font-style-complex="normal" style:font-weight-complex="bold"/>
    </style:style>
    <style:style style:name="P69" style:family="paragraph" style:parent-style-name="Text_20_body">
      <style:paragraph-properties fo:margin-top="0in" fo:margin-bottom="0in" loext:contextual-spacing="false" fo:line-height="138%" style:writing-mode="lr-tb"/>
      <style:text-properties style:font-name="Arial2" fo:font-size="14pt" fo:font-style="normal" fo:font-weight="bold" officeooo:rsid="00156921" officeooo:paragraph-rsid="001d8494" style:font-size-asian="14pt" style:font-style-asian="normal" style:font-weight-asian="bold" style:font-size-complex="14pt" style:font-style-complex="normal" style:font-weight-complex="bold"/>
    </style:style>
    <style:style style:name="P70" style:family="paragraph" style:parent-style-name="Text_20_body">
      <style:paragraph-properties fo:margin-top="0in" fo:margin-bottom="0in" loext:contextual-spacing="false" fo:line-height="138%" style:writing-mode="lr-tb"/>
      <style:text-properties style:font-name="Arial2" fo:font-size="14pt" fo:font-style="normal" fo:font-weight="bold" officeooo:rsid="001d8494" officeooo:paragraph-rsid="001d8494" style:font-size-asian="14pt" style:font-style-asian="normal" style:font-weight-asian="bold" style:font-size-complex="14pt" style:font-style-complex="normal" style:font-weight-complex="bold"/>
    </style:style>
    <style:style style:name="P71"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1f2c5a" officeooo:paragraph-rsid="005676c1" style:font-size-asian="9.60000038146973pt" style:font-style-asian="normal" style:font-weight-asian="normal" style:font-size-complex="11pt" style:font-style-complex="normal" style:font-weight-complex="normal"/>
    </style:style>
    <style:style style:name="P72"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1f2c5a" officeooo:paragraph-rsid="006eb579" style:font-size-asian="9.60000038146973pt" style:font-style-asian="normal" style:font-weight-asian="normal" style:font-size-complex="11pt" style:font-style-complex="normal" style:font-weight-complex="normal"/>
    </style:style>
    <style:style style:name="P73"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2659d2" officeooo:paragraph-rsid="002659d2" style:font-size-asian="9.60000038146973pt" style:font-style-asian="normal" style:font-weight-asian="normal" style:font-size-complex="11pt" style:font-style-complex="normal" style:font-weight-complex="normal"/>
    </style:style>
    <style:style style:name="P74"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58ba01" officeooo:paragraph-rsid="00848d3a" style:font-size-asian="9.60000038146973pt" style:font-style-asian="normal" style:font-weight-asian="normal" style:font-size-complex="11pt" style:font-style-complex="normal" style:font-weight-complex="normal"/>
    </style:style>
    <style:style style:name="P75" style:family="paragraph" style:parent-style-name="Text_20_body">
      <style:paragraph-properties fo:margin-top="0in" fo:margin-bottom="0in" loext:contextual-spacing="false" fo:line-height="138%" style:writing-mode="lr-tb"/>
      <style:text-properties style:font-name="Arial2" fo:font-size="11pt" fo:font-style="normal" fo:font-weight="normal" officeooo:rsid="00848d3a" officeooo:paragraph-rsid="00848d3a" style:font-size-asian="9.60000038146973pt" style:font-style-asian="normal" style:font-weight-asian="normal" style:font-size-complex="11pt" style:font-style-complex="normal" style:font-weight-complex="normal"/>
    </style:style>
    <style:style style:name="P76" style:family="paragraph" style:parent-style-name="Text_20_body">
      <style:paragraph-properties fo:margin-top="0in" fo:margin-bottom="0in" loext:contextual-spacing="false" fo:line-height="138%" style:writing-mode="lr-tb"/>
      <style:text-properties style:font-name="Arial2" fo:font-size="11pt" fo:font-style="normal" fo:font-weight="bold" officeooo:rsid="001d8494" officeooo:paragraph-rsid="001d8494" style:font-size-asian="9.60000038146973pt" style:font-style-asian="normal" style:font-weight-asian="bold" style:font-size-complex="11pt" style:font-style-complex="normal" style:font-weight-complex="bold"/>
    </style:style>
    <style:style style:name="P77" style:family="paragraph" style:parent-style-name="Text_20_body">
      <style:paragraph-properties fo:margin-top="0in" fo:margin-bottom="0in" loext:contextual-spacing="false" fo:line-height="138%" style:writing-mode="lr-tb"/>
      <style:text-properties style:font-name="Arial2" fo:font-size="11pt" fo:font-style="normal" fo:font-weight="bold" officeooo:rsid="001f2c5a" officeooo:paragraph-rsid="001f2c5a" style:font-size-asian="9.60000038146973pt" style:font-style-asian="normal" style:font-weight-asian="bold" style:font-size-complex="11pt" style:font-style-complex="normal" style:font-weight-complex="bold"/>
    </style:style>
    <style:style style:name="P78" style:family="paragraph" style:parent-style-name="Text_20_body">
      <style:paragraph-properties fo:margin-top="0in" fo:margin-bottom="0in" loext:contextual-spacing="false" fo:line-height="138%" style:writing-mode="lr-tb"/>
      <style:text-properties style:font-name="Arial2" fo:font-size="11pt" fo:font-style="italic" fo:font-weight="bold" officeooo:rsid="001d8494" officeooo:paragraph-rsid="001d8494" style:font-size-asian="9.60000038146973pt" style:font-style-asian="italic" style:font-weight-asian="bold" style:font-size-complex="11pt" style:font-style-complex="italic" style:font-weight-complex="bold"/>
    </style:style>
    <style:style style:name="P79" style:family="paragraph" style:parent-style-name="Text_20_body">
      <style:paragraph-properties fo:margin-top="0in" fo:margin-bottom="0in" loext:contextual-spacing="false" fo:line-height="138%" style:writing-mode="lr-tb"/>
      <style:text-properties style:font-name="Arial2" fo:font-size="11pt" fo:font-style="italic" fo:font-weight="bold" officeooo:rsid="001f2c5a" officeooo:paragraph-rsid="00322c86" style:font-size-asian="9.60000038146973pt" style:font-style-asian="italic" style:font-weight-asian="bold" style:font-size-complex="11pt" style:font-style-complex="italic" style:font-weight-complex="bold"/>
    </style:style>
    <style:style style:name="P80" style:family="paragraph" style:parent-style-name="Text_20_body">
      <style:paragraph-properties fo:margin-top="0in" fo:margin-bottom="0in" loext:contextual-spacing="false" fo:line-height="138%" style:writing-mode="lr-tb"/>
      <style:text-properties style:font-name="Arial2" fo:font-size="11pt" fo:font-style="italic" fo:font-weight="normal" officeooo:rsid="0035b061" officeooo:paragraph-rsid="0035b061" style:font-size-asian="9.60000038146973pt" style:font-style-asian="italic" style:font-weight-asian="normal" style:font-size-complex="11pt" style:font-style-complex="italic" style:font-weight-complex="normal"/>
    </style:style>
    <style:style style:name="P81" style:family="paragraph" style:parent-style-name="Text_20_body">
      <style:paragraph-properties fo:margin-top="0in" fo:margin-bottom="0in" loext:contextual-spacing="false" fo:line-height="138%" style:writing-mode="lr-tb"/>
      <style:text-properties fo:font-size="8pt" style:font-size-asian="8pt" style:font-size-complex="8pt"/>
    </style:style>
    <style:style style:name="P82" style:family="paragraph" style:parent-style-name="Text_20_body">
      <style:paragraph-properties fo:margin-top="0in" fo:margin-bottom="0in" loext:contextual-spacing="false" fo:line-height="138%" style:writing-mode="lr-tb"/>
      <style:text-properties officeooo:rsid="004e994a" officeooo:paragraph-rsid="004e994a"/>
    </style:style>
    <style:style style:name="P83"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2b4f80" officeooo:paragraph-rsid="002ed523" style:text-blinking="false" fo:background-color="transparent"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322c86" officeooo:paragraph-rsid="00322c86" style:text-blinking="false" fo:background-color="transparent" style:font-size-asian="9.60000038146973pt" style:font-style-asian="normal" style:font-weight-asian="normal" style:font-size-complex="11pt" style:font-style-complex="normal" style:font-weight-complex="normal"/>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b4f80" officeooo:paragraph-rsid="002b4f80"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b4f80" officeooo:paragraph-rsid="002ed523"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cd784" officeooo:paragraph-rsid="002cd784"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cd784" officeooo:paragraph-rsid="00322c86"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322c86" officeooo:paragraph-rsid="00322c86"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cd784" officeooo:paragraph-rsid="002cd784" style:font-size-asian="11pt" style:font-style-asian="normal" style:font-weight-asian="bold" style:font-size-complex="11pt" style:font-style-complex="normal" style:font-weight-complex="bold"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cd784" officeooo:paragraph-rsid="00322c86" style:font-size-asian="11pt" style:font-style-asian="normal" style:font-weight-asian="bold" style:font-size-complex="11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b4f80" officeooo:paragraph-rsid="002b4f80" style:font-size-asian="11pt" style:font-style-asian="normal" style:font-weight-asian="bold" style:font-size-complex="11pt" style:font-style-complex="normal" style:font-weight-complex="bold"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bold" officeooo:rsid="002b4f80" officeooo:paragraph-rsid="002ed523" style:font-size-asian="11pt" style:font-style-asian="normal" style:font-weight-asian="bold" style:font-size-complex="11pt" style:font-style-complex="normal" style:font-weight-complex="bold"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1f332" officeooo:paragraph-rsid="0071f33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font-variant="normal" fo:text-transform="none" fo:color="#000000" style:text-outline="false" style:text-line-through-style="none" style:text-line-through-type="none" style:font-name="Arial2" fo:font-size="11pt" fo:font-style="normal" fo:text-shadow="none" style:text-underline-style="none" fo:font-weight="normal" officeooo:rsid="002b4f80" officeooo:paragraph-rsid="002ed523"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Standard">
      <style:paragraph-properties fo:text-align="start" style:justify-single-word="false"/>
      <style:text-properties fo:color="#000000" style:text-outline="false" style:text-line-through-style="none" style:text-line-through-type="none" style:font-name="Arial2" fo:font-size="11pt" fo:font-style="normal" fo:text-shadow="none" style:text-underline-style="none" fo:font-weight="normal" officeooo:rsid="002b4f80" officeooo:paragraph-rsid="002ed523"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Standard">
      <style:paragraph-properties fo:text-align="start" style:justify-single-word="false"/>
      <style:text-properties officeooo:paragraph-rsid="0031925b"/>
    </style:style>
    <style:style style:name="P99" style:family="paragraph" style:parent-style-name="Standard">
      <style:text-properties style:font-name="Arial3" fo:font-size="12pt"/>
    </style:style>
    <style:style style:name="P100" style:family="paragraph" style:parent-style-name="Standard">
      <style:paragraph-properties fo:margin-left="0.3335in" fo:margin-right="0in" fo:margin-top="0in" fo:margin-bottom="0.0972in" loext:contextual-spacing="false" fo:line-height="120%" fo:text-indent="-0.3335in" style:auto-text-indent="false"/>
      <style:text-properties style:font-name="Arial3" fo:font-size="12pt"/>
    </style:style>
    <style:style style:name="P10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61c431" officeooo:paragraph-rsid="00848d3a" style:text-blinking="false" fo:background-color="transparent" style:font-size-asian="9.60000038146973pt" style:font-style-asian="normal" style:font-weight-asian="normal" style:font-size-complex="11pt" style:font-style-complex="normal" style:font-weight-complex="normal"/>
    </style:style>
    <style:style style:name="T1" style:family="text">
      <style:text-properties fo:font-variant="normal" fo:text-transform="none" fo:color="#000000" style:text-line-through-style="none" style:text-line-through-type="none" style:font-name="Arial" fo:font-size="26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26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italic" style:text-underline-style="none" fo:font-weight="normal" officeooo:rsid="00156921" style:text-blinking="false" fo:background-color="transparent" loext:char-shading-value="0" style:font-style-asian="italic" style:font-style-complex="italic"/>
    </style:style>
    <style:style style:name="T5" style:family="text">
      <style:text-properties fo:font-variant="normal" fo:text-transform="none" fo:color="#000000" style:text-line-through-style="none" style:text-line-through-type="none" style:font-name="Arial" fo:font-size="11pt" fo:font-style="italic" style:text-underline-style="none" fo:font-weight="normal" officeooo:rsid="00186d34" style:text-blinking="false" fo:background-color="transparent" loext:char-shading-value="0" style:font-size-asian="12.25pt" style:font-style-asian="italic" style:font-weight-asian="bold" style:font-size-complex="14pt" style:font-style-complex="italic" style:font-weight-complex="bold"/>
    </style:style>
    <style:style style:name="T6" style:family="text">
      <style:text-properties fo:font-variant="normal" fo:text-transform="none" fo:color="#000000" style:text-line-through-style="none" style:text-line-through-type="none" style:font-name="Arial" fo:font-size="11pt" fo:font-style="italic" style:text-underline-style="none" fo:font-weight="normal" officeooo:rsid="001a2a89" style:text-blinking="false" fo:background-color="transparent" loext:char-shading-value="0" style:font-size-asian="12.25pt" style:font-style-asian="italic" style:font-weight-asian="bold" style:font-size-complex="14pt" style:font-style-complex="italic" style:font-weight-complex="bold"/>
    </style:style>
    <style:style style:name="T7" style:family="text">
      <style:text-properties fo:font-variant="normal" fo:text-transform="none" fo:color="#000000" style:text-line-through-style="none" style:text-line-through-type="none" style:font-name="Arial" fo:font-size="11pt" fo:font-style="italic" style:text-underline-style="none" fo:font-weight="normal" officeooo:rsid="001bf302" style:text-blinking="false" fo:background-color="transparent" loext:char-shading-value="0" style:font-size-asian="12.25pt" style:font-style-asian="italic" style:font-weight-asian="bold" style:font-size-complex="14pt" style:font-style-complex="italic" style:font-weight-complex="bold"/>
    </style:style>
    <style:style style:name="T8" style:family="text">
      <style:text-properties fo:font-variant="normal" fo:text-transform="none" fo:color="#000000" style:text-line-through-style="none" style:text-line-through-type="none" style:font-name="Arial" fo:font-size="11pt" fo:font-style="italic" style:text-underline-style="none" fo:font-weight="normal" officeooo:rsid="00529ebe" style:text-blinking="false" fo:background-color="transparent" loext:char-shading-value="0" style:font-size-asian="12.25pt" style:font-style-asian="italic" style:font-weight-asian="bold" style:font-size-complex="14pt" style:font-style-complex="italic" style:font-weight-complex="bold"/>
    </style:style>
    <style:style style:name="T9" style:family="text">
      <style:text-properties fo:font-variant="normal" fo:text-transform="none" fo:color="#000000" style:text-line-through-style="none" style:text-line-through-type="none" style:font-name="Arial" fo:font-size="11pt" fo:font-style="italic" style:text-underline-style="none" fo:font-weight="normal" officeooo:rsid="001a50c6" style:text-blinking="false" fo:background-color="transparent" loext:char-shading-value="0" style:font-size-asian="12.25pt" style:font-style-asian="italic" style:font-weight-asian="bold" style:font-size-complex="14pt" style:font-style-complex="italic" style:font-weight-complex="bold"/>
    </style:style>
    <style:style style:name="T10"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1pt" fo:font-style="normal" style:text-underline-style="none" fo:font-weight="normal" officeooo:rsid="00156921" style:text-blinking="false" fo:background-color="transparent" loext:char-shading-value="0"/>
    </style:style>
    <style:style style:name="T12" style:family="text">
      <style:text-properties fo:font-variant="normal" fo:text-transform="none" fo:color="#000000" style:text-line-through-style="none" style:text-line-through-type="none" style:font-name="Arial" fo:font-size="11pt" fo:font-style="normal" style:text-underline-style="none" fo:font-weight="normal" officeooo:rsid="00156921" style:text-blinking="false" fo:background-color="transparent" loext:char-shading-value="0" style:font-style-asian="normal" style:font-style-complex="normal"/>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officeooo:rsid="0064fc81" style:text-blinking="false" fo:background-color="transparent" loext:char-shading-value="0" style:font-style-asian="normal" style:font-style-complex="normal"/>
    </style:style>
    <style:style style:name="T14" style:family="text">
      <style:text-properties fo:font-variant="normal" fo:text-transform="none" fo:color="#000000" style:text-line-through-style="none" style:text-line-through-type="none" style:font-name="Arial" fo:font-size="11pt" fo:font-style="normal" style:text-underline-style="none" fo:font-weight="normal" officeooo:rsid="00656579" style:text-blinking="false" fo:background-color="transparent" loext:char-shading-value="0" style:font-style-asian="normal" style:font-style-complex="normal"/>
    </style:style>
    <style:style style:name="T15" style:family="text">
      <style:text-properties fo:font-variant="normal" fo:text-transform="none" fo:color="#000000" style:text-line-through-style="none" style:text-line-through-type="none" style:font-name="Arial" fo:font-size="11pt" fo:font-style="normal" style:text-underline-style="none" fo:font-weight="normal" officeooo:rsid="00162656" style:text-blinking="false" fo:background-color="transparent" loext:char-shading-value="0"/>
    </style:style>
    <style:style style:name="T16"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font-size-asian="12.25pt" style:font-style-asian="normal" style:font-weight-asian="bold" style:font-size-complex="14pt" style:font-style-complex="normal" style:font-weight-complex="bold"/>
    </style:style>
    <style:style style:name="T17" style:family="text">
      <style:text-properties fo:font-variant="normal" fo:text-transform="none" fo:color="#000000" style:text-line-through-style="none" style:text-line-through-type="none" style:font-name="Arial" fo:font-size="11pt" fo:font-style="normal" style:text-underline-style="none" fo:font-weight="normal" officeooo:rsid="00186d34" style:text-blinking="false" fo:background-color="transparent" loext:char-shading-value="0" style:font-size-asian="12.25pt" style:font-style-asian="normal" style:font-weight-asian="bold" style:font-size-complex="14pt" style:font-style-complex="normal" style:font-weight-complex="bold"/>
    </style:style>
    <style:style style:name="T18" style:family="text">
      <style:text-properties fo:font-variant="normal" fo:text-transform="none" fo:color="#000000" style:text-line-through-style="none" style:text-line-through-type="none" style:font-name="Arial" fo:font-size="11pt" fo:font-style="normal" style:text-underline-style="none" fo:font-weight="normal" officeooo:rsid="001a2a89" style:text-blinking="false" fo:background-color="transparent" loext:char-shading-value="0" style:font-size-asian="12.25pt" style:font-style-asian="normal" style:font-weight-asian="bold" style:font-size-complex="14pt" style:font-style-complex="normal" style:font-weight-complex="bold"/>
    </style:style>
    <style:style style:name="T19" style:family="text">
      <style:text-properties fo:font-variant="normal" fo:text-transform="none" fo:color="#000000" style:text-line-through-style="none" style:text-line-through-type="none" style:font-name="Arial" fo:font-size="11pt" fo:font-style="normal" style:text-underline-style="none" fo:font-weight="normal" officeooo:rsid="001a50c6" style:text-blinking="false" fo:background-color="transparent" loext:char-shading-value="0" style:font-size-asian="12.25pt" style:font-style-asian="normal" style:font-weight-asian="bold" style:font-size-complex="14pt" style:font-style-complex="normal" style:font-weight-complex="bold"/>
    </style:style>
    <style:style style:name="T20" style:family="text">
      <style:text-properties fo:font-variant="normal" fo:text-transform="none" fo:color="#000000" style:text-line-through-style="none" style:text-line-through-type="none" style:font-name="Arial" fo:font-size="11pt" fo:font-style="normal" style:text-underline-style="none" fo:font-weight="normal" officeooo:rsid="001bf302" style:text-blinking="false" fo:background-color="transparent" loext:char-shading-value="0" style:font-size-asian="12.25pt" style:font-style-asian="normal" style:font-weight-asian="bold" style:font-size-complex="14pt" style:font-style-complex="normal" style:font-weight-complex="bold"/>
    </style:style>
    <style:style style:name="T21" style:family="text">
      <style:text-properties fo:font-variant="normal" fo:text-transform="none" fo:color="#000000" style:text-line-through-style="none" style:text-line-through-type="none" style:font-name="Arial" fo:font-size="11pt" fo:font-style="normal" style:text-underline-style="none" fo:font-weight="normal" officeooo:rsid="0051b64c" style:text-blinking="false" fo:background-color="transparent" loext:char-shading-value="0" style:font-size-asian="12.25pt" style:font-style-asian="normal" style:font-weight-asian="bold" style:font-size-complex="14pt" style:font-style-complex="normal" style:font-weight-complex="bold"/>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officeooo:rsid="00529ebe" style:text-blinking="false" fo:background-color="transparent" loext:char-shading-value="0" style:font-size-asian="12.25pt" style:font-style-asian="normal" style:font-weight-asian="bold" style:font-size-complex="14pt" style:font-style-complex="normal" style:font-weight-complex="bold"/>
    </style:style>
    <style:style style:name="T23" style:family="text">
      <style:text-properties fo:font-variant="normal" fo:text-transform="none" fo:color="#000000" style:text-line-through-style="none" style:text-line-through-type="none" style:font-name="Arial" fo:font-size="11pt" fo:font-style="normal" style:text-underline-style="none" fo:font-weight="normal" officeooo:rsid="006da7c1" style:text-blinking="false" fo:background-color="transparent" loext:char-shading-value="0" style:font-size-asian="12.25pt" style:font-style-asian="normal" style:font-weight-asian="bold" style:font-size-complex="14pt" style:font-style-complex="normal" style:font-weight-complex="bold"/>
    </style:style>
    <style:style style:name="T24" style:family="text">
      <style:text-properties fo:font-variant="normal" fo:text-transform="none" fo:color="#000000" style:text-line-through-style="none" style:text-line-through-type="none" style:font-name="Arial" fo:font-size="11pt" fo:font-style="normal" style:text-underline-style="none" fo:font-weight="normal" officeooo:rsid="006e00f6" style:text-blinking="false" fo:background-color="transparent" loext:char-shading-value="0" style:font-size-asian="12.25pt" style:font-style-asian="normal" style:font-weight-asian="bold" style:font-size-complex="14pt" style:font-style-complex="normal" style:font-weight-complex="bold"/>
    </style:style>
    <style:style style:name="T25" style:family="text">
      <style:text-properties fo:font-variant="normal" fo:text-transform="none" fo:color="#000000" style:text-line-through-style="none" style:text-line-through-type="none" style:font-name="Arial" fo:font-size="11pt" fo:font-style="normal" style:text-underline-style="none" fo:font-weight="normal" officeooo:rsid="007d3049" style:text-blinking="false" fo:background-color="transparent" loext:char-shading-value="0" style:font-size-asian="12.25pt" style:font-style-asian="normal" style:font-weight-asian="bold" style:font-size-complex="14pt" style:font-style-complex="normal" style:font-weight-complex="bold"/>
    </style:style>
    <style:style style:name="T26" style:family="text">
      <style:text-properties fo:font-variant="normal" fo:text-transform="none" fo:color="#000000" style:text-line-through-style="none" style:text-line-through-type="none" style:font-name="Arial" fo:font-size="11pt" fo:font-style="normal" style:text-underline-style="none" fo:font-weight="normal" officeooo:rsid="008139fc" style:text-blinking="false" fo:background-color="transparent" loext:char-shading-value="0" style:font-size-asian="12.25pt" style:font-style-asian="normal" style:font-weight-asian="bold" style:font-size-complex="14pt" style:font-style-complex="normal" style:font-weight-complex="bold"/>
    </style:style>
    <style:style style:name="T27" style:family="text">
      <style:text-properties fo:font-variant="normal" fo:text-transform="none" fo:color="#000000" style:text-line-through-style="none" style:text-line-through-type="none" style:font-name="Arial" fo:font-size="11pt" fo:font-style="normal" style:text-underline-style="none" fo:font-weight="normal" officeooo:rsid="0082e6bd" style:text-blinking="false" fo:background-color="transparent" loext:char-shading-value="0" style:font-size-asian="12.25pt" style:font-style-asian="normal" style:font-weight-asian="bold" style:font-size-complex="14pt" style:font-style-complex="normal" style:font-weight-complex="bold"/>
    </style:style>
    <style:style style:name="T28" style:family="text">
      <style:text-properties fo:font-variant="normal" fo:text-transform="none" fo:color="#000000" style:text-line-through-style="none" style:text-line-through-type="none" style:font-name="Arial" fo:font-size="11pt" fo:font-style="normal" style:text-underline-style="none" fo:font-weight="normal" officeooo:rsid="001f2c5a" style:text-blinking="false" fo:background-color="transparent" loext:char-shading-value="0" style:font-size-asian="9.60000038146973pt" style:font-style-asian="normal" style:font-weight-asian="normal" style:font-size-complex="11pt" style:font-style-complex="normal" style:font-weight-complex="normal"/>
    </style:style>
    <style:style style:name="T29" style:family="text">
      <style:text-properties fo:font-variant="normal" fo:text-transform="none" fo:color="#000000" style:text-line-through-style="none" style:text-line-through-type="none" style:font-name="Arial" fo:font-size="11pt" fo:font-style="normal" style:text-underline-style="none" fo:font-weight="normal" officeooo:rsid="002a46a3"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0" style:family="text">
      <style:text-properties fo:font-variant="normal" fo:text-transform="none" fo:color="#000000" style:text-line-through-style="none" style:text-line-through-type="none" style:font-name="Arial" fo:font-size="11pt" fo:font-style="normal" style:text-underline-style="none" fo:font-weight="normal" officeooo:rsid="002a67df"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1" style:family="text">
      <style:text-properties fo:font-variant="normal" fo:text-transform="none" fo:color="#000000" style:text-line-through-style="none" style:text-line-through-type="none" style:font-name="Arial" fo:font-size="11pt" fo:font-style="normal" style:text-underline-style="none" fo:font-weight="normal" officeooo:rsid="002b4f80"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2" style:family="text">
      <style:text-properties fo:font-variant="normal" fo:text-transform="none" fo:color="#000000" style:text-line-through-style="none" style:text-line-through-type="none" style:font-name="Arial" fo:font-size="11pt" fo:font-style="normal" style:text-underline-style="none" fo:font-weight="normal" officeooo:rsid="005dc1d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33" style:family="text">
      <style:text-properties fo:font-variant="normal" fo:text-transform="none" fo:color="#000000" style:text-line-through-style="none" style:text-line-through-type="none" style:font-name="Arial" fo:font-size="11pt" fo:font-style="normal" style:text-underline-style="none" fo:font-weight="normal" officeooo:rsid="0064fc81" style:text-blinking="false" fo:background-color="transparent" loext:char-shading-value="0"/>
    </style:style>
    <style:style style:name="T34" style:family="text">
      <style:text-properties fo:font-variant="normal" fo:text-transform="none" fo:color="#000000" style:text-line-through-style="none" style:text-line-through-type="none" style:font-name="Arial" style:text-underline-style="none" style:text-blinking="false" fo:background-color="transparent" loext:char-shading-value="0"/>
    </style:style>
    <style:style style:name="T35" style:family="text">
      <style:text-properties fo:font-variant="normal" fo:text-transform="none" fo:color="#000000" style:text-line-through-style="none" style:text-line-through-type="none" style:font-name="Arial" style:text-underline-style="none" officeooo:rsid="001bf302" style:text-blinking="false" fo:background-color="transparent" loext:char-shading-value="0"/>
    </style:style>
    <style:style style:name="T36" style:family="text">
      <style:text-properties fo:font-variant="normal" fo:text-transform="none" fo:color="#000000" style:text-line-through-style="none" style:text-line-through-type="none" style:font-name="Arial" style:text-underline-style="none" officeooo:rsid="001d8494" style:text-blinking="false" fo:background-color="transparent" loext:char-shading-value="0"/>
    </style:style>
    <style:style style:name="T37" style:family="text">
      <style:text-properties fo:font-variant="normal" fo:text-transform="none" fo:color="#000000" style:text-line-through-style="none" style:text-line-through-type="none" style:font-name="Arial" style:text-underline-style="none" officeooo:rsid="002477d0" style:text-blinking="false" fo:background-color="transparent" loext:char-shading-value="0"/>
    </style:style>
    <style:style style:name="T38" style:family="text">
      <style:text-properties fo:font-variant="normal" fo:text-transform="none" fo:color="#000000" style:text-line-through-style="none" style:text-line-through-type="none" style:font-name="Arial" style:text-underline-style="none" officeooo:rsid="004c6ac6" style:text-blinking="false" fo:background-color="transparent" loext:char-shading-value="0"/>
    </style:style>
    <style:style style:name="T39" style:family="text">
      <style:text-properties fo:font-variant="normal" fo:text-transform="none" fo:color="#000000" style:text-line-through-style="none" style:text-line-through-type="none" style:font-name="Arial" style:text-underline-style="none" officeooo:rsid="005676c1" style:text-blinking="false" fo:background-color="transparent" loext:char-shading-value="0"/>
    </style:style>
    <style:style style:name="T40" style:family="text">
      <style:text-properties fo:font-variant="normal" fo:text-transform="none" fo:color="#000000" style:text-line-through-style="none" style:text-line-through-type="none" style:font-name="Arial" style:text-underline-style="none" officeooo:rsid="00593069" style:text-blinking="false" fo:background-color="transparent" loext:char-shading-value="0"/>
    </style:style>
    <style:style style:name="T41" style:family="text">
      <style:text-properties fo:font-variant="normal" fo:text-transform="none" fo:color="#000000" style:text-line-through-style="none" style:text-line-through-type="none" style:font-name="Arial" style:text-underline-style="none" officeooo:rsid="005ef843" style:text-blinking="false" fo:background-color="transparent" loext:char-shading-value="0"/>
    </style:style>
    <style:style style:name="T42" style:family="text">
      <style:text-properties fo:font-variant="normal" fo:text-transform="none" fo:color="#000000" style:text-line-through-style="none" style:text-line-through-type="none" style:font-name="Arial" style:text-underline-style="none" officeooo:rsid="0061c431" style:text-blinking="false" fo:background-color="transparent" loext:char-shading-value="0"/>
    </style:style>
    <style:style style:name="T43" style:family="text">
      <style:text-properties fo:font-variant="normal" fo:text-transform="none" fo:color="#000000" style:text-line-through-style="none" style:text-line-through-type="none" style:font-name="Arial" style:text-underline-style="none" officeooo:rsid="0064fc81" style:text-blinking="false" fo:background-color="transparent" loext:char-shading-value="0"/>
    </style:style>
    <style:style style:name="T44" style:family="text">
      <style:text-properties fo:font-variant="normal" fo:text-transform="none" fo:color="#000000" style:text-line-through-style="none" style:text-line-through-type="none" style:font-name="Arial" style:text-underline-style="none" officeooo:rsid="006eb579" style:text-blinking="false" fo:background-color="transparent" loext:char-shading-value="0"/>
    </style:style>
    <style:style style:name="T45" style:family="text">
      <style:text-properties fo:font-variant="normal" fo:text-transform="none" fo:color="#000000" style:text-line-through-style="none" style:text-line-through-type="none" style:font-name="Arial" style:text-underline-style="none" officeooo:rsid="0071f332" style:text-blinking="false" fo:background-color="transparent" loext:char-shading-value="0"/>
    </style:style>
    <style:style style:name="T46" style:family="text">
      <style:text-properties fo:font-variant="normal" fo:text-transform="none" fo:color="#000000" style:text-line-through-style="none" style:text-line-through-type="none" style:font-name="Arial" style:text-underline-style="none" officeooo:rsid="0082e6bd" style:text-blinking="false" fo:background-color="transparent" loext:char-shading-value="0"/>
    </style:style>
    <style:style style:name="T47" style:family="text">
      <style:text-properties fo:font-variant="normal" fo:text-transform="none" fo:color="#000000" style:text-line-through-style="none" style:text-line-through-type="none" style:font-name="Arial" style:text-underline-style="none" officeooo:rsid="00848d3a" style:text-blinking="false" fo:background-color="transparent" loext:char-shading-value="0"/>
    </style:style>
    <style:style style:name="T48" style:family="text">
      <style:text-properties fo:font-variant="normal" fo:text-transform="none" fo:color="#000000" style:text-line-through-style="none" style:text-line-through-type="none" style:font-name="Arial" style:text-underline-style="none" officeooo:rsid="0085b1ab" style:text-blinking="false" fo:background-color="transparent" loext:char-shading-value="0"/>
    </style:style>
    <style:style style:name="T49" style:family="text">
      <style:text-properties fo:font-variant="normal" fo:text-transform="none" fo:color="#000000" style:text-line-through-style="none" style:text-line-through-type="none" style:font-name="Arial" style:text-underline-style="none" style:text-blinking="false" fo:background-color="#ffffff" loext:char-shading-value="0"/>
    </style:style>
    <style:style style:name="T50" style:family="text">
      <style:text-properties fo:font-variant="normal" fo:text-transform="none" fo:color="#000000" style:text-line-through-style="none" style:text-line-through-type="none" style:font-name="Arial" style:text-underline-style="none" officeooo:rsid="00205425" style:text-blinking="false" fo:background-color="#ffffff" loext:char-shading-value="0"/>
    </style:style>
    <style:style style:name="T51" style:family="text">
      <style:text-properties fo:font-variant="normal" fo:text-transform="none" fo:color="#000000" style:text-line-through-style="none" style:text-line-through-type="none" style:font-name="Arial" style:text-underline-style="none" officeooo:rsid="0020fe6e" style:text-blinking="false" fo:background-color="#ffffff" loext:char-shading-value="0"/>
    </style:style>
    <style:style style:name="T52" style:family="text">
      <style:text-properties fo:font-variant="normal" fo:text-transform="none" fo:color="#000000" style:text-line-through-style="none" style:text-line-through-type="none" style:font-name="Arial" style:text-underline-style="none" officeooo:rsid="002760f3" style:text-blinking="false" fo:background-color="#ffffff" loext:char-shading-value="0"/>
    </style:style>
    <style:style style:name="T53" style:family="text">
      <style:text-properties fo:font-variant="normal" fo:text-transform="none" fo:color="#000000" style:text-line-through-style="none" style:text-line-through-type="none" style:font-name="Arial" style:text-underline-style="none" officeooo:rsid="0046c7e0" style:text-blinking="false" fo:background-color="#ffffff" loext:char-shading-value="0"/>
    </style:style>
    <style:style style:name="T54" style:family="text">
      <style:text-properties fo:font-variant="normal" fo:text-transform="none" fo:color="#000000" style:text-line-through-style="none" style:text-line-through-type="none" style:font-name="Arial" style:text-underline-style="none" officeooo:rsid="005676c1" style:text-blinking="false" fo:background-color="#ffffff" loext:char-shading-value="0"/>
    </style:style>
    <style:style style:name="T55" style:family="text">
      <style:text-properties fo:font-variant="normal" fo:text-transform="none" fo:color="#000000" style:text-line-through-style="none" style:text-line-through-type="none" style:font-name="Arial" style:text-underline-style="none" officeooo:rsid="005ef843" style:text-blinking="false" fo:background-color="#ffffff" loext:char-shading-value="0"/>
    </style:style>
    <style:style style:name="T56" style:family="text">
      <style:text-properties fo:font-variant="normal" fo:text-transform="none" fo:color="#000000" style:text-line-through-style="none" style:text-line-through-type="none" style:font-name="Arial" style:text-underline-style="none" officeooo:rsid="006e00f6" style:text-blinking="false" fo:background-color="#ffffff" loext:char-shading-value="0"/>
    </style:style>
    <style:style style:name="T57" style:family="text">
      <style:text-properties fo:font-variant="normal" fo:text-transform="none" fo:color="#000000" style:text-line-through-style="none" style:text-line-through-type="none" style:font-name="Arial" style:text-underline-style="none" officeooo:rsid="00703e70" style:text-blinking="false" fo:background-color="#ffffff" loext:char-shading-value="0"/>
    </style:style>
    <style:style style:name="T58" style:family="text">
      <style:text-properties fo:font-variant="normal" fo:text-transform="none" fo:color="#000000" style:text-line-through-style="none" style:text-line-through-type="none" style:font-name="Arial" style:text-underline-style="none" officeooo:rsid="0061c431" style:text-blinking="false" fo:background-color="#ffff00" loext:char-shading-value="0"/>
    </style:style>
    <style:style style:name="T59" style:family="text">
      <style:text-properties fo:font-variant="normal" fo:text-transform="none" fo:color="#000000" style:text-line-through-style="none" style:text-line-through-type="none" style:font-name="Arial" fo:font-style="normal" style:text-underline-style="none" style:text-blinking="false" fo:background-color="transparent" loext:char-shading-value="0" style:font-style-asian="normal" style:font-style-complex="normal"/>
    </style:style>
    <style:style style:name="T60" style:family="text">
      <style:text-properties fo:font-variant="normal" fo:text-transform="none" fo:color="#000000" style:text-line-through-style="none" style:text-line-through-type="none" style:font-name="Arial" fo:font-style="normal" style:text-underline-style="none" officeooo:rsid="0071f332" style:text-blinking="false" fo:background-color="transparent" loext:char-shading-value="0" style:font-style-asian="normal" style:font-style-complex="normal"/>
    </style:style>
    <style:style style:name="T6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62" style:family="text">
      <style:text-properties fo:font-variant="normal" fo:text-transform="none" fo:color="#000000" style:text-line-through-style="none" style:text-line-through-type="none" style:font-name="Arial" fo:font-style="normal" style:text-underline-style="none" fo:font-weight="normal" style:text-blinking="false" fo:background-color="#ffffff" loext:char-shading-value="0"/>
    </style:style>
    <style:style style:name="T63" style:family="text">
      <style:text-properties fo:font-variant="normal" fo:text-transform="none" fo:color="#000000" style:text-line-through-style="none" style:text-line-through-type="none" style:font-name="Arial" fo:font-style="italic" style:text-underline-style="none" style:text-blinking="false" fo:background-color="transparent" loext:char-shading-value="0" style:font-style-asian="italic" style:font-style-complex="italic"/>
    </style:style>
    <style:style style:name="T64" style:family="text">
      <style:text-properties fo:font-variant="normal" fo:text-transform="none" fo:color="#000000" style:text-line-through-style="none" style:text-line-through-type="none" style:font-name="Arial" fo:font-style="italic" style:text-underline-style="none" officeooo:rsid="002477d0" style:text-blinking="false" fo:background-color="transparent" loext:char-shading-value="0" style:font-style-asian="italic" style:font-style-complex="italic"/>
    </style:style>
    <style:style style:name="T65" style:family="text">
      <style:text-properties fo:font-variant="normal" fo:text-transform="none" fo:color="#000000" style:text-line-through-style="none" style:text-line-through-type="none" style:font-name="Arial" fo:font-style="italic" style:text-underline-style="none" officeooo:rsid="0061c431" style:text-blinking="false" fo:background-color="transparent" loext:char-shading-value="0" style:font-style-asian="italic" style:font-style-complex="italic"/>
    </style:style>
    <style:style style:name="T66" style:family="text">
      <style:text-properties fo:font-variant="normal" fo:text-transform="none" fo:color="#000000" style:text-line-through-style="none" style:text-line-through-type="none" style:font-name="Arial" fo:font-style="italic" style:text-underline-style="none" officeooo:rsid="0020fe6e" style:text-blinking="false" fo:background-color="#ffffff" loext:char-shading-value="0" style:font-style-asian="italic" style:font-style-complex="italic"/>
    </style:style>
    <style:style style:name="T6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8" style:family="text">
      <style:text-properties fo:font-variant="normal" fo:text-transform="none" fo:color="#000000" style:text-line-through-style="none" style:text-line-through-type="none" style:text-underline-style="none" officeooo:rsid="00162656" style:text-blinking="false" fo:background-color="transparent" loext:char-shading-value="0"/>
    </style:style>
    <style:style style:name="T69" style:family="text">
      <style:text-properties fo:font-variant="normal" fo:text-transform="none" fo:color="#000000" style:text-line-through-style="none" style:text-line-through-type="none" style:text-underline-style="none" officeooo:rsid="0071f332" style:text-blinking="false" fo:background-color="transparent" loext:char-shading-value="0"/>
    </style:style>
    <style:style style:name="T70" style:family="text">
      <style:text-properties fo:font-variant="normal" fo:text-transform="none" fo:color="#000000" style:text-line-through-style="none" style:text-line-through-type="none" style:font-name="Arial1" fo:font-style="normal" style:text-underline-style="none" style:text-blinking="false" fo:background-color="transparent" loext:char-shading-value="0" style:font-style-asian="normal" style:font-style-complex="normal"/>
    </style:style>
    <style:style style:name="T71" style:family="text">
      <style:text-properties fo:font-variant="normal" fo:text-transform="none" fo:color="#000000" style:text-line-through-style="none" style:text-line-through-type="none" style:font-name="Arial1" style:text-underline-style="none" style:text-blinking="false" fo:background-color="transparent" loext:char-shading-value="0"/>
    </style:style>
    <style:style style:name="T72" style:family="text">
      <style:text-properties fo:font-variant="normal" fo:text-transform="none" fo:color="#000000" style:text-line-through-style="none" style:text-line-through-type="none" style:font-name="Arial1" style:text-underline-style="none" officeooo:rsid="0020fe6e" style:text-blinking="false" fo:background-color="#ffffff" loext:char-shading-value="0"/>
    </style:style>
    <style:style style:name="T73" style:family="text">
      <style:text-properties fo:font-variant="normal" fo:text-transform="none" fo:color="#000000" style:text-line-through-style="none" style:text-line-through-type="none" style:font-name="Arial1" fo:font-size="11pt" fo:font-style="normal" style:text-underline-style="none" fo:font-weight="normal" officeooo:rsid="005dc1dc" style:text-blinking="false" fo:background-color="transparent" loext:char-shading-value="0" style:font-size-asian="9.60000038146973pt" style:font-style-asian="normal" style:font-weight-asian="normal" style:font-size-complex="11pt" style:font-style-complex="normal" style:font-weight-complex="normal"/>
    </style:style>
    <style:style style:name="T74" style:family="text">
      <style:text-properties fo:font-variant="normal" fo:text-transform="none" fo:color="#000000" style:text-line-through-style="none" style:text-line-through-type="none" style:text-position="super 58%" style:font-name="Arial" style:text-underline-style="none" officeooo:rsid="0046c7e0" style:text-blinking="false" fo:background-color="#ffffff" loext:char-shading-value="0"/>
    </style:style>
    <style:style style:name="T75"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bf302" style:text-blinking="false" fo:background-color="transparent" loext:char-shading-value="0" style:font-size-asian="12.25pt" style:font-style-asian="normal" style:font-weight-asian="bold" style:font-size-complex="14pt" style:font-style-complex="normal" style:font-weight-complex="bold"/>
    </style:style>
    <style:style style:name="T76"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51b64c" style:text-blinking="false" fo:background-color="transparent" loext:char-shading-value="0" style:font-size-asian="12.25pt" style:font-style-asian="normal" style:font-weight-asian="bold" style:font-size-complex="14pt" style:font-style-complex="normal" style:font-weight-complex="bold"/>
    </style:style>
    <style:style style:name="T77"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a2a89" style:text-blinking="false" fo:background-color="transparent" loext:char-shading-value="0" style:font-size-asian="12.25pt" style:font-style-asian="normal" style:font-weight-asian="bold" style:font-size-complex="14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86d34" style:text-blinking="false" fo:background-color="transparent" loext:char-shading-value="0" style:font-size-asian="12.25pt" style:font-style-asian="normal" style:font-weight-asian="bold" style:font-size-complex="14pt" style:font-style-complex="normal" style:font-weight-complex="bold"/>
    </style:style>
    <style:style style:name="T79"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da7c1" style:text-blinking="false" fo:background-color="transparent" loext:char-shading-value="0" style:font-size-asian="12.25pt" style:font-style-asian="normal" style:font-weight-asian="bold" style:font-size-complex="14pt" style:font-style-complex="normal" style:font-weight-complex="bold"/>
    </style:style>
    <style:style style:name="T80"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1a50c6" style:text-blinking="false" fo:background-color="transparent" loext:char-shading-value="0" style:font-size-asian="12.25pt" style:font-style-asian="normal" style:font-weight-asian="bold" style:font-size-complex="14pt" style:font-style-complex="normal" style:font-weight-complex="bold"/>
    </style:style>
    <style:style style:name="T81" style:family="text">
      <style:text-properties fo:font-variant="normal" fo:text-transform="none" fo:color="#000000" style:text-line-through-style="none" style:text-line-through-type="none" style:text-position="0% 100%" style:font-name="Arial" style:text-underline-style="none" officeooo:rsid="00703e70" style:text-blinking="false" fo:background-color="#ffffff" loext:char-shading-value="0"/>
    </style:style>
    <style:style style:name="T82" style:family="text">
      <style:text-properties fo:font-variant="normal" fo:text-transform="none" fo:color="#000000" style:text-line-through-style="none" style:text-line-through-type="none" style:text-position="0% 100%" style:font-name="Arial" style:text-underline-style="none" officeooo:rsid="00593069" style:text-blinking="false" fo:background-color="transparent" loext:char-shading-value="0"/>
    </style:style>
    <style:style style:name="T83" style:family="text">
      <style:text-properties fo:font-variant="normal" fo:text-transform="none" fo:color="#00000a" style:text-line-through-style="none" style:text-line-through-type="none" style:font-name="Arial2" fo:font-size="11pt" fo:font-style="normal" style:text-underline-style="none" fo:font-weight="normal" officeooo:rsid="002659d2" style:text-blinking="false" fo:background-color="transparent" loext:char-shading-value="0" style:font-size-asian="11pt" style:font-style-asian="normal" style:font-weight-asian="normal" style:font-size-complex="11pt" style:font-style-complex="normal" style:font-weight-complex="normal"/>
    </style:style>
    <style:style style:name="T84" style:family="text">
      <style:text-properties fo:font-variant="normal" fo:text-transform="none" fo:color="#00000a" style:text-line-through-style="none" style:text-line-through-type="none" style:font-name="Arial2" fo:font-size="11pt" fo:font-style="normal" style:text-underline-style="none" fo:font-weight="normal" officeooo:rsid="002a67df" style:text-blinking="false" fo:background-color="transparent" loext:char-shading-value="0" style:font-size-asian="11pt" style:font-style-asian="normal" style:font-weight-asian="normal" style:font-size-complex="11pt" style:font-style-complex="normal" style:font-weight-complex="normal"/>
    </style:style>
    <style:style style:name="T85" style:family="text">
      <style:text-properties fo:font-variant="normal" fo:text-transform="none" fo:color="#00000a" style:text-line-through-style="none" style:text-line-through-type="none" style:font-name="Arial2" fo:font-size="11pt" fo:font-style="normal" style:text-underline-style="none" fo:font-weight="normal" officeooo:rsid="00281266" style:text-blinking="false" fo:background-color="transparent" loext:char-shading-value="0" style:font-size-asian="11pt" style:font-style-asian="normal" style:font-weight-asian="normal" style:font-size-complex="11pt" style:font-style-complex="normal" style:font-weight-complex="normal"/>
    </style:style>
    <style:style style:name="T86" style:family="text">
      <style:text-properties fo:font-variant="normal" fo:text-transform="none" fo:color="#00000a" style:text-line-through-style="none" style:text-line-through-type="none" style:font-name="Arial2" fo:font-size="11pt" fo:font-style="normal" style:text-underline-style="none" fo:font-weight="normal" officeooo:rsid="002b4f80" style:text-blinking="false" fo:background-color="transparent" loext:char-shading-value="0" style:font-size-asian="11pt" style:font-style-asian="normal" style:font-weight-asian="normal" style:font-size-complex="11pt" style:font-style-complex="normal" style:font-weight-complex="normal"/>
    </style:style>
    <style:style style:name="T87" style:family="text">
      <style:text-properties fo:font-variant="normal" fo:text-transform="none" fo:color="#00000a" style:text-line-through-style="none" style:text-line-through-type="none" fo:font-style="normal" style:text-underline-style="none" style:text-blinking="false" fo:background-color="transparent" loext:char-shading-value="0" style:font-size-asian="11pt" style:font-style-asian="normal" style:font-style-complex="normal"/>
    </style:style>
    <style:style style:name="T88" style:family="text">
      <style:text-properties fo:font-variant="normal" fo:text-transform="none" fo:color="#00000a" style:text-line-through-style="none" style:text-line-through-type="none" fo:font-style="normal" style:text-underline-style="none" officeooo:rsid="002659d2" style:text-blinking="false" fo:background-color="transparent" loext:char-shading-value="0" style:font-size-asian="11pt" style:font-style-asian="normal" style:font-style-complex="normal"/>
    </style:style>
    <style:style style:name="T89" style:family="text">
      <style:text-properties fo:font-variant="normal" fo:text-transform="none" fo:color="#00000a" style:text-line-through-style="none" style:text-line-through-type="none" fo:font-style="normal" style:text-underline-style="none" officeooo:rsid="00373099" style:text-blinking="false" fo:background-color="transparent" loext:char-shading-value="0" style:font-size-asian="11pt" style:font-style-asian="normal" style:font-style-complex="normal"/>
    </style:style>
    <style:style style:name="T90" style:family="text">
      <style:text-properties fo:font-variant="normal" fo:text-transform="none" style:font-name="Arial" style:text-blinking="false" fo:background-color="transparent" loext:char-shading-value="0" style:font-size-asian="9.60000038146973pt"/>
    </style:style>
    <style:style style:name="T91" style:family="text">
      <style:text-properties fo:font-variant="normal" fo:text-transform="none" style:font-name="Arial" officeooo:rsid="001f2c5a" style:text-blinking="false" fo:background-color="transparent" loext:char-shading-value="0" style:font-size-asian="9.60000038146973pt"/>
    </style:style>
    <style:style style:name="T92" style:family="text">
      <style:text-properties fo:font-variant="normal" fo:text-transform="none" style:text-blinking="false" fo:background-color="transparent" loext:char-shading-value="0"/>
    </style:style>
    <style:style style:name="T93" style:family="text">
      <style:text-properties fo:font-variant="normal" fo:text-transform="none" officeooo:rsid="001f2c5a" style:text-blinking="false" fo:background-color="transparent" loext:char-shading-value="0"/>
    </style:style>
    <style:style style:name="T94" style:family="text">
      <style:text-properties fo:font-variant="normal" fo:text-transform="none" officeooo:rsid="00322c86" style:text-blinking="false" fo:background-color="transparent" loext:char-shading-value="0"/>
    </style:style>
    <style:style style:name="T95" style:family="text">
      <style:text-properties fo:font-variant="normal" fo:text-transform="none" fo:color="#1c1d1e" style:text-line-through-style="none" style:text-line-through-type="none" style:font-name="Arial" fo:font-size="10.5pt" fo:font-style="normal" style:text-underline-style="none" fo:font-weight="normal" style:text-blinking="false" fo:background-color="#ffffff" loext:char-shading-value="0"/>
    </style:style>
    <style:style style:name="T96" style:family="text">
      <style:text-properties fo:font-variant="normal" fo:text-transform="none" fo:color="#1c1d1e" style:text-line-through-style="none" style:text-line-through-type="none" style:font-name="Arial" fo:font-size="10.5pt" fo:font-style="normal" style:text-underline-style="none" fo:font-weight="normal" officeooo:rsid="0031925b" style:text-blinking="false" fo:background-color="#ffffff" loext:char-shading-value="0"/>
    </style:style>
    <style:style style:name="T97" style:family="text">
      <style:text-properties fo:font-variant="normal" fo:text-transform="none" fo:color="#1c1d1e" style:font-name="Arial" style:text-blinking="false" fo:background-color="#ffffff" loext:char-shading-value="0"/>
    </style:style>
    <style:style style:name="T98" style:family="text">
      <style:text-properties fo:font-variant="normal" fo:text-transform="none" fo:color="#1c1d1e" style:font-name="Arial" style:text-blinking="false" fo:background-color="transparent" loext:char-shading-value="0"/>
    </style:style>
    <style:style style:name="T99" style:family="text">
      <style:text-properties fo:font-variant="normal" fo:text-transform="none" fo:color="#1c1d1e" style:font-name="Arial" fo:font-size="10.5pt" style:text-blinking="false" fo:background-color="#ffffff" loext:char-shading-value="0"/>
    </style:style>
    <style:style style:name="T100" style:family="text">
      <style:text-properties fo:font-variant="normal" fo:text-transform="none" fo:color="#1c1d1e" style:font-name="Arial" fo:font-size="10.5pt" officeooo:rsid="0031925b" style:text-blinking="false" fo:background-color="#ffffff" loext:char-shading-value="0"/>
    </style:style>
    <style:style style:name="T101" style:family="text">
      <style:text-properties fo:font-variant="normal" fo:text-transform="none" style:font-name="Arial1" fo:font-size="11pt" style:text-blinking="false" fo:background-color="transparent" loext:char-shading-value="0" style:font-size-asian="9.60000038146973pt" style:font-size-complex="11pt"/>
    </style:style>
    <style:style style:name="T102" style:family="text">
      <style:text-properties fo:font-variant="normal" fo:text-transform="none" style:font-name="Arial1" fo:font-size="11pt" officeooo:rsid="00390226" style:text-blinking="false" fo:background-color="transparent" loext:char-shading-value="0" style:font-size-asian="9.60000038146973pt" style:font-size-complex="11pt"/>
    </style:style>
    <style:style style:name="T103" style:family="text">
      <style:text-properties fo:font-style="italic" style:font-style-asian="italic"/>
    </style:style>
    <style:style style:name="T104" style:family="text">
      <style:text-properties fo:font-style="italic" style:font-style-asian="italic" style:font-style-complex="italic"/>
    </style:style>
    <style:style style:name="T105" style:family="text">
      <style:text-properties fo:font-style="italic" officeooo:rsid="002a46a3" style:font-style-asian="italic" style:font-style-complex="italic"/>
    </style:style>
    <style:style style:name="T106" style:family="text">
      <style:text-properties fo:font-style="italic" officeooo:rsid="0044da19" style:font-style-asian="italic" style:font-style-complex="italic"/>
    </style:style>
    <style:style style:name="T107" style:family="text">
      <style:text-properties fo:font-style="italic" officeooo:rsid="005727b0" style:font-style-asian="italic" style:font-style-complex="italic"/>
    </style:style>
    <style:style style:name="T108" style:family="text">
      <style:text-properties fo:color="#00000a"/>
    </style:style>
    <style:style style:name="T109" style:family="text">
      <style:text-properties fo:color="#00000a" style:font-name="Arial2" style:font-size-asian="11pt"/>
    </style:style>
    <style:style style:name="T110" style:family="text">
      <style:text-properties fo:color="#00000a" style:font-name="Arial2" fo:font-size="11pt" officeooo:rsid="002659d2" style:font-size-asian="11pt" style:font-size-complex="11pt"/>
    </style:style>
    <style:style style:name="T111" style:family="text">
      <style:text-properties fo:color="#00000a" officeooo:rsid="00281266"/>
    </style:style>
    <style:style style:name="T112" style:family="text">
      <style:text-properties fo:color="#00000a" officeooo:rsid="002b4f80"/>
    </style:style>
    <style:style style:name="T113" style:family="text">
      <style:text-properties style:font-name="Arial2" style:font-size-asian="11pt"/>
    </style:style>
    <style:style style:name="T114" style:family="text">
      <style:text-properties officeooo:rsid="00291968"/>
    </style:style>
    <style:style style:name="T115" style:family="text">
      <style:text-properties officeooo:rsid="002a46a3"/>
    </style:style>
    <style:style style:name="T116" style:family="text">
      <style:text-properties officeooo:rsid="002b4f80"/>
    </style:style>
    <style:style style:name="T117" style:family="text">
      <style:text-properties style:font-name="Arial" officeooo:rsid="001f2c5a" style:font-size-asian="9.60000038146973pt"/>
    </style:style>
    <style:style style:name="T118" style:family="text">
      <style:text-properties style:font-name="Arial" officeooo:rsid="002b4f80" style:font-size-asian="9.60000038146973pt"/>
    </style:style>
    <style:style style:name="T119" style:family="text">
      <style:text-properties style:font-name="Arial" officeooo:rsid="007ea890"/>
    </style:style>
    <style:style style:name="T120" style:family="text">
      <style:text-properties style:font-name="Arial" officeooo:rsid="00804f20"/>
    </style:style>
    <style:style style:name="T121" style:family="text">
      <style:text-properties style:font-name="Arial" officeooo:rsid="008139fc"/>
    </style:style>
    <style:style style:name="T122" style:family="text">
      <style:text-properties style:text-position="super 58%"/>
    </style:style>
    <style:style style:name="T123" style:family="text">
      <style:text-properties style:text-position="super 58%" officeooo:rsid="002cd784"/>
    </style:style>
    <style:style style:name="T124" style:family="text">
      <style:text-properties officeooo:rsid="002cd784"/>
    </style:style>
    <style:style style:name="T125" style:family="text">
      <style:text-properties officeooo:rsid="002ed523"/>
    </style:style>
    <style:style style:name="T126" style:family="text">
      <style:text-properties style:font-name="Arial1"/>
    </style:style>
    <style:style style:name="T127" style:family="text">
      <style:text-properties style:font-name="Arial1" officeooo:rsid="00322c86"/>
    </style:style>
    <style:style style:name="T128" style:family="text">
      <style:text-properties style:font-name="Arial1" fo:font-style="normal" officeooo:rsid="00437ac9" style:font-style-asian="normal" style:font-style-complex="normal"/>
    </style:style>
    <style:style style:name="T129" style:family="text">
      <style:text-properties style:font-name="Arial1" officeooo:rsid="00742f3e"/>
    </style:style>
    <style:style style:name="T130" style:family="text">
      <style:text-properties style:font-name="Arial1" officeooo:rsid="007525a7"/>
    </style:style>
    <style:style style:name="T131" style:family="text">
      <style:text-properties style:font-name="Arial1" officeooo:rsid="007681df"/>
    </style:style>
    <style:style style:name="T132" style:family="text">
      <style:text-properties style:font-name="Arial1" officeooo:rsid="00783692"/>
    </style:style>
    <style:style style:name="T133" style:family="text">
      <style:text-properties style:font-name="Arial1" officeooo:rsid="0082e6bd"/>
    </style:style>
    <style:style style:name="T134" style:family="text">
      <style:text-properties officeooo:rsid="0031925b"/>
    </style:style>
    <style:style style:name="T135" style:family="text">
      <style:text-properties fo:color="#000000" style:text-outline="false" style:text-line-through-style="none" style:text-line-through-type="none" style:font-name="Arial2" fo:font-size="11pt" fo:font-style="normal" fo:text-shadow="none" style:text-underline-style="none" fo:font-weight="normal" officeooo:rsid="0031925b" style:font-size-asian="11pt" style:font-style-asian="normal" style:font-weight-asian="normal" style:font-size-complex="11pt" style:font-style-complex="normal" style:font-weight-complex="normal" style:text-overline-style="none" style:text-overline-color="font-color"/>
    </style:style>
    <style:style style:name="T136" style:family="text">
      <style:text-properties officeooo:rsid="00322c86"/>
    </style:style>
    <style:style style:name="T137" style:family="text">
      <style:text-properties fo:background-color="#ffff00" loext:char-shading-value="0"/>
    </style:style>
    <style:style style:name="T138" style:family="text">
      <style:text-properties officeooo:rsid="002a46a3" fo:background-color="#ffff00" loext:char-shading-value="0"/>
    </style:style>
    <style:style style:name="T139" style:family="text">
      <style:text-properties officeooo:rsid="003a99f4"/>
    </style:style>
    <style:style style:name="T140" style:family="text">
      <style:text-properties fo:font-style="normal" style:font-style-asian="normal" style:font-style-complex="normal"/>
    </style:style>
    <style:style style:name="T141" style:family="text">
      <style:text-properties fo:font-style="normal" officeooo:rsid="00437ac9" style:font-style-asian="normal" style:font-style-complex="normal"/>
    </style:style>
    <style:style style:name="T142" style:family="text">
      <style:text-properties fo:font-style="normal" officeooo:rsid="00438a14" style:font-style-asian="normal" style:font-style-complex="normal"/>
    </style:style>
    <style:style style:name="T143" style:family="text">
      <style:text-properties fo:font-style="normal" officeooo:rsid="006a96aa" style:font-style-asian="normal" style:font-style-complex="normal"/>
    </style:style>
    <style:style style:name="T144" style:family="text">
      <style:text-properties fo:font-style="normal" officeooo:rsid="006bb281" style:font-style-asian="normal" style:font-style-complex="normal"/>
    </style:style>
    <style:style style:name="T145" style:family="text">
      <style:text-properties fo:font-style="normal" officeooo:rsid="006d7a7a" style:font-style-asian="normal" style:font-style-complex="normal"/>
    </style:style>
    <style:style style:name="T146" style:family="text">
      <style:text-properties officeooo:rsid="00438a14"/>
    </style:style>
    <style:style style:name="T147" style:family="text">
      <style:text-properties officeooo:rsid="00390226"/>
    </style:style>
    <style:style style:name="T148" style:family="text">
      <style:text-properties officeooo:rsid="0044da19"/>
    </style:style>
    <style:style style:name="T149" style:family="text">
      <style:text-properties officeooo:rsid="005676c1"/>
    </style:style>
    <style:style style:name="T150" style:family="text">
      <style:text-properties officeooo:rsid="004c6ac6"/>
    </style:style>
    <style:style style:name="T151" style:family="text">
      <style:text-properties officeooo:rsid="005727b0"/>
    </style:style>
    <style:style style:name="T152" style:family="text">
      <style:text-properties officeooo:rsid="0065b4fa"/>
    </style:style>
    <style:style style:name="T153" style:family="text">
      <style:text-properties style:text-position="0% 100%"/>
    </style:style>
    <style:style style:name="T154" style:family="text">
      <style:text-properties style:text-position="0% 100%" fo:font-style="normal" officeooo:rsid="006a96aa" style:font-style-asian="normal" style:font-style-complex="normal"/>
    </style:style>
    <style:style style:name="T155" style:family="text">
      <style:text-properties style:text-position="0% 100%" fo:font-style="normal" officeooo:rsid="006d7a7a" style:font-style-asian="normal" style:font-style-complex="normal"/>
    </style:style>
    <style:style style:name="T156" style:family="text">
      <style:text-properties style:text-position="0% 100%" officeooo:rsid="002b4f80"/>
    </style:style>
    <style:style style:name="T157" style:family="text">
      <style:text-properties style:text-position="0% 100%" officeooo:rsid="00742f3e"/>
    </style:style>
    <style:style style:name="T158" style:family="text">
      <style:text-properties style:text-position="0% 100%" style:font-name="Arial1" officeooo:rsid="007681df"/>
    </style:style>
    <style:style style:name="T159" style:family="text">
      <style:text-properties style:text-position="0% 100%" style:font-name="Arial1" officeooo:rsid="00783692"/>
    </style:style>
    <style:style style:name="T160" style:family="text">
      <style:text-properties style:text-position="0% 100%" style:font-name="Arial" officeooo:rsid="007ea890"/>
    </style:style>
    <style:style style:name="T161" style:family="text">
      <style:text-properties style:text-position="0% 100%" fo:font-style="italic" style:font-style-asian="italic" style:font-style-complex="italic"/>
    </style:style>
    <style:style style:name="T162" style:family="text">
      <style:text-properties officeooo:rsid="006bb281"/>
    </style:style>
    <style:style style:name="T163" style:family="text">
      <style:text-properties officeooo:rsid="006d7a7a"/>
    </style:style>
    <style:style style:name="T164" style:family="text">
      <style:text-properties officeooo:rsid="00703e70"/>
    </style:style>
    <style:style style:name="T165" style:family="text">
      <style:text-properties officeooo:rsid="0071f332"/>
    </style:style>
    <style:style style:name="T166" style:family="text">
      <style:text-properties officeooo:rsid="00742f3e"/>
    </style:style>
    <style:style style:name="T167" style:family="text">
      <style:text-properties officeooo:rsid="0079d68f"/>
    </style:style>
    <style:style style:name="T168" style:family="text">
      <style:text-properties officeooo:rsid="0083e53b"/>
    </style:style>
    <style:style style:name="T169" style:family="text">
      <style:text-properties officeooo:rsid="00848d3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d2a7c9a3-7fff-8484-72ef-adf810bc9dbf"/><text:span text:style-name="T1">"Reduced inflammation in challenge infection with </text:span><text:span text:style-name="T2">Eimeria ferrisi</text:span><text:span text:style-name="T1">?"</text:span></text:p>
      <text:p text:style-name="P34">Abstract:</text:p>
      <text:p text:style-name="P2"><text:span text:style-name="T3">Eimeria </text:span><text:span text:style-name="T10">is a genus of intracellular protozoan parasites, studied mostly for its economic impact on the livestock industry. Species of this genus are also prevalent in natural populations of wildlife with potentially high pathogenicity. We investigate immunological underpinnings of resistance and susceptibility against natural and experimental </text:span><text:span text:style-name="T3">Eimeria </text:span><text:span text:style-name="T10">infections in wild, wild-derived and laboratory mice. </text:span><text:span text:style-name="T11">The most studied species in mice is </text:span><text:span text:style-name="T4">Eimeria falciformis</text:span><text:span text:style-name="T12">, where immunity upon infection of intestinal epithelial cells is driven by </text:span><text:span text:style-name="T13">IFN-ɣ</text:span><text:span text:style-name="T12"> attracted NK cells, CTLs </text:span><text:span text:style-name="T14">and Th1 cells</text:span><text:span text:style-name="T10">. This applies to experimental infections with both </text:span><text:span text:style-name="T3">E. falciformis </text:span><text:span text:style-name="T10">and </text:span><text:span text:style-name="T3">E. ferrisi</text:span><text:span text:style-name="T10">. The species differ in the length of the patency period, intensity of immunological reaction by the host, and prevalence in wild populations. </text:span></text:p>
      <text:p text:style-name="P2"><text:span text:style-name="T10">In the wild, we found that immunity related gene expressions are </text:span><text:span text:style-name="T33">down-regulated</text:span><text:span text:style-name="T10"> in weakly infected mice. Meanwhile, highly infected individuals show gene expression on a level of non-infected mice. An experimental challenge infection of wild-derived and laboratory mice showed: a) enhanced (but not sterile) immunity against </text:span><text:span text:style-name="T3">E. ferrisi</text:span><text:span text:style-name="T67"> </text:span><text:span text:style-name="T10">challenge caused by the same primary infections, </text:span><text:span text:style-name="T15">b</text:span><text:span text:style-name="T10">) a reduction of Th1 response measured via both cell counts and cytokine expression during secondary infections. Infection intensities and immune reactions during experimental infections suggest that re-infections common in natural systems are associated with strictly controlled  inflammatory immune response permitting parasite control, while preventing overt immunopathology in </text:span><text:span text:style-name="T3">Eimeria</text:span><text:span text:style-name="T67"> </text:span><text:span text:style-name="T10">infections. This might be an important mechanism underlying tolerance.</text:span></text:p>
      <text:p text:style-name="Text_20_body"/>
      <text:p text:style-name="P2"><text:span text:style-name="T10">Lubomír Bednář,a,b</text:span><text:span text:style-name="T67"> </text:span><text:span text:style-name="T10">Hongwei Zhang,e</text:span><text:span text:style-name="T67"> </text:span><text:span text:style-name="T10">Alice Balard,a,b</text:span><text:span text:style-name="T67"> </text:span><text:span text:style-name="T10">Víctor Hugo Jarquín-Díaz,a,b</text:span><text:span text:style-name="T67"> </text:span><text:span text:style-name="T10">Svenja Ubl,a</text:span><text:span text:style-name="T67"> </text:span><text:span text:style-name="T10">Anna Görlich,a</text:span><text:span text:style-name="T67"> </text:span><text:span text:style-name="T10">Ľudovít Ďureje,c</text:span><text:span text:style-name="T67"> </text:span><text:span text:style-name="T10">Iva Martincová,c</text:span><text:span text:style-name="T67"> </text:span><text:span text:style-name="T10">Jaroslav Piálek,c</text:span><text:span text:style-name="T67"> </text:span><text:span text:style-name="T10">Joëlle Goüy de Bellocq,c</text:span><text:span text:style-name="T67"> </text:span><text:span text:style-name="T10">Stuart J. E. Baird,c</text:span><text:span text:style-name="T67"> </text:span><text:span text:style-name="T10">Miloš Macholán,d</text:span><text:span text:style-name="T67"> </text:span><text:span text:style-name="T10">Sebastian Rausche</text:span><text:span text:style-name="T67"> </text:span><text:span text:style-name="T10">and Emanuel Heitlingera,b,*</text:span></text:p>
      <text:p text:style-name="P32">aDepartment of Molecular Parasitology, Institute for Biology, Humboldt University Berlin (HU), Philippstr. 13, Haus 14, 10115, Berlin, Germany</text:p>
      <text:p text:style-name="P32">bResearch Group Ecology and Evolution of Molecular Parasite-Host Interactions, Leibniz-Institute for Zoo and Wildlife Research (IZW), Im Forschungsverbund Berlin e.V. Alfred-Kowalke-Straße 17, 10315, Berlin, Germany</text:p>
      <text:p text:style-name="P81"><text:span text:style-name="T61">c</text:span><text:span text:style-name="T62">Research Facility Studenec, Institute of Vertebrate Biology, Czech Academy of Sciences, Květná 8, 603 65 Brno, Czech Republic</text:span></text:p>
      <text:p text:style-name="P33">dLaboratory of Mammalian Evolutionary Genetics, Institute of Animal Physiology and Genetics, Czech Academy of Sciences, Veveri 97, 60200, Brno, Czech Republic</text:p>
      <text:p text:style-name="P33">eDepartment of Veterinary Medicine, Institute of Immunology, Freie Universität Berlin (FU), Robert-von-Ostertag-Str. 7-13, Room 240, 14163 Berlin.</text:p>
      <text:p text:style-name="P32">*Corresponding author. Department of Molecular Parasitology, Institute for Biology, Humboldt University Berlin (HU), Philippstr. 13, Haus 14, 10115, Berlin, Germany. </text:p>
      <text:p text:style-name="P32">emanuelheitlinger@gmail.com</text:p>
      <text:p text:style-name="Standard"><text:soft-page-break/></text:p>
      <text:p text:style-name="P68"><text:span text:style-name="T69">1) </text:span><text:span text:style-name="T68">Introduction</text:span><text:span text:style-name="T67">:</text:span></text:p>
      <text:p text:style-name="P3"><text:span text:style-name="T17">The </text:span><text:span text:style-name="T5">Eimeria </text:span><text:span text:style-name="T17">genus contains many species of economic relevance, mostly because of the impact the parasites can have on the cattle and poultry industry</text:span><text:reference-mark-start text:name="ADDIN CSL_CITATION {&quot;properties&quot;: {&quot;noteIndex&quot;: 0}, &quot;mendeley&quot;: {&quot;formattedCitation&quot;: &quot;(Fayer, Trout, Graczyk, &amp; Lewis, 2000; Quiroz-Casta\u00f1eda &amp; Dant\u00e1n-Gonz\u00e1lez, 2015)&quot;, &quot;plainTextFormattedCitation&quot;: &quot;(Fayer, Trout, Graczyk, &amp; Lewis, 2000; Quiroz-Casta\u00f1eda &amp; Dant\u00e1n-Gonz\u00e1lez, 2015)&quot;, &quot;previouslyFormattedCitation&quot;: &quot;(Fayer, Trout, Graczyk, &amp; Lewis, 2000; Quiroz-Casta\u00f1eda &amp; Dant\u00e1n-Gonz\u00e1lez, 2015)&quot;}, &quot;citationItems&quot;: [{&quot;itemData&quot;: {&quot;issued&quot;: {&quot;date-parts&quot;: [[&quot;2015&quot;]]}, &quot;type&quot;: &quot;article-journal&quot;, &quot;volume&quot;: &quot;2015&quot;, &quot;container-title&quot;: &quot;BioMed research international&quot;, &quot;DOI&quot;: &quot;10.1155/2015/430610&quot;, &quot;ISSN&quot;: &quot;2314-6141&quot;, &quot;publisher&quot;: &quot;Hindawi Publishing Corporation&quot;, &quot;author&quot;: [{&quot;suffix&quot;: &quot;&quot;, &quot;given&quot;: &quot;Rosa Estela&quot;, &quot;non-dropping-particle&quot;: &quot;&quot;, &quot;dropping-particle&quot;: &quot;&quot;, &quot;parse-names&quot;: false, &quot;family&quot;: &quot;Quiroz-Casta\u00f1eda&quot;}, {&quot;suffix&quot;: &quot;&quot;, &quot;given&quot;: &quot;Edgar&quot;, &quot;non-dropping-particle&quot;: &quot;&quot;, &quot;dropping-particle&quot;: &quot;&quot;, &quot;parse-names&quot;: false, &quot;family&quot;: &quot;Dant\u00e1n-Gonz\u00e1lez&quot;}], &quot;title&quot;: &quot;Control of avian coccidiosis: future and present natural alternatives&quot;, &quot;id&quot;: &quot;ITEM-1&quot;, &quot;edition&quot;: &quot;2015/02/17&quot;, &quot;language&quot;: &quot;eng&quot;, &quot;page&quot;: &quot;430610&quot;, &quot;abstract&quot;: &quot;Numerous efforts to date have been implemented in the control of avian coccidiosis caused by the Eimeria parasite. Since the appearance of anticoccidial chemical compounds, the search for new alternatives continues. Today, no product is available to cope with the disease; however, the number of products commercially available is constantly increasing. In this review, we focus on natural products and their anticoccidial activity. This group comprises fatty acids, antioxidants, fungal and herbal extracts, and immune response modulators with proven anticoccidial activity, many of which exist as dietary supplements. Additionally, we offer an overview of the poultry industry and the economic cost of coccidiosis as well as the classical strategies used to control the disease.&quot;}, &quot;uris&quot;: [&quot;http://www.mendeley.com/documents/?uuid=13b01a92-916a-42b7-b47a-2aab377c538f&quot;], &quot;id&quot;: &quot;ITEM-1&quot;}, {&quot;itemData&quot;: {&quot;issued&quot;: {&quot;date-parts&quot;: [[&quot;2000&quot;]]}, &quot;publisher&quot;: &quot;Elsevier&quot;, &quot;author&quot;: [{&quot;suffix&quot;: &quot;&quot;, &quot;given&quot;: &quot;Ronald&quot;, &quot;non-dropping-particle&quot;: &quot;&quot;, &quot;dropping-particle&quot;: &quot;&quot;, &quot;parse-names&quot;: false, &quot;family&quot;: &quot;Fayer&quot;}, {&quot;suffix&quot;: &quot;&quot;, &quot;given&quot;: &quot;J M&quot;, &quot;non-dropping-particle&quot;: &quot;&quot;, &quot;dropping-particle&quot;: &quot;&quot;, &quot;parse-names&quot;: false, &quot;family&quot;: &quot;Trout&quot;}, {&quot;suffix&quot;: &quot;&quot;, &quot;given&quot;: &quot;T K&quot;, &quot;non-dropping-particle&quot;: &quot;&quot;, &quot;dropping-particle&quot;: &quot;&quot;, &quot;parse-names&quot;: false, &quot;family&quot;: &quot;Graczyk&quot;}, {&quot;suffix&quot;: &quot;&quot;, &quot;given&quot;: &quot;E J&quot;, &quot;non-dropping-particle&quot;: &quot;&quot;, &quot;dropping-particle&quot;: &quot;&quot;, &quot;parse-names&quot;: false, &quot;family&quot;: &quot;Lewis&quot;}], &quot;title&quot;: &quot;Prevalence of Cryptosporidium, Giardia and Eimeria infections in post-weaned and adult cattle on three Maryland farms&quot;, &quot;volume&quot;: &quot;93&quot;, &quot;id&quot;: &quot;ITEM-2&quot;, &quot;type&quot;: &quot;article-journal&quot;, &quot;ISSN&quot;: &quot;0304-4017&quot;, &quot;page&quot;: &quot;103-112&quot;, &quot;container-title&quot;: &quot;Veterinary parasitology&quot;, &quot;issue&quot;: &quot;2&quot;}, &quot;uris&quot;: [&quot;http://www.mendeley.com/documents/?uuid=310fd541-b820-4b5f-99f3-61ad92d51c6b&quot;], &quot;id&quot;: &quot;ITEM-2&quot;}], &quot;schema&quot;: &quot;https://github.com/citation-style-language/schema/raw/master/csl-citation.json&quot;} RNDzu8OmZPyWF"/><text:span text:style-name="T153">(Fayer, Trout, Graczyk, &amp; Lewis, 2000; Quiroz-Castañeda &amp; Dantán-González, 2015)</text:span><text:reference-mark-end text:name="ADDIN CSL_CITATION {&quot;properties&quot;: {&quot;noteIndex&quot;: 0}, &quot;mendeley&quot;: {&quot;formattedCitation&quot;: &quot;(Fayer, Trout, Graczyk, &amp; Lewis, 2000; Quiroz-Casta\u00f1eda &amp; Dant\u00e1n-Gonz\u00e1lez, 2015)&quot;, &quot;plainTextFormattedCitation&quot;: &quot;(Fayer, Trout, Graczyk, &amp; Lewis, 2000; Quiroz-Casta\u00f1eda &amp; Dant\u00e1n-Gonz\u00e1lez, 2015)&quot;, &quot;previouslyFormattedCitation&quot;: &quot;(Fayer, Trout, Graczyk, &amp; Lewis, 2000; Quiroz-Casta\u00f1eda &amp; Dant\u00e1n-Gonz\u00e1lez, 2015)&quot;}, &quot;citationItems&quot;: [{&quot;itemData&quot;: {&quot;issued&quot;: {&quot;date-parts&quot;: [[&quot;2015&quot;]]}, &quot;type&quot;: &quot;article-journal&quot;, &quot;volume&quot;: &quot;2015&quot;, &quot;container-title&quot;: &quot;BioMed research international&quot;, &quot;DOI&quot;: &quot;10.1155/2015/430610&quot;, &quot;ISSN&quot;: &quot;2314-6141&quot;, &quot;publisher&quot;: &quot;Hindawi Publishing Corporation&quot;, &quot;author&quot;: [{&quot;suffix&quot;: &quot;&quot;, &quot;given&quot;: &quot;Rosa Estela&quot;, &quot;non-dropping-particle&quot;: &quot;&quot;, &quot;dropping-particle&quot;: &quot;&quot;, &quot;parse-names&quot;: false, &quot;family&quot;: &quot;Quiroz-Casta\u00f1eda&quot;}, {&quot;suffix&quot;: &quot;&quot;, &quot;given&quot;: &quot;Edgar&quot;, &quot;non-dropping-particle&quot;: &quot;&quot;, &quot;dropping-particle&quot;: &quot;&quot;, &quot;parse-names&quot;: false, &quot;family&quot;: &quot;Dant\u00e1n-Gonz\u00e1lez&quot;}], &quot;title&quot;: &quot;Control of avian coccidiosis: future and present natural alternatives&quot;, &quot;id&quot;: &quot;ITEM-1&quot;, &quot;edition&quot;: &quot;2015/02/17&quot;, &quot;language&quot;: &quot;eng&quot;, &quot;page&quot;: &quot;430610&quot;, &quot;abstract&quot;: &quot;Numerous efforts to date have been implemented in the control of avian coccidiosis caused by the Eimeria parasite. Since the appearance of anticoccidial chemical compounds, the search for new alternatives continues. Today, no product is available to cope with the disease; however, the number of products commercially available is constantly increasing. In this review, we focus on natural products and their anticoccidial activity. This group comprises fatty acids, antioxidants, fungal and herbal extracts, and immune response modulators with proven anticoccidial activity, many of which exist as dietary supplements. Additionally, we offer an overview of the poultry industry and the economic cost of coccidiosis as well as the classical strategies used to control the disease.&quot;}, &quot;uris&quot;: [&quot;http://www.mendeley.com/documents/?uuid=13b01a92-916a-42b7-b47a-2aab377c538f&quot;], &quot;id&quot;: &quot;ITEM-1&quot;}, {&quot;itemData&quot;: {&quot;issued&quot;: {&quot;date-parts&quot;: [[&quot;2000&quot;]]}, &quot;publisher&quot;: &quot;Elsevier&quot;, &quot;author&quot;: [{&quot;suffix&quot;: &quot;&quot;, &quot;given&quot;: &quot;Ronald&quot;, &quot;non-dropping-particle&quot;: &quot;&quot;, &quot;dropping-particle&quot;: &quot;&quot;, &quot;parse-names&quot;: false, &quot;family&quot;: &quot;Fayer&quot;}, {&quot;suffix&quot;: &quot;&quot;, &quot;given&quot;: &quot;J M&quot;, &quot;non-dropping-particle&quot;: &quot;&quot;, &quot;dropping-particle&quot;: &quot;&quot;, &quot;parse-names&quot;: false, &quot;family&quot;: &quot;Trout&quot;}, {&quot;suffix&quot;: &quot;&quot;, &quot;given&quot;: &quot;T K&quot;, &quot;non-dropping-particle&quot;: &quot;&quot;, &quot;dropping-particle&quot;: &quot;&quot;, &quot;parse-names&quot;: false, &quot;family&quot;: &quot;Graczyk&quot;}, {&quot;suffix&quot;: &quot;&quot;, &quot;given&quot;: &quot;E J&quot;, &quot;non-dropping-particle&quot;: &quot;&quot;, &quot;dropping-particle&quot;: &quot;&quot;, &quot;parse-names&quot;: false, &quot;family&quot;: &quot;Lewis&quot;}], &quot;title&quot;: &quot;Prevalence of Cryptosporidium, Giardia and Eimeria infections in post-weaned and adult cattle on three Maryland farms&quot;, &quot;volume&quot;: &quot;93&quot;, &quot;id&quot;: &quot;ITEM-2&quot;, &quot;type&quot;: &quot;article-journal&quot;, &quot;ISSN&quot;: &quot;0304-4017&quot;, &quot;page&quot;: &quot;103-112&quot;, &quot;container-title&quot;: &quot;Veterinary parasitology&quot;, &quot;issue&quot;: &quot;2&quot;}, &quot;uris&quot;: [&quot;http://www.mendeley.com/documents/?uuid=310fd541-b820-4b5f-99f3-61ad92d51c6b&quot;], &quot;id&quot;: &quot;ITEM-2&quot;}], &quot;schema&quot;: &quot;https://github.com/citation-style-language/schema/raw/master/csl-citation.json&quot;} RNDzu8OmZPyWF"/><text:span text:style-name="T78">⁠</text:span><text:span text:style-name="T17">⁠. </text:span><text:span text:style-name="T18">In a</text:span><text:span text:style-name="T19">n exploratory</text:span><text:span text:style-name="T18"> laboratory setting, the animal models used most often are house mice (</text:span><text:span text:style-name="T6">Mus musculus</text:span><text:span text:style-name="T18">) of </text:span><text:span text:style-name="T26">classical laboratory strains (CLS)</text:span><text:span text:style-name="T18"> (SWISS, NMRI, BALB/c, etc.), depending on the research focus. In said research, the most commonly used species of </text:span><text:span text:style-name="T6">Eimeria </text:span><text:span text:style-name="T18">is </text:span><text:span text:style-name="T6">Eimeria falciformis</text:span><text:span text:style-name="T18">, which has been extensively studied since it’s first categorization by Theodor Eimer</text:span><text:reference-mark-start text:name="ADDIN CSL_CITATION {&quot;properties&quot;: {&quot;noteIndex&quot;: 0}, &quot;mendeley&quot;: {&quot;formattedCitation&quot;: &quot;(Haberkorn, 1970)&quot;, &quot;plainTextFormattedCitation&quot;: &quot;(Haberkorn, 1970)&quot;, &quot;previouslyFormattedCitation&quot;: &quot;(Haberkorn, 1970)&quot;}, &quot;citationItems&quot;: [{&quot;itemData&quot;: {&quot;issued&quot;: {&quot;date-parts&quot;: [[&quot;1970&quot;]]}, &quot;type&quot;: &quot;article-journal&quot;, &quot;volume&quot;: &quot;34&quot;, &quot;container-title&quot;: &quot;Zeitschrift f\u00fcr Parasitenkunde&quot;, &quot;DOI&quot;: &quot;10.1007/BF00629179&quot;, &quot;ISSN&quot;: &quot;1432-1955&quot;, &quot;abstract&quot;: &quot;Die Entwicklung vonE. falciformis in der Maus wird beschrieben. Die Infektionsdosis beeinflu\u00dft direkt proportional die Schwere der klinischen Symptome, die Dauer der Oocystenausscheidung und die Ausdehnung der Infektion im Darm. Sie hat dagegen keinen Einflu\u00df auf die Anzahl insgesamt ausgeschiedener Oocysten. Die Anzahl der Schizogoniezyklen ist nicht endogen festgelegt. Die Merozoiten sind hinsichtlich ihrer weiteren Entwicklung zu Schizonten oder Gamonten nicht determiniert, wie \u00dcbertragungsexperimente zeigten. Die Geschlechtsbestimmung der Merozoiten erfolgt ph\u00e4notypisch. Auch intraven\u00f6se, intraperitoneale, intramuskul\u00e4re und subkutane Inokulation von Oocysten f\u00fchrt bei der Maus zu einem normalen Infektionsverlauf.&quot;, &quot;author&quot;: [{&quot;suffix&quot;: &quot;&quot;, &quot;given&quot;: &quot;A&quot;, &quot;non-dropping-particle&quot;: &quot;&quot;, &quot;dropping-particle&quot;: &quot;&quot;, &quot;parse-names&quot;: false, &quot;family&quot;: &quot;Haberkorn&quot;}], &quot;title&quot;: &quot;Die Entwicklung vonEimeria falciformis (Eimer 1870) in der wei\u00dfen Maus (Mus musculus)&quot;, &quot;id&quot;: &quot;ITEM-1&quot;, &quot;page&quot;: &quot;49-67&quot;, &quot;issue&quot;: &quot;1&quot;}, &quot;uris&quot;: [&quot;http://www.mendeley.com/documents/?uuid=e0c8809b-738e-4422-bd24-b7f667840b99&quot;], &quot;id&quot;: &quot;ITEM-1&quot;}], &quot;schema&quot;: &quot;https://github.com/citation-style-language/schema/raw/master/csl-citation.json&quot;} RNDJImPJ5v8mc"/><text:span text:style-name="T77">(Haberkorn, 1970)</text:span><text:reference-mark-end text:name="ADDIN CSL_CITATION {&quot;properties&quot;: {&quot;noteIndex&quot;: 0}, &quot;mendeley&quot;: {&quot;formattedCitation&quot;: &quot;(Haberkorn, 1970)&quot;, &quot;plainTextFormattedCitation&quot;: &quot;(Haberkorn, 1970)&quot;, &quot;previouslyFormattedCitation&quot;: &quot;(Haberkorn, 1970)&quot;}, &quot;citationItems&quot;: [{&quot;itemData&quot;: {&quot;issued&quot;: {&quot;date-parts&quot;: [[&quot;1970&quot;]]}, &quot;type&quot;: &quot;article-journal&quot;, &quot;volume&quot;: &quot;34&quot;, &quot;container-title&quot;: &quot;Zeitschrift f\u00fcr Parasitenkunde&quot;, &quot;DOI&quot;: &quot;10.1007/BF00629179&quot;, &quot;ISSN&quot;: &quot;1432-1955&quot;, &quot;abstract&quot;: &quot;Die Entwicklung vonE. falciformis in der Maus wird beschrieben. Die Infektionsdosis beeinflu\u00dft direkt proportional die Schwere der klinischen Symptome, die Dauer der Oocystenausscheidung und die Ausdehnung der Infektion im Darm. Sie hat dagegen keinen Einflu\u00df auf die Anzahl insgesamt ausgeschiedener Oocysten. Die Anzahl der Schizogoniezyklen ist nicht endogen festgelegt. Die Merozoiten sind hinsichtlich ihrer weiteren Entwicklung zu Schizonten oder Gamonten nicht determiniert, wie \u00dcbertragungsexperimente zeigten. Die Geschlechtsbestimmung der Merozoiten erfolgt ph\u00e4notypisch. Auch intraven\u00f6se, intraperitoneale, intramuskul\u00e4re und subkutane Inokulation von Oocysten f\u00fchrt bei der Maus zu einem normalen Infektionsverlauf.&quot;, &quot;author&quot;: [{&quot;suffix&quot;: &quot;&quot;, &quot;given&quot;: &quot;A&quot;, &quot;non-dropping-particle&quot;: &quot;&quot;, &quot;dropping-particle&quot;: &quot;&quot;, &quot;parse-names&quot;: false, &quot;family&quot;: &quot;Haberkorn&quot;}], &quot;title&quot;: &quot;Die Entwicklung vonEimeria falciformis (Eimer 1870) in der wei\u00dfen Maus (Mus musculus)&quot;, &quot;id&quot;: &quot;ITEM-1&quot;, &quot;page&quot;: &quot;49-67&quot;, &quot;issue&quot;: &quot;1&quot;}, &quot;uris&quot;: [&quot;http://www.mendeley.com/documents/?uuid=e0c8809b-738e-4422-bd24-b7f667840b99&quot;], &quot;id&quot;: &quot;ITEM-1&quot;}], &quot;schema&quot;: &quot;https://github.com/citation-style-language/schema/raw/master/csl-citation.json&quot;} RNDJImPJ5v8mc"/><text:span text:style-name="T18">⁠. Unfortunately, other species infecting mice have not been as well investigated, making our understanding of this particular model limited</text:span><text:span text:style-name="T19"> and less applicable outside it’s niche. A more well understood shortcoming of using </text:span><text:span text:style-name="T26">CLS mice</text:span><text:span text:style-name="T19">, is that the model does not represent what occurs in natural scenarios</text:span><text:reference-mark-start text:name="ADDIN CSL_CITATION {&quot;properties&quot;: {&quot;noteIndex&quot;: 0}, &quot;mendeley&quot;: {&quot;formattedCitation&quot;: &quot;(Abolins et al., 2017)&quot;, &quot;plainTextFormattedCitation&quot;: &quot;(Abolins et al., 2017)&quot;, &quot;previouslyFormattedCitation&quot;: &quot;(Abolins et al., 2017)&quot;}, &quot;citationItems&quot;: [{&quot;itemData&quot;: {&quot;issued&quot;: {&quot;date-parts&quot;: [[&quot;2017&quot;, &quot;5&quot;, &quot;3&quot;]]}, &quot;type&quot;: &quot;article-journal&quot;, &quot;volume&quot;: &quot;8&quot;, &quot;container-title&quot;: &quot;Nature Communications&quot;, &quot;DOI&quot;: &quot;10.1038/ncomms14811&quot;, &quot;ISSN&quot;: &quot;2041-1723&quot;, &quot;publisher&quot;: &quot;Nature Publishing Group&quot;, &quot;author&quot;: [{&quot;suffix&quot;: &quot;&quot;, &quot;given&quot;: &quot;Stephen&quot;, &quot;non-dropping-particle&quot;: &quot;&quot;, &quot;dropping-particle&quot;: &quot;&quot;, &quot;parse-names&quot;: false, &quot;family&quot;: &quot;Abolins&quot;}, {&quot;suffix&quot;: &quot;&quot;, &quot;given&quot;: &quot;Elizabeth C&quot;, &quot;non-dropping-particle&quot;: &quot;&quot;, &quot;dropping-particle&quot;: &quot;&quot;, &quot;parse-names&quot;: false, &quot;family&quot;: &quot;King&quot;}, {&quot;suffix&quot;: &quot;&quot;, &quot;given&quot;: &quot;Luke&quot;, &quot;non-dropping-particle&quot;: &quot;&quot;, &quot;dropping-particle&quot;: &quot;&quot;, &quot;parse-names&quot;: false, &quot;family&quot;: &quot;Lazarou&quot;}, {&quot;suffix&quot;: &quot;&quot;, &quot;given&quot;: &quot;Laura&quot;, &quot;non-dropping-particle&quot;: &quot;&quot;, &quot;dropping-particle&quot;: &quot;&quot;, &quot;parse-names&quot;: false, &quot;family&quot;: &quot;Weldon&quot;}, {&quot;suffix&quot;: &quot;&quot;, &quot;given&quot;: &quot;Louise&quot;, &quot;non-dropping-particle&quot;: &quot;&quot;, &quot;dropping-particle&quot;: &quot;&quot;, &quot;parse-names&quot;: false, &quot;family&quot;: &quot;Hughes&quot;}, {&quot;suffix&quot;: &quot;&quot;, &quot;given&quot;: &quot;Paul&quot;, &quot;non-dropping-particle&quot;: &quot;&quot;, &quot;dropping-particle&quot;: &quot;&quot;, &quot;parse-names&quot;: false, &quot;family&quot;: &quot;Drescher&quot;}, {&quot;suffix&quot;: &quot;&quot;, &quot;given&quot;: &quot;John G&quot;, &quot;non-dropping-particle&quot;: &quot;&quot;, &quot;dropping-particle&quot;: &quot;&quot;, &quot;parse-names&quot;: false, &quot;family&quot;: &quot;Raynes&quot;}, {&quot;suffix&quot;: &quot;&quot;, &quot;given&quot;: &quot;Julius C R&quot;, &quot;non-dropping-particle&quot;: &quot;&quot;, &quot;dropping-particle&quot;: &quot;&quot;, &quot;parse-names&quot;: false, &quot;family&quot;: &quot;Hafalla&quot;}, {&quot;suffix&quot;: &quot;&quot;, &quot;given&quot;: &quot;Mark E&quot;, &quot;non-dropping-particle&quot;: &quot;&quot;, &quot;dropping-particle&quot;: &quot;&quot;, &quot;parse-names&quot;: false, &quot;family&quot;: &quot;Viney&quot;}, {&quot;suffix&quot;: &quot;&quot;, &quot;given&quot;: &quot;Eleanor M&quot;, &quot;non-dropping-particle&quot;: &quot;&quot;, &quot;dropping-particle&quot;: &quot;&quot;, &quot;parse-names&quot;: false, &quot;family&quot;: &quot;Riley&quot;}], &quot;title&quot;: &quot;The comparative immunology of wild and laboratory mice, Mus musculus domesticus&quot;, &quot;id&quot;: &quot;ITEM-1&quot;, &quot;page&quot;: &quot;14811&quot;, &quot;abstract&quot;: &quot;The laboratory mouse is the workhorse of immunology, used as a model of mammalian immune function, but how well immune responses of laboratory mice reflect those of free-living animals is unknown. Here we comprehensively characterize serological, cellular and functional immune parameters of wild mice and compare them with laboratory mice, finding that wild mouse cellular immune systems are, comparatively, in a highly activated (primed) state. Associations between immune parameters and infection suggest that high level pathogen exposure drives this activation. Moreover, wild mice have a population of highly activated myeloid cells not present in laboratory mice. By contrast, in vitro cytokine responses to pathogen-associated ligands are generally lower in cells from wild mice, probably reflecting the importance of maintaining immune homeostasis in the face of intense antigenic challenge in the wild. These data provide a comprehensive basis for validating (or not) laboratory mice as a useful and relevant immunological model system. &quot;}, &quot;uris&quot;: [&quot;http://www.mendeley.com/documents/?uuid=cf2db343-c4e5-47a5-a46d-17becfea3337&quot;], &quot;id&quot;: &quot;ITEM-1&quot;}], &quot;schema&quot;: &quot;https://github.com/citation-style-language/schema/raw/master/csl-citation.json&quot;} RNDfXjTVvLWRR"/><text:span text:style-name="T80">(Abolins et al., 2017)</text:span><text:reference-mark-end text:name="ADDIN CSL_CITATION {&quot;properties&quot;: {&quot;noteIndex&quot;: 0}, &quot;mendeley&quot;: {&quot;formattedCitation&quot;: &quot;(Abolins et al., 2017)&quot;, &quot;plainTextFormattedCitation&quot;: &quot;(Abolins et al., 2017)&quot;, &quot;previouslyFormattedCitation&quot;: &quot;(Abolins et al., 2017)&quot;}, &quot;citationItems&quot;: [{&quot;itemData&quot;: {&quot;issued&quot;: {&quot;date-parts&quot;: [[&quot;2017&quot;, &quot;5&quot;, &quot;3&quot;]]}, &quot;type&quot;: &quot;article-journal&quot;, &quot;volume&quot;: &quot;8&quot;, &quot;container-title&quot;: &quot;Nature Communications&quot;, &quot;DOI&quot;: &quot;10.1038/ncomms14811&quot;, &quot;ISSN&quot;: &quot;2041-1723&quot;, &quot;publisher&quot;: &quot;Nature Publishing Group&quot;, &quot;author&quot;: [{&quot;suffix&quot;: &quot;&quot;, &quot;given&quot;: &quot;Stephen&quot;, &quot;non-dropping-particle&quot;: &quot;&quot;, &quot;dropping-particle&quot;: &quot;&quot;, &quot;parse-names&quot;: false, &quot;family&quot;: &quot;Abolins&quot;}, {&quot;suffix&quot;: &quot;&quot;, &quot;given&quot;: &quot;Elizabeth C&quot;, &quot;non-dropping-particle&quot;: &quot;&quot;, &quot;dropping-particle&quot;: &quot;&quot;, &quot;parse-names&quot;: false, &quot;family&quot;: &quot;King&quot;}, {&quot;suffix&quot;: &quot;&quot;, &quot;given&quot;: &quot;Luke&quot;, &quot;non-dropping-particle&quot;: &quot;&quot;, &quot;dropping-particle&quot;: &quot;&quot;, &quot;parse-names&quot;: false, &quot;family&quot;: &quot;Lazarou&quot;}, {&quot;suffix&quot;: &quot;&quot;, &quot;given&quot;: &quot;Laura&quot;, &quot;non-dropping-particle&quot;: &quot;&quot;, &quot;dropping-particle&quot;: &quot;&quot;, &quot;parse-names&quot;: false, &quot;family&quot;: &quot;Weldon&quot;}, {&quot;suffix&quot;: &quot;&quot;, &quot;given&quot;: &quot;Louise&quot;, &quot;non-dropping-particle&quot;: &quot;&quot;, &quot;dropping-particle&quot;: &quot;&quot;, &quot;parse-names&quot;: false, &quot;family&quot;: &quot;Hughes&quot;}, {&quot;suffix&quot;: &quot;&quot;, &quot;given&quot;: &quot;Paul&quot;, &quot;non-dropping-particle&quot;: &quot;&quot;, &quot;dropping-particle&quot;: &quot;&quot;, &quot;parse-names&quot;: false, &quot;family&quot;: &quot;Drescher&quot;}, {&quot;suffix&quot;: &quot;&quot;, &quot;given&quot;: &quot;John G&quot;, &quot;non-dropping-particle&quot;: &quot;&quot;, &quot;dropping-particle&quot;: &quot;&quot;, &quot;parse-names&quot;: false, &quot;family&quot;: &quot;Raynes&quot;}, {&quot;suffix&quot;: &quot;&quot;, &quot;given&quot;: &quot;Julius C R&quot;, &quot;non-dropping-particle&quot;: &quot;&quot;, &quot;dropping-particle&quot;: &quot;&quot;, &quot;parse-names&quot;: false, &quot;family&quot;: &quot;Hafalla&quot;}, {&quot;suffix&quot;: &quot;&quot;, &quot;given&quot;: &quot;Mark E&quot;, &quot;non-dropping-particle&quot;: &quot;&quot;, &quot;dropping-particle&quot;: &quot;&quot;, &quot;parse-names&quot;: false, &quot;family&quot;: &quot;Viney&quot;}, {&quot;suffix&quot;: &quot;&quot;, &quot;given&quot;: &quot;Eleanor M&quot;, &quot;non-dropping-particle&quot;: &quot;&quot;, &quot;dropping-particle&quot;: &quot;&quot;, &quot;parse-names&quot;: false, &quot;family&quot;: &quot;Riley&quot;}], &quot;title&quot;: &quot;The comparative immunology of wild and laboratory mice, Mus musculus domesticus&quot;, &quot;id&quot;: &quot;ITEM-1&quot;, &quot;page&quot;: &quot;14811&quot;, &quot;abstract&quot;: &quot;The laboratory mouse is the workhorse of immunology, used as a model of mammalian immune function, but how well immune responses of laboratory mice reflect those of free-living animals is unknown. Here we comprehensively characterize serological, cellular and functional immune parameters of wild mice and compare them with laboratory mice, finding that wild mouse cellular immune systems are, comparatively, in a highly activated (primed) state. Associations between immune parameters and infection suggest that high level pathogen exposure drives this activation. Moreover, wild mice have a population of highly activated myeloid cells not present in laboratory mice. By contrast, in vitro cytokine responses to pathogen-associated ligands are generally lower in cells from wild mice, probably reflecting the importance of maintaining immune homeostasis in the face of intense antigenic challenge in the wild. These data provide a comprehensive basis for validating (or not) laboratory mice as a useful and relevant immunological model system. &quot;}, &quot;uris&quot;: [&quot;http://www.mendeley.com/documents/?uuid=cf2db343-c4e5-47a5-a46d-17becfea3337&quot;], &quot;id&quot;: &quot;ITEM-1&quot;}], &quot;schema&quot;: &quot;https://github.com/citation-style-language/schema/raw/master/csl-citation.json&quot;} RNDfXjTVvLWRR"/><text:span text:style-name="T19">⁠. </text:span><text:span text:style-name="T20">In hand with this, using a parasite strain that has been passaged many times over, can lead to selection of traits for that particular scenario and a loss of the initial, wild-originating characteristics</text:span><text:reference-mark-start text:name="ADDIN CSL_CITATION {&quot;properties&quot;: {&quot;noteIndex&quot;: 0}, &quot;mendeley&quot;: {&quot;formattedCitation&quot;: &quot;(Ebert, 1998)&quot;, &quot;plainTextFormattedCitation&quot;: &quot;(Ebert, 1998)&quot;, &quot;previouslyFormattedCitation&quot;: &quot;(Ebert, 1998)&quot;}, &quot;citationItems&quot;: [{&quot;itemData&quot;: {&quot;issued&quot;: {&quot;date-parts&quot;: [[&quot;1998&quot;, &quot;11&quot;, &quot;20&quot;]]}, &quot;type&quot;: &quot;article-journal&quot;, &quot;author&quot;: [{&quot;suffix&quot;: &quot;&quot;, &quot;given&quot;: &quot;Dieter&quot;, &quot;non-dropping-particle&quot;: &quot;&quot;, &quot;dropping-particle&quot;: &quot;&quot;, &quot;parse-names&quot;: false, &quot;family&quot;: &quot;Ebert&quot;}], &quot;title&quot;: &quot;Experimental Evolution of Parasites&quot;, &quot;volume&quot;: &quot;282&quot;, &quot;id&quot;: &quot;ITEM-1&quot;, &quot;DOI&quot;: &quot;10.1126/science.282.5393.1432&quot;, &quot;page&quot;: &quot;1432 LP  - 1436&quot;, &quot;container-title&quot;: &quot;Science&quot;, &quot;abstract&quot;: &quot;Serial passage experiments are a form of experimental evolution that is frequently used in applied sciences; for example, in vaccine development. During these experiments, molecular and phenotypic evolution can be monitored in real time, providing insights into the causes and consequences of parasite evolution. Within-host competition generally drives an increase in a parasite&amp;#039;s virulence in a new host, whereas the parasite becomes avirulent to its former host, indicating a trade-off between parasite fitnesses on different hosts. Understanding why parasite virulence seldom escalates similarly in natural populations could help us to manage virulence and deal with emerging diseases.&quot;, &quot;issue&quot;: &quot;5393&quot;}, &quot;uris&quot;: [&quot;http://www.mendeley.com/documents/?uuid=132d36fe-a4f2-40ee-9e10-0f324d5bb258&quot;], &quot;id&quot;: &quot;ITEM-1&quot;}], &quot;schema&quot;: &quot;https://github.com/citation-style-language/schema/raw/master/csl-citation.json&quot;} RND6xoq58HWy2"/><text:span text:style-name="T75">(Ebert, 1998)</text:span><text:reference-mark-end text:name="ADDIN CSL_CITATION {&quot;properties&quot;: {&quot;noteIndex&quot;: 0}, &quot;mendeley&quot;: {&quot;formattedCitation&quot;: &quot;(Ebert, 1998)&quot;, &quot;plainTextFormattedCitation&quot;: &quot;(Ebert, 1998)&quot;, &quot;previouslyFormattedCitation&quot;: &quot;(Ebert, 1998)&quot;}, &quot;citationItems&quot;: [{&quot;itemData&quot;: {&quot;issued&quot;: {&quot;date-parts&quot;: [[&quot;1998&quot;, &quot;11&quot;, &quot;20&quot;]]}, &quot;type&quot;: &quot;article-journal&quot;, &quot;author&quot;: [{&quot;suffix&quot;: &quot;&quot;, &quot;given&quot;: &quot;Dieter&quot;, &quot;non-dropping-particle&quot;: &quot;&quot;, &quot;dropping-particle&quot;: &quot;&quot;, &quot;parse-names&quot;: false, &quot;family&quot;: &quot;Ebert&quot;}], &quot;title&quot;: &quot;Experimental Evolution of Parasites&quot;, &quot;volume&quot;: &quot;282&quot;, &quot;id&quot;: &quot;ITEM-1&quot;, &quot;DOI&quot;: &quot;10.1126/science.282.5393.1432&quot;, &quot;page&quot;: &quot;1432 LP  - 1436&quot;, &quot;container-title&quot;: &quot;Science&quot;, &quot;abstract&quot;: &quot;Serial passage experiments are a form of experimental evolution that is frequently used in applied sciences; for example, in vaccine development. During these experiments, molecular and phenotypic evolution can be monitored in real time, providing insights into the causes and consequences of parasite evolution. Within-host competition generally drives an increase in a parasite&amp;#039;s virulence in a new host, whereas the parasite becomes avirulent to its former host, indicating a trade-off between parasite fitnesses on different hosts. Understanding why parasite virulence seldom escalates similarly in natural populations could help us to manage virulence and deal with emerging diseases.&quot;, &quot;issue&quot;: &quot;5393&quot;}, &quot;uris&quot;: [&quot;http://www.mendeley.com/documents/?uuid=132d36fe-a4f2-40ee-9e10-0f324d5bb258&quot;], &quot;id&quot;: &quot;ITEM-1&quot;}], &quot;schema&quot;: &quot;https://github.com/citation-style-language/schema/raw/master/csl-citation.json&quot;} RND6xoq58HWy2"/><text:span text:style-name="T20">⁠.</text:span></text:p>
      <text:p text:style-name="P15"/>
      <text:p text:style-name="P82"><text:span text:style-name="T20">I</text:span><text:span text:style-name="T16">t has been established by a large number of previous studies that </text:span><text:span text:style-name="T26">CLS and specific pathogen free (SPF)</text:span><text:span text:style-name="T16"> mice are in ideal tool for isolating and studying a variety of mechanisms, including immunity and infection. </text:span><text:span text:style-name="T21">During recent years it has been extensively show</text:span><text:span text:style-name="T24">n</text:span><text:span text:style-name="T21"> that the observations made in laboratory animals differ widely from those made in wild living ones</text:span><text:reference-mark-start text:name="ADDIN CSL_CITATION {&quot;properties&quot;: {&quot;noteIndex&quot;: 0}, &quot;mendeley&quot;: {&quot;formattedCitation&quot;: &quot;(Abolins et al., 2017)&quot;, &quot;plainTextFormattedCitation&quot;: &quot;(Abolins et al., 2017)&quot;, &quot;previouslyFormattedCitation&quot;: &quot;(Abolins et al., 2017)&quot;}, &quot;citationItems&quot;: [{&quot;itemData&quot;: {&quot;issued&quot;: {&quot;date-parts&quot;: [[&quot;2017&quot;, &quot;5&quot;, &quot;3&quot;]]}, &quot;type&quot;: &quot;article-journal&quot;, &quot;volume&quot;: &quot;8&quot;, &quot;container-title&quot;: &quot;Nature Communications&quot;, &quot;DOI&quot;: &quot;10.1038/ncomms14811&quot;, &quot;ISSN&quot;: &quot;2041-1723&quot;, &quot;publisher&quot;: &quot;Nature Publishing Group&quot;, &quot;author&quot;: [{&quot;suffix&quot;: &quot;&quot;, &quot;given&quot;: &quot;Stephen&quot;, &quot;non-dropping-particle&quot;: &quot;&quot;, &quot;dropping-particle&quot;: &quot;&quot;, &quot;parse-names&quot;: false, &quot;family&quot;: &quot;Abolins&quot;}, {&quot;suffix&quot;: &quot;&quot;, &quot;given&quot;: &quot;Elizabeth C&quot;, &quot;non-dropping-particle&quot;: &quot;&quot;, &quot;dropping-particle&quot;: &quot;&quot;, &quot;parse-names&quot;: false, &quot;family&quot;: &quot;King&quot;}, {&quot;suffix&quot;: &quot;&quot;, &quot;given&quot;: &quot;Luke&quot;, &quot;non-dropping-particle&quot;: &quot;&quot;, &quot;dropping-particle&quot;: &quot;&quot;, &quot;parse-names&quot;: false, &quot;family&quot;: &quot;Lazarou&quot;}, {&quot;suffix&quot;: &quot;&quot;, &quot;given&quot;: &quot;Laura&quot;, &quot;non-dropping-particle&quot;: &quot;&quot;, &quot;dropping-particle&quot;: &quot;&quot;, &quot;parse-names&quot;: false, &quot;family&quot;: &quot;Weldon&quot;}, {&quot;suffix&quot;: &quot;&quot;, &quot;given&quot;: &quot;Louise&quot;, &quot;non-dropping-particle&quot;: &quot;&quot;, &quot;dropping-particle&quot;: &quot;&quot;, &quot;parse-names&quot;: false, &quot;family&quot;: &quot;Hughes&quot;}, {&quot;suffix&quot;: &quot;&quot;, &quot;given&quot;: &quot;Paul&quot;, &quot;non-dropping-particle&quot;: &quot;&quot;, &quot;dropping-particle&quot;: &quot;&quot;, &quot;parse-names&quot;: false, &quot;family&quot;: &quot;Drescher&quot;}, {&quot;suffix&quot;: &quot;&quot;, &quot;given&quot;: &quot;John G&quot;, &quot;non-dropping-particle&quot;: &quot;&quot;, &quot;dropping-particle&quot;: &quot;&quot;, &quot;parse-names&quot;: false, &quot;family&quot;: &quot;Raynes&quot;}, {&quot;suffix&quot;: &quot;&quot;, &quot;given&quot;: &quot;Julius C R&quot;, &quot;non-dropping-particle&quot;: &quot;&quot;, &quot;dropping-particle&quot;: &quot;&quot;, &quot;parse-names&quot;: false, &quot;family&quot;: &quot;Hafalla&quot;}, {&quot;suffix&quot;: &quot;&quot;, &quot;given&quot;: &quot;Mark E&quot;, &quot;non-dropping-particle&quot;: &quot;&quot;, &quot;dropping-particle&quot;: &quot;&quot;, &quot;parse-names&quot;: false, &quot;family&quot;: &quot;Viney&quot;}, {&quot;suffix&quot;: &quot;&quot;, &quot;given&quot;: &quot;Eleanor M&quot;, &quot;non-dropping-particle&quot;: &quot;&quot;, &quot;dropping-particle&quot;: &quot;&quot;, &quot;parse-names&quot;: false, &quot;family&quot;: &quot;Riley&quot;}], &quot;title&quot;: &quot;The comparative immunology of wild and laboratory mice, Mus musculus domesticus&quot;, &quot;id&quot;: &quot;ITEM-1&quot;, &quot;page&quot;: &quot;14811&quot;, &quot;abstract&quot;: &quot;The laboratory mouse is the workhorse of immunology, used as a model of mammalian immune function, but how well immune responses of laboratory mice reflect those of free-living animals is unknown. Here we comprehensively characterize serological, cellular and functional immune parameters of wild mice and compare them with laboratory mice, finding that wild mouse cellular immune systems are, comparatively, in a highly activated (primed) state. Associations between immune parameters and infection suggest that high level pathogen exposure drives this activation. Moreover, wild mice have a population of highly activated myeloid cells not present in laboratory mice. By contrast, in vitro cytokine responses to pathogen-associated ligands are generally lower in cells from wild mice, probably reflecting the importance of maintaining immune homeostasis in the face of intense antigenic challenge in the wild. These data provide a comprehensive basis for validating (or not) laboratory mice as a useful and relevant immunological model system. &quot;}, &quot;uris&quot;: [&quot;http://www.mendeley.com/documents/?uuid=cf2db343-c4e5-47a5-a46d-17becfea3337&quot;], &quot;id&quot;: &quot;ITEM-1&quot;}], &quot;schema&quot;: &quot;https://github.com/citation-style-language/schema/raw/master/csl-citation.json&quot;} RNDYv83eL5dYp"/><text:span text:style-name="T76">(Abolins et al., 2017)</text:span><text:reference-mark-end text:name="ADDIN CSL_CITATION {&quot;properties&quot;: {&quot;noteIndex&quot;: 0}, &quot;mendeley&quot;: {&quot;formattedCitation&quot;: &quot;(Abolins et al., 2017)&quot;, &quot;plainTextFormattedCitation&quot;: &quot;(Abolins et al., 2017)&quot;, &quot;previouslyFormattedCitation&quot;: &quot;(Abolins et al., 2017)&quot;}, &quot;citationItems&quot;: [{&quot;itemData&quot;: {&quot;issued&quot;: {&quot;date-parts&quot;: [[&quot;2017&quot;, &quot;5&quot;, &quot;3&quot;]]}, &quot;type&quot;: &quot;article-journal&quot;, &quot;volume&quot;: &quot;8&quot;, &quot;container-title&quot;: &quot;Nature Communications&quot;, &quot;DOI&quot;: &quot;10.1038/ncomms14811&quot;, &quot;ISSN&quot;: &quot;2041-1723&quot;, &quot;publisher&quot;: &quot;Nature Publishing Group&quot;, &quot;author&quot;: [{&quot;suffix&quot;: &quot;&quot;, &quot;given&quot;: &quot;Stephen&quot;, &quot;non-dropping-particle&quot;: &quot;&quot;, &quot;dropping-particle&quot;: &quot;&quot;, &quot;parse-names&quot;: false, &quot;family&quot;: &quot;Abolins&quot;}, {&quot;suffix&quot;: &quot;&quot;, &quot;given&quot;: &quot;Elizabeth C&quot;, &quot;non-dropping-particle&quot;: &quot;&quot;, &quot;dropping-particle&quot;: &quot;&quot;, &quot;parse-names&quot;: false, &quot;family&quot;: &quot;King&quot;}, {&quot;suffix&quot;: &quot;&quot;, &quot;given&quot;: &quot;Luke&quot;, &quot;non-dropping-particle&quot;: &quot;&quot;, &quot;dropping-particle&quot;: &quot;&quot;, &quot;parse-names&quot;: false, &quot;family&quot;: &quot;Lazarou&quot;}, {&quot;suffix&quot;: &quot;&quot;, &quot;given&quot;: &quot;Laura&quot;, &quot;non-dropping-particle&quot;: &quot;&quot;, &quot;dropping-particle&quot;: &quot;&quot;, &quot;parse-names&quot;: false, &quot;family&quot;: &quot;Weldon&quot;}, {&quot;suffix&quot;: &quot;&quot;, &quot;given&quot;: &quot;Louise&quot;, &quot;non-dropping-particle&quot;: &quot;&quot;, &quot;dropping-particle&quot;: &quot;&quot;, &quot;parse-names&quot;: false, &quot;family&quot;: &quot;Hughes&quot;}, {&quot;suffix&quot;: &quot;&quot;, &quot;given&quot;: &quot;Paul&quot;, &quot;non-dropping-particle&quot;: &quot;&quot;, &quot;dropping-particle&quot;: &quot;&quot;, &quot;parse-names&quot;: false, &quot;family&quot;: &quot;Drescher&quot;}, {&quot;suffix&quot;: &quot;&quot;, &quot;given&quot;: &quot;John G&quot;, &quot;non-dropping-particle&quot;: &quot;&quot;, &quot;dropping-particle&quot;: &quot;&quot;, &quot;parse-names&quot;: false, &quot;family&quot;: &quot;Raynes&quot;}, {&quot;suffix&quot;: &quot;&quot;, &quot;given&quot;: &quot;Julius C R&quot;, &quot;non-dropping-particle&quot;: &quot;&quot;, &quot;dropping-particle&quot;: &quot;&quot;, &quot;parse-names&quot;: false, &quot;family&quot;: &quot;Hafalla&quot;}, {&quot;suffix&quot;: &quot;&quot;, &quot;given&quot;: &quot;Mark E&quot;, &quot;non-dropping-particle&quot;: &quot;&quot;, &quot;dropping-particle&quot;: &quot;&quot;, &quot;parse-names&quot;: false, &quot;family&quot;: &quot;Viney&quot;}, {&quot;suffix&quot;: &quot;&quot;, &quot;given&quot;: &quot;Eleanor M&quot;, &quot;non-dropping-particle&quot;: &quot;&quot;, &quot;dropping-particle&quot;: &quot;&quot;, &quot;parse-names&quot;: false, &quot;family&quot;: &quot;Riley&quot;}], &quot;title&quot;: &quot;The comparative immunology of wild and laboratory mice, Mus musculus domesticus&quot;, &quot;id&quot;: &quot;ITEM-1&quot;, &quot;page&quot;: &quot;14811&quot;, &quot;abstract&quot;: &quot;The laboratory mouse is the workhorse of immunology, used as a model of mammalian immune function, but how well immune responses of laboratory mice reflect those of free-living animals is unknown. Here we comprehensively characterize serological, cellular and functional immune parameters of wild mice and compare them with laboratory mice, finding that wild mouse cellular immune systems are, comparatively, in a highly activated (primed) state. Associations between immune parameters and infection suggest that high level pathogen exposure drives this activation. Moreover, wild mice have a population of highly activated myeloid cells not present in laboratory mice. By contrast, in vitro cytokine responses to pathogen-associated ligands are generally lower in cells from wild mice, probably reflecting the importance of maintaining immune homeostasis in the face of intense antigenic challenge in the wild. These data provide a comprehensive basis for validating (or not) laboratory mice as a useful and relevant immunological model system. &quot;}, &quot;uris&quot;: [&quot;http://www.mendeley.com/documents/?uuid=cf2db343-c4e5-47a5-a46d-17becfea3337&quot;], &quot;id&quot;: &quot;ITEM-1&quot;}], &quot;schema&quot;: &quot;https://github.com/citation-style-language/schema/raw/master/csl-citation.json&quot;} RNDYv83eL5dYp"/><text:span text:style-name="T21">⁠. This topic has become a focus for proof in many research studies, however very few focus on the difference under a specific and controlled infection scenario. </text:span></text:p>
      <text:p text:style-name="P82"/>
      <text:p text:style-name="P5"><text:span text:style-name="T19">Here we introduce an immunological study of the host response to an understudies species of </text:span><text:span text:style-name="T9">Eimeria</text:span><text:span text:style-name="T19">, called </text:span><text:span text:style-name="T9">Eimeria ferrisi, </text:span><text:span text:style-name="T23">which is the most prevalent within the </text:span><text:span text:style-name="T20">European House Mouse Hybrid Zone</text:span><text:span text:style-name="T23"> </text:span><text:span text:style-name="T25">(</text:span><text:span text:style-name="T23">EHMHZ</text:span><text:span text:style-name="T25">)</text:span><text:reference-mark-start text:name="ADDIN CSL_CITATION {&quot;properties&quot;: {&quot;noteIndex&quot;: 0}, &quot;mendeley&quot;: {&quot;formattedCitation&quot;: &quot;(Jarqu\u00edn-D\u00edaz et al., 2019)&quot;, &quot;plainTextFormattedCitation&quot;: &quot;(Jarqu\u00edn-D\u00edaz et al., 2019)&quot;, &quot;previouslyFormattedCitation&quot;: &quot;(Jarqu\u00edn-D\u00edaz et al., 2019)&quot;}, &quot;citationItems&quot;: [{&quot;itemData&quot;: {&quot;issued&quot;: {&quot;date-parts&quot;: [[&quot;2019&quot;, &quot;7&quot;, &quot;10&quot;]]}, &quot;type&quot;: &quot;article-journal&quot;, &quot;volume&quot;: &quot;10&quot;, &quot;container-title&quot;: &quot;International journal for parasitology. Parasites and wildlife&quot;, &quot;DOI&quot;: &quot;10.1016/j.ijppaw.2019.07.004&quot;, &quot;ISSN&quot;: &quot;2213-2244&quot;, &quot;publisher&quot;: &quot;Elsevier&quot;, &quot;author&quot;: [{&quot;suffix&quot;: &quot;&quot;, &quot;given&quot;: &quot;V\u00edctor Hugo&quot;, &quot;non-dropping-particle&quot;: &quot;&quot;, &quot;dropping-particle&quot;: &quot;&quot;, &quot;parse-names&quot;: false, &quot;family&quot;: &quot;Jarqu\u00edn-D\u00edaz&quot;}, {&quot;suffix&quot;: &quot;&quot;, &quot;given&quot;: &quot;Alice&quot;, &quot;non-dropping-particle&quot;: &quot;&quot;, &quot;dropping-particle&quot;: &quot;&quot;, &quot;parse-names&quot;: false, &quot;family&quot;: &quot;Balard&quot;}, {&quot;suffix&quot;: &quot;&quot;, &quot;given&quot;: &quot;Jenny&quot;, &quot;non-dropping-particle&quot;: &quot;&quot;, &quot;dropping-particle&quot;: &quot;&quot;, &quot;parse-names&quot;: false, &quot;family&quot;: &quot;Jost&quot;}, {&quot;suffix&quot;: &quot;&quot;, &quot;given&quot;: &quot;Julia&quot;, &quot;non-dropping-particle&quot;: &quot;&quot;, &quot;dropping-particle&quot;: &quot;&quot;, &quot;parse-names&quot;: false, &quot;family&quot;: &quot;Kraft&quot;}, {&quot;suffix&quot;: &quot;&quot;, &quot;given&quot;: &quot;Mert Naci&quot;, &quot;non-dropping-particle&quot;: &quot;&quot;, &quot;dropping-particle&quot;: &quot;&quot;, &quot;parse-names&quot;: false, &quot;family&quot;: &quot;Dikmen&quot;}, {&quot;suffix&quot;: &quot;&quot;, &quot;given&quot;: &quot;Jana&quot;, &quot;non-dropping-particle&quot;: &quot;&quot;, &quot;dropping-particle&quot;: &quot;&quot;, &quot;parse-names&quot;: false, &quot;family&quot;: &quot;Kvi\u010derov\u00e1&quot;}, {&quot;suffix&quot;: &quot;&quot;, &quot;given&quot;: &quot;Emanuel&quot;, &quot;non-dropping-particle&quot;: &quot;&quot;, &quot;dropping-particle&quot;: &quot;&quot;, &quot;parse-names&quot;: false, &quot;family&quot;: &quot;Heitlinger&quot;}], &quot;title&quot;: &quot;Detection and quantification of house mouse Eimeria at the species level - Challenges and solutions for the assessment of coccidia in wildlife&quot;, &quot;id&quot;: &quot;ITEM-1&quot;, &quot;language&quot;: &quot;eng&quot;, &quot;page&quot;: &quot;29-40&quot;, &quot;abstract&quot;: &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 &quot;uris&quot;: [&quot;http://www.mendeley.com/documents/?uuid=c88f6a35-b3f0-4e1a-a464-eccf9804841a&quot;], &quot;id&quot;: &quot;ITEM-1&quot;}], &quot;schema&quot;: &quot;https://github.com/citation-style-language/schema/raw/master/csl-citation.json&quot;} RNDi4EDAPo20F"/><text:span text:style-name="T79">(Jarquín-Díaz et al., 2019)</text:span><text:reference-mark-end text:name="ADDIN CSL_CITATION {&quot;properties&quot;: {&quot;noteIndex&quot;: 0}, &quot;mendeley&quot;: {&quot;formattedCitation&quot;: &quot;(Jarqu\u00edn-D\u00edaz et al., 2019)&quot;, &quot;plainTextFormattedCitation&quot;: &quot;(Jarqu\u00edn-D\u00edaz et al., 2019)&quot;, &quot;previouslyFormattedCitation&quot;: &quot;(Jarqu\u00edn-D\u00edaz et al., 2019)&quot;}, &quot;citationItems&quot;: [{&quot;itemData&quot;: {&quot;issued&quot;: {&quot;date-parts&quot;: [[&quot;2019&quot;, &quot;7&quot;, &quot;10&quot;]]}, &quot;type&quot;: &quot;article-journal&quot;, &quot;volume&quot;: &quot;10&quot;, &quot;container-title&quot;: &quot;International journal for parasitology. Parasites and wildlife&quot;, &quot;DOI&quot;: &quot;10.1016/j.ijppaw.2019.07.004&quot;, &quot;ISSN&quot;: &quot;2213-2244&quot;, &quot;publisher&quot;: &quot;Elsevier&quot;, &quot;author&quot;: [{&quot;suffix&quot;: &quot;&quot;, &quot;given&quot;: &quot;V\u00edctor Hugo&quot;, &quot;non-dropping-particle&quot;: &quot;&quot;, &quot;dropping-particle&quot;: &quot;&quot;, &quot;parse-names&quot;: false, &quot;family&quot;: &quot;Jarqu\u00edn-D\u00edaz&quot;}, {&quot;suffix&quot;: &quot;&quot;, &quot;given&quot;: &quot;Alice&quot;, &quot;non-dropping-particle&quot;: &quot;&quot;, &quot;dropping-particle&quot;: &quot;&quot;, &quot;parse-names&quot;: false, &quot;family&quot;: &quot;Balard&quot;}, {&quot;suffix&quot;: &quot;&quot;, &quot;given&quot;: &quot;Jenny&quot;, &quot;non-dropping-particle&quot;: &quot;&quot;, &quot;dropping-particle&quot;: &quot;&quot;, &quot;parse-names&quot;: false, &quot;family&quot;: &quot;Jost&quot;}, {&quot;suffix&quot;: &quot;&quot;, &quot;given&quot;: &quot;Julia&quot;, &quot;non-dropping-particle&quot;: &quot;&quot;, &quot;dropping-particle&quot;: &quot;&quot;, &quot;parse-names&quot;: false, &quot;family&quot;: &quot;Kraft&quot;}, {&quot;suffix&quot;: &quot;&quot;, &quot;given&quot;: &quot;Mert Naci&quot;, &quot;non-dropping-particle&quot;: &quot;&quot;, &quot;dropping-particle&quot;: &quot;&quot;, &quot;parse-names&quot;: false, &quot;family&quot;: &quot;Dikmen&quot;}, {&quot;suffix&quot;: &quot;&quot;, &quot;given&quot;: &quot;Jana&quot;, &quot;non-dropping-particle&quot;: &quot;&quot;, &quot;dropping-particle&quot;: &quot;&quot;, &quot;parse-names&quot;: false, &quot;family&quot;: &quot;Kvi\u010derov\u00e1&quot;}, {&quot;suffix&quot;: &quot;&quot;, &quot;given&quot;: &quot;Emanuel&quot;, &quot;non-dropping-particle&quot;: &quot;&quot;, &quot;dropping-particle&quot;: &quot;&quot;, &quot;parse-names&quot;: false, &quot;family&quot;: &quot;Heitlinger&quot;}], &quot;title&quot;: &quot;Detection and quantification of house mouse Eimeria at the species level - Challenges and solutions for the assessment of coccidia in wildlife&quot;, &quot;id&quot;: &quot;ITEM-1&quot;, &quot;language&quot;: &quot;eng&quot;, &quot;page&quot;: &quot;29-40&quot;, &quot;abstract&quot;: &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 &quot;uris&quot;: [&quot;http://www.mendeley.com/documents/?uuid=c88f6a35-b3f0-4e1a-a464-eccf9804841a&quot;], &quot;id&quot;: &quot;ITEM-1&quot;}], &quot;schema&quot;: &quot;https://github.com/citation-style-language/schema/raw/master/csl-citation.json&quot;} RNDi4EDAPo20F"/><text:span text:style-name="T23">⁠</text:span><text:span text:style-name="T19">. </text:span><text:span text:style-name="T20">To circumvent the problematic of using </text:span><text:span text:style-name="T26">CLS</text:span><text:span text:style-name="T20"> mice, we infect </text:span><text:span text:style-name="T26">wild-derived strains (WDS)</text:span><text:span text:style-name="T20"> mice derived from wild mice captured in the EHMHZ. </text:span><text:span text:style-name="T22">As a comparison of model, we also include </text:span><text:span text:style-name="T26">CLS</text:span><text:span text:style-name="T22"> SWISS mice, inbred </text:span><text:span text:style-name="T26">WDS</text:span><text:span text:style-name="T22"> mice (parental strains isolated from the EHMHZ </text:span><text:span text:style-name="T23">and inbred for 40 generations</text:span><text:span text:style-name="T22">) </text:span><text:span text:style-name="T26">and wild mice from within the EHMHZ</text:span><text:span text:style-name="T22">. </text:span></text:p>
      <text:p text:style-name="P17"/>
      <text:p text:style-name="P47"><text:span text:style-name="T119">Research into r</text:span><text:span text:style-name="T22">ewilding of laboratory mice </text:span><text:span text:style-name="T119">has seen a success in recent years as a means to identify immune system differences between wild and specific pathogen free (SPF) mice</text:span><text:reference-mark-start text:name="ADDIN CSL_CITATION {&quot;properties&quot;: {&quot;noteIndex&quot;: 0}, &quot;mendeley&quot;: {&quot;formattedCitation&quot;: &quot;(Yeung et al., 2020)&quot;, &quot;plainTextFormattedCitation&quot;: &quot;(Yeung et al., 2020)&quot;, &quot;previouslyFormattedCitation&quot;: &quot;(Yeung et al., 2020)&quot;}, &quot;citationItems&quot;: [{&quot;itemData&quot;: {&quot;issued&quot;: {&quot;date-parts&quot;: [[&quot;2020&quot;, &quot;5&quot;, &quot;13&quot;]]}, &quot;type&quot;: &quot;article-journal&quot;, &quot;volume&quot;: &quot;27&quot;, &quot;note&quot;: &quot;doi: 10.1016/j.chom.2020.02.015&quot;, &quot;container-title&quot;: &quot;Cell Host &amp; Microbe&quot;, &quot;DOI&quot;: &quot;10.1016/j.chom.2020.02.015&quot;, &quot;ISSN&quot;: &quot;1931-3128&quot;, &quot;abstract&quot;: &quot;Free-living mammals, such as humans and wild mice, display heightened immune activation compared with artificially maintained laboratory mice. These differences are partially attributed to microbial exposure as laboratory mice infected with pathogens exhibit immune profiles more closely resembling that of free-living animals. Here, we examine how colonization by microorganisms within the natural environment contributes to immune system maturation by releasing inbred laboratory mice into an outdoor enclosure. In addition to enhancing differentiation of\u00a0T\u00a0cell populations previously associated with\u00a0pathogen exposure, outdoor release increased circulating granulocytes. However, these ?rewilded? mice were not infected by pathogens previously implicated in immune activation. Rather, immune system changes were associated with altered microbiota composition with notable increases in intestinal fungi. Fungi isolated from rewilded mice were sufficient in increasing circulating granulocytes. These findings establish a model to investigate how the natural environment impacts immune development and show that sustained fungal exposure impacts granulocyte numbers.&quot;, &quot;publisher&quot;: &quot;Elsevier&quot;, &quot;author&quot;: [{&quot;suffix&quot;: &quot;&quot;, &quot;given&quot;: &quot;Frank&quot;, &quot;non-dropping-particle&quot;: &quot;&quot;, &quot;dropping-particle&quot;: &quot;&quot;, &quot;parse-names&quot;: false, &quot;family&quot;: &quot;Yeung&quot;}, {&quot;suffix&quot;: &quot;&quot;, &quot;given&quot;: &quot;Ying-Han&quot;, &quot;non-dropping-particle&quot;: &quot;&quot;, &quot;dropping-particle&quot;: &quot;&quot;, &quot;parse-names&quot;: false, &quot;family&quot;: &quot;Chen&quot;}, {&quot;suffix&quot;: &quot;&quot;, &quot;given&quot;: &quot;Jian-Da&quot;, &quot;non-dropping-particle&quot;: &quot;&quot;, &quot;dropping-particle&quot;: &quot;&quot;, &quot;parse-names&quot;: false, &quot;family&quot;: &quot;Lin&quot;}, {&quot;suffix&quot;: &quot;&quot;, &quot;given&quot;: &quot;Jacqueline M&quot;, &quot;non-dropping-particle&quot;: &quot;&quot;, &quot;dropping-particle&quot;: &quot;&quot;, &quot;parse-names&quot;: false, &quot;family&quot;: &quot;Leung&quot;}, {&quot;suffix&quot;: &quot;&quot;, &quot;given&quot;: &quot;Caroline&quot;, &quot;non-dropping-particle&quot;: &quot;&quot;, &quot;dropping-particle&quot;: &quot;&quot;, &quot;parse-names&quot;: false, &quot;family&quot;: &quot;McCauley&quot;}, {&quot;suffix&quot;: &quot;&quot;, &quot;given&quot;: &quot;Joseph C&quot;, &quot;non-dropping-particle&quot;: &quot;&quot;, &quot;dropping-particle&quot;: &quot;&quot;, &quot;parse-names&quot;: false, &quot;family&quot;: &quot;Devlin&quot;}, {&quot;suffix&quot;: &quot;&quot;, &quot;given&quot;: &quot;Christina&quot;, &quot;non-dropping-particle&quot;: &quot;&quot;, &quot;dropping-particle&quot;: &quot;&quot;, &quot;parse-names&quot;: false, &quot;family&quot;: &quot;Hansen&quot;}, {&quot;suffix&quot;: &quot;&quot;, &quot;given&quot;: &quot;Alex&quot;, &quot;non-dropping-particle&quot;: &quot;&quot;, &quot;dropping-particle&quot;: &quot;&quot;, &quot;parse-names&quot;: false, &quot;family&quot;: &quot;Cronkite&quot;}, {&quot;suffix&quot;: &quot;&quot;, &quot;given&quot;: &quot;Zac&quot;, &quot;non-dropping-particle&quot;: &quot;&quot;, &quot;dropping-particle&quot;: &quot;&quot;, &quot;parse-names&quot;: false, &quot;family&quot;: &quot;Stephens&quot;}, {&quot;suffix&quot;: &quot;&quot;, &quot;given&quot;: &quot;Charlotte&quot;, &quot;non-dropping-particle&quot;: &quot;&quot;, &quot;dropping-particle&quot;: &quot;&quot;, &quot;parse-names&quot;: false, &quot;family&quot;: &quot;Drake-Dunn&quot;}, {&quot;suffix&quot;: &quot;&quot;, &quot;given&quot;: &quot;Yi&quot;, &quot;non-dropping-particle&quot;: &quot;&quot;, &quot;dropping-particle&quot;: &quot;&quot;, &quot;parse-names&quot;: false, &quot;family&quot;: &quot;Fulmer&quot;}, {&quot;suffix&quot;: &quot;&quot;, &quot;given&quot;: &quot;Bo&quot;, &quot;non-dropping-particle&quot;: &quot;&quot;, &quot;dropping-particle&quot;: &quot;&quot;, &quot;parse-names&quot;: false, &quot;family&quot;: &quot;Shopsin&quot;}, {&quot;suffix&quot;: &quot;&quot;, &quot;given&quot;: &quot;Kelly&quot;, &quot;non-dropping-particle&quot;: &quot;&quot;, &quot;dropping-particle&quot;: &quot;V&quot;, &quot;parse-names&quot;: false, &quot;family&quot;: &quot;Ruggles&quot;}, {&quot;suffix&quot;: &quot;&quot;, &quot;given&quot;: &quot;June L&quot;, &quot;non-dropping-particle&quot;: &quot;&quot;, &quot;dropping-particle&quot;: &quot;&quot;, &quot;parse-names&quot;: false, &quot;family&quot;: &quot;Round&quot;}, {&quot;suffix&quot;: &quot;&quot;, &quot;given&quot;: &quot;P\u2019ng&quot;, &quot;non-dropping-particle&quot;: &quot;&quot;, &quot;dropping-particle&quot;: &quot;&quot;, &quot;parse-names&quot;: false, &quot;family&quot;: &quot;Loke&quot;}, {&quot;suffix&quot;: &quot;&quot;, &quot;given&quot;: &quot;Andrea L&quot;, &quot;non-dropping-particle&quot;: &quot;&quot;, &quot;dropping-particle&quot;: &quot;&quot;, &quot;parse-names&quot;: false, &quot;family&quot;: &quot;Graham&quot;}, {&quot;suffix&quot;: &quot;&quot;, &quot;given&quot;: &quot;Ken&quot;, &quot;non-dropping-particle&quot;: &quot;&quot;, &quot;dropping-particle&quot;: &quot;&quot;, &quot;parse-names&quot;: false, &quot;family&quot;: &quot;Cadwell&quot;}], &quot;title&quot;: &quot;Altered Immunity of Laboratory Mice in the Natural Environment Is Associated with Fungal Colonization&quot;, &quot;id&quot;: &quot;ITEM-1&quot;, &quot;page&quot;: &quot;809-822.e6&quot;, &quot;issue&quot;: &quot;5&quot;}, &quot;uris&quot;: [&quot;http://www.mendeley.com/documents/?uuid=dffacebf-5a02-48a3-a932-c4444f970f5e&quot;], &quot;id&quot;: &quot;ITEM-1&quot;}], &quot;schema&quot;: &quot;https://github.com/citation-style-language/schema/raw/master/csl-citation.json&quot;} RNDl3ZUgWa1s2"/><text:span text:style-name="T160">(Yeung et al., 2020)</text:span><text:reference-mark-end text:name="ADDIN CSL_CITATION {&quot;properties&quot;: {&quot;noteIndex&quot;: 0}, &quot;mendeley&quot;: {&quot;formattedCitation&quot;: &quot;(Yeung et al., 2020)&quot;, &quot;plainTextFormattedCitation&quot;: &quot;(Yeung et al., 2020)&quot;, &quot;previouslyFormattedCitation&quot;: &quot;(Yeung et al., 2020)&quot;}, &quot;citationItems&quot;: [{&quot;itemData&quot;: {&quot;issued&quot;: {&quot;date-parts&quot;: [[&quot;2020&quot;, &quot;5&quot;, &quot;13&quot;]]}, &quot;type&quot;: &quot;article-journal&quot;, &quot;volume&quot;: &quot;27&quot;, &quot;note&quot;: &quot;doi: 10.1016/j.chom.2020.02.015&quot;, &quot;container-title&quot;: &quot;Cell Host &amp; Microbe&quot;, &quot;DOI&quot;: &quot;10.1016/j.chom.2020.02.015&quot;, &quot;ISSN&quot;: &quot;1931-3128&quot;, &quot;abstract&quot;: &quot;Free-living mammals, such as humans and wild mice, display heightened immune activation compared with artificially maintained laboratory mice. These differences are partially attributed to microbial exposure as laboratory mice infected with pathogens exhibit immune profiles more closely resembling that of free-living animals. Here, we examine how colonization by microorganisms within the natural environment contributes to immune system maturation by releasing inbred laboratory mice into an outdoor enclosure. In addition to enhancing differentiation of\u00a0T\u00a0cell populations previously associated with\u00a0pathogen exposure, outdoor release increased circulating granulocytes. However, these ?rewilded? mice were not infected by pathogens previously implicated in immune activation. Rather, immune system changes were associated with altered microbiota composition with notable increases in intestinal fungi. Fungi isolated from rewilded mice were sufficient in increasing circulating granulocytes. These findings establish a model to investigate how the natural environment impacts immune development and show that sustained fungal exposure impacts granulocyte numbers.&quot;, &quot;publisher&quot;: &quot;Elsevier&quot;, &quot;author&quot;: [{&quot;suffix&quot;: &quot;&quot;, &quot;given&quot;: &quot;Frank&quot;, &quot;non-dropping-particle&quot;: &quot;&quot;, &quot;dropping-particle&quot;: &quot;&quot;, &quot;parse-names&quot;: false, &quot;family&quot;: &quot;Yeung&quot;}, {&quot;suffix&quot;: &quot;&quot;, &quot;given&quot;: &quot;Ying-Han&quot;, &quot;non-dropping-particle&quot;: &quot;&quot;, &quot;dropping-particle&quot;: &quot;&quot;, &quot;parse-names&quot;: false, &quot;family&quot;: &quot;Chen&quot;}, {&quot;suffix&quot;: &quot;&quot;, &quot;given&quot;: &quot;Jian-Da&quot;, &quot;non-dropping-particle&quot;: &quot;&quot;, &quot;dropping-particle&quot;: &quot;&quot;, &quot;parse-names&quot;: false, &quot;family&quot;: &quot;Lin&quot;}, {&quot;suffix&quot;: &quot;&quot;, &quot;given&quot;: &quot;Jacqueline M&quot;, &quot;non-dropping-particle&quot;: &quot;&quot;, &quot;dropping-particle&quot;: &quot;&quot;, &quot;parse-names&quot;: false, &quot;family&quot;: &quot;Leung&quot;}, {&quot;suffix&quot;: &quot;&quot;, &quot;given&quot;: &quot;Caroline&quot;, &quot;non-dropping-particle&quot;: &quot;&quot;, &quot;dropping-particle&quot;: &quot;&quot;, &quot;parse-names&quot;: false, &quot;family&quot;: &quot;McCauley&quot;}, {&quot;suffix&quot;: &quot;&quot;, &quot;given&quot;: &quot;Joseph C&quot;, &quot;non-dropping-particle&quot;: &quot;&quot;, &quot;dropping-particle&quot;: &quot;&quot;, &quot;parse-names&quot;: false, &quot;family&quot;: &quot;Devlin&quot;}, {&quot;suffix&quot;: &quot;&quot;, &quot;given&quot;: &quot;Christina&quot;, &quot;non-dropping-particle&quot;: &quot;&quot;, &quot;dropping-particle&quot;: &quot;&quot;, &quot;parse-names&quot;: false, &quot;family&quot;: &quot;Hansen&quot;}, {&quot;suffix&quot;: &quot;&quot;, &quot;given&quot;: &quot;Alex&quot;, &quot;non-dropping-particle&quot;: &quot;&quot;, &quot;dropping-particle&quot;: &quot;&quot;, &quot;parse-names&quot;: false, &quot;family&quot;: &quot;Cronkite&quot;}, {&quot;suffix&quot;: &quot;&quot;, &quot;given&quot;: &quot;Zac&quot;, &quot;non-dropping-particle&quot;: &quot;&quot;, &quot;dropping-particle&quot;: &quot;&quot;, &quot;parse-names&quot;: false, &quot;family&quot;: &quot;Stephens&quot;}, {&quot;suffix&quot;: &quot;&quot;, &quot;given&quot;: &quot;Charlotte&quot;, &quot;non-dropping-particle&quot;: &quot;&quot;, &quot;dropping-particle&quot;: &quot;&quot;, &quot;parse-names&quot;: false, &quot;family&quot;: &quot;Drake-Dunn&quot;}, {&quot;suffix&quot;: &quot;&quot;, &quot;given&quot;: &quot;Yi&quot;, &quot;non-dropping-particle&quot;: &quot;&quot;, &quot;dropping-particle&quot;: &quot;&quot;, &quot;parse-names&quot;: false, &quot;family&quot;: &quot;Fulmer&quot;}, {&quot;suffix&quot;: &quot;&quot;, &quot;given&quot;: &quot;Bo&quot;, &quot;non-dropping-particle&quot;: &quot;&quot;, &quot;dropping-particle&quot;: &quot;&quot;, &quot;parse-names&quot;: false, &quot;family&quot;: &quot;Shopsin&quot;}, {&quot;suffix&quot;: &quot;&quot;, &quot;given&quot;: &quot;Kelly&quot;, &quot;non-dropping-particle&quot;: &quot;&quot;, &quot;dropping-particle&quot;: &quot;V&quot;, &quot;parse-names&quot;: false, &quot;family&quot;: &quot;Ruggles&quot;}, {&quot;suffix&quot;: &quot;&quot;, &quot;given&quot;: &quot;June L&quot;, &quot;non-dropping-particle&quot;: &quot;&quot;, &quot;dropping-particle&quot;: &quot;&quot;, &quot;parse-names&quot;: false, &quot;family&quot;: &quot;Round&quot;}, {&quot;suffix&quot;: &quot;&quot;, &quot;given&quot;: &quot;P\u2019ng&quot;, &quot;non-dropping-particle&quot;: &quot;&quot;, &quot;dropping-particle&quot;: &quot;&quot;, &quot;parse-names&quot;: false, &quot;family&quot;: &quot;Loke&quot;}, {&quot;suffix&quot;: &quot;&quot;, &quot;given&quot;: &quot;Andrea L&quot;, &quot;non-dropping-particle&quot;: &quot;&quot;, &quot;dropping-particle&quot;: &quot;&quot;, &quot;parse-names&quot;: false, &quot;family&quot;: &quot;Graham&quot;}, {&quot;suffix&quot;: &quot;&quot;, &quot;given&quot;: &quot;Ken&quot;, &quot;non-dropping-particle&quot;: &quot;&quot;, &quot;dropping-particle&quot;: &quot;&quot;, &quot;parse-names&quot;: false, &quot;family&quot;: &quot;Cadwell&quot;}], &quot;title&quot;: &quot;Altered Immunity of Laboratory Mice in the Natural Environment Is Associated with Fungal Colonization&quot;, &quot;id&quot;: &quot;ITEM-1&quot;, &quot;page&quot;: &quot;809-822.e6&quot;, &quot;issue&quot;: &quot;5&quot;}, &quot;uris&quot;: [&quot;http://www.mendeley.com/documents/?uuid=dffacebf-5a02-48a3-a932-c4444f970f5e&quot;], &quot;id&quot;: &quot;ITEM-1&quot;}], &quot;schema&quot;: &quot;https://github.com/citation-style-language/schema/raw/master/csl-citation.json&quot;} RNDl3ZUgWa1s2"/><text:span text:style-name="T119">⁠. </text:span><text:span text:style-name="T120">Here we explore the converse scenario of using mice bred from wild predecessors to gain semi-wild individuals, with the advantage of increased control over their genotype. This should provide a host that is closely immunologically related to their wild counterparts </text:span><text:span text:style-name="T121">(due to genetic diversity and lack of SPF handling)</text:span><text:span text:style-name="T120">, commercially available and increase experimental reproducibility. </text:span></text:p>
      <text:p text:style-name="P17"/>
      <text:p text:style-name="P5"><text:soft-page-break/><text:span text:style-name="T20">In addition, the infecting </text:span><text:span text:style-name="T7">Eimeria </text:span><text:span text:style-name="T20">strain has been isolated from the same zone as the </text:span><text:span text:style-name="T27">WDS and wild mice</text:span><text:span text:style-name="T20">. In combination with all the above mentioned factors, we aim to introduce as little variability as possible in a controlled model, which reflects naturally occurring infections better. </text:span><text:span text:style-name="T22">Using a parasite strain and mouse lines isolated from the wild, we aim to provide a better model for infection scenario setting for unraveling the immunological processes that occur in natural populations. To our knowledge, this is the first study conducted focusing on untangling immunological responses in </text:span><text:span text:style-name="T27">CLS</text:span><text:span text:style-name="T22">, </text:span><text:span text:style-name="T27">WDS</text:span><text:span text:style-name="T22"> and wild mice during an </text:span><text:span text:style-name="T8">Eimeria </text:span><text:span text:style-name="T22">infection. </text:span></text:p>
      <text:p text:style-name="P16"/>
      <text:p text:style-name="P28">Eimeria <text:span text:style-name="T140">is a monoxenous, protozoan parasite that infects the digestive tract of it’s host, </text:span><text:span text:style-name="T143">resulting in rapid and self-limiting infections in most cases</text:span> <text:reference-mark-start text:name="ADDIN CSL_CITATION {&quot;properties&quot;: {&quot;noteIndex&quot;: 0}, &quot;mendeley&quot;: {&quot;formattedCitation&quot;: &quot;(McDougald &amp; Reid, 2003)&quot;, &quot;plainTextFormattedCitation&quot;: &quot;(McDougald &amp; Reid, 2003)&quot;, &quot;previouslyFormattedCitation&quot;: &quot;(McDougald &amp; Reid, 2003)&quot;}, &quot;citationItems&quot;: [{&quot;itemData&quot;: {&quot;issued&quot;: {&quot;date-parts&quot;: [[&quot;2003&quot;]]}, &quot;type&quot;: &quot;article-journal&quot;, &quot;author&quot;: [{&quot;suffix&quot;: &quot;&quot;, &quot;given&quot;: &quot;L R&quot;, &quot;non-dropping-particle&quot;: &quot;&quot;, &quot;dropping-particle&quot;: &quot;&quot;, &quot;parse-names&quot;: false, &quot;family&quot;: &quot;McDougald&quot;}, {&quot;suffix&quot;: &quot;&quot;, &quot;given&quot;: &quot;W M&quot;, &quot;non-dropping-particle&quot;: &quot;&quot;, &quot;dropping-particle&quot;: &quot;&quot;, &quot;parse-names&quot;: false, &quot;family&quot;: &quot;Reid&quot;}], &quot;title&quot;: &quot;Coccidiosis. Diseases of poultry&quot;, &quot;volume&quot;: &quot;28&quot;, &quot;id&quot;: &quot;ITEM-1&quot;, &quot;page&quot;: &quot;1076-1085&quot;, &quot;container-title&quot;: &quot;Chapter&quot;}, &quot;uris&quot;: [&quot;http://www.mendeley.com/documents/?uuid=54e6ad6b-cd2e-4166-87b1-c23acb67a153&quot;], &quot;id&quot;: &quot;ITEM-1&quot;}], &quot;schema&quot;: &quot;https://github.com/citation-style-language/schema/raw/master/csl-citation.json&quot;} RNDascWvq1z9X"/><text:span text:style-name="T154">(McDougald &amp; Reid, 2003)</text:span><text:reference-mark-end text:name="ADDIN CSL_CITATION {&quot;properties&quot;: {&quot;noteIndex&quot;: 0}, &quot;mendeley&quot;: {&quot;formattedCitation&quot;: &quot;(McDougald &amp; Reid, 2003)&quot;, &quot;plainTextFormattedCitation&quot;: &quot;(McDougald &amp; Reid, 2003)&quot;, &quot;previouslyFormattedCitation&quot;: &quot;(McDougald &amp; Reid, 2003)&quot;}, &quot;citationItems&quot;: [{&quot;itemData&quot;: {&quot;issued&quot;: {&quot;date-parts&quot;: [[&quot;2003&quot;]]}, &quot;type&quot;: &quot;article-journal&quot;, &quot;author&quot;: [{&quot;suffix&quot;: &quot;&quot;, &quot;given&quot;: &quot;L R&quot;, &quot;non-dropping-particle&quot;: &quot;&quot;, &quot;dropping-particle&quot;: &quot;&quot;, &quot;parse-names&quot;: false, &quot;family&quot;: &quot;McDougald&quot;}, {&quot;suffix&quot;: &quot;&quot;, &quot;given&quot;: &quot;W M&quot;, &quot;non-dropping-particle&quot;: &quot;&quot;, &quot;dropping-particle&quot;: &quot;&quot;, &quot;parse-names&quot;: false, &quot;family&quot;: &quot;Reid&quot;}], &quot;title&quot;: &quot;Coccidiosis. Diseases of poultry&quot;, &quot;volume&quot;: &quot;28&quot;, &quot;id&quot;: &quot;ITEM-1&quot;, &quot;page&quot;: &quot;1076-1085&quot;, &quot;container-title&quot;: &quot;Chapter&quot;}, &quot;uris&quot;: [&quot;http://www.mendeley.com/documents/?uuid=54e6ad6b-cd2e-4166-87b1-c23acb67a153&quot;], &quot;id&quot;: &quot;ITEM-1&quot;}], &quot;schema&quot;: &quot;https://github.com/citation-style-language/schema/raw/master/csl-citation.json&quot;} RNDascWvq1z9X"/><text:span text:style-name="T143">⁠. </text:span><text:span text:style-name="T144">These characteristics make </text:span><text:span text:style-name="T162">Eimeria </text:span><text:span text:style-name="T144">a convenient model organism for studying primary and challenge infections in mice. </text:span><text:span text:style-name="T145">In addition, recent research into </text:span><text:span text:style-name="T163">Eimeria </text:span><text:span text:style-name="T145">of the EHMHZ and the same</text:span><text:span text:style-name="T163"> Eimeria </text:span><text:span text:style-name="T145">isolates as used in this study</text:span><text:span text:style-name="T163">, </text:span><text:span text:style-name="T145">has shown differences in infection dynamics between the native species, providing another potential tool for dissecting the immune responses mounted by mice in the settings presented here</text:span> <text:reference-mark-start text:name="ADDIN CSL_CITATION {&quot;properties&quot;: {&quot;noteIndex&quot;: 0}, &quot;mendeley&quot;: {&quot;formattedCitation&quot;: &quot;(Balard, Jarqu\u00edn-D\u00edaz, Jost, Mittn\u00e9, et al., 2020)&quot;, &quot;plainTextFormattedCitation&quot;: &quot;(Balard, Jarqu\u00edn-D\u00edaz, Jost, Mittn\u00e9, et al., 2020)&quot;, &quot;previouslyFormattedCitation&quot;: &quot;(Balard, Jarqu\u00edn-D\u00edaz, Jost, Mittn\u00e9, et al., 2020)&quot;}, &quot;citationItems&quot;: [{&quot;itemData&quot;: {&quot;issued&quot;: {&quot;date-parts&quot;: [[&quot;2020&quot;, &quot;1&quot;, &quot;1&quot;]]}, &quot;type&quot;: &quot;article-journal&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Vivian&quot;, &quot;non-dropping-particle&quot;: &quot;&quot;, &quot;dropping-particle&quot;: &quot;&quot;, &quot;parse-names&quot;: false, &quot;family&quot;: &quot;Mittn\u00e9&quot;}, {&quot;suffix&quot;: &quot;&quot;, &quot;given&quot;: &quot;Francisca&quot;, &quot;non-dropping-particle&quot;: &quot;&quot;, &quot;dropping-particle&quot;: &quot;&quot;, &quot;parse-names&quot;: false, &quot;family&quot;: &quot;B\u00f6hning&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Emanuel&quot;, &quot;non-dropping-particle&quot;: &quot;&quot;, &quot;dropping-particle&quot;: &quot;&quot;, &quot;parse-names&quot;: false, &quot;family&quot;: &quot;Heitlinger&quot;}], &quot;title&quot;: &quot;Coupling between tolerance and resistance differs between related &amp;lt;em&amp;gt;Eimeria&amp;lt;/em&amp;gt; parasite species: implications for coevolution with their mouse hosts&quot;, &quot;id&quot;: &quot;ITEM-1&quot;, &quot;DOI&quot;: &quot;10.1101/2020.01.24.918144&quot;, &quot;page&quot;: &quot;2020.01.24.918144&quot;, &quot;container-title&quot;: &quot;bioRxiv&quot;, &quot;abstract&quot;: &quot;Resistance (host capacity to reduce parasite burden) and tolerance (host capacity to reduce impact on its health for a given parasite burden) manifest two different lines of defence. Tolerance can be independent from resistance, traded-off against it, or the two can be positively correlated because of redundancy in underlying (immune) processes. We here tested whether this coupling between tolerance and resistance could differ upon infection with closely related parasite species. We tested this in experimental infections with two parasite species of genus Eimeria. We measured proxies for resistance (the (inverse of) number of parasite transmission stages (oocysts) per gram of feces at the day of maximal shedding) and tolerance (the slope of maximum relative weight loss compared to day of infection on number of oocysts per gram of feces at the day of maximal shedding for each host strain) in four inbred mouse strains and four groups of F1 hybrids belonging to two mouse subspecies, Mus musculus domesticus and M. m. musculus. We found a negative correlation between resistance and tolerance against E. falciformis, while the two are uncoupled against E. ferrisi. We conclude that resistance and tolerance against the first parasite species might be traded off, but evolve more independently in different mouse genotypes against the latter. We argue that evolution of the host immune defences can be studied largely irrespective of parasite isolates if resistance-tolerance coupling is absent or weak (E. ferrisi) but host-parasite coevolution is more likely observable and best studied in a system with negatively correlated tolerance and resistance (E. falciformis).Competing Interest StatementThe authors have declared no competing interest.&quot;}, &quot;uris&quot;: [&quot;http://www.mendeley.com/documents/?uuid=4e0f5957-a3ab-4b0a-af27-525366c06ad2&quot;], &quot;id&quot;: &quot;ITEM-1&quot;}], &quot;schema&quot;: &quot;https://github.com/citation-style-language/schema/raw/master/csl-citation.json&quot;} RNDuCxv167wdd"/><text:span text:style-name="T155">(Balard, Jarquín-Díaz, Jost, Mittné, et al., 2020)</text:span><text:reference-mark-end text:name="ADDIN CSL_CITATION {&quot;properties&quot;: {&quot;noteIndex&quot;: 0}, &quot;mendeley&quot;: {&quot;formattedCitation&quot;: &quot;(Balard, Jarqu\u00edn-D\u00edaz, Jost, Mittn\u00e9, et al., 2020)&quot;, &quot;plainTextFormattedCitation&quot;: &quot;(Balard, Jarqu\u00edn-D\u00edaz, Jost, Mittn\u00e9, et al., 2020)&quot;, &quot;previouslyFormattedCitation&quot;: &quot;(Balard, Jarqu\u00edn-D\u00edaz, Jost, Mittn\u00e9, et al., 2020)&quot;}, &quot;citationItems&quot;: [{&quot;itemData&quot;: {&quot;issued&quot;: {&quot;date-parts&quot;: [[&quot;2020&quot;, &quot;1&quot;, &quot;1&quot;]]}, &quot;type&quot;: &quot;article-journal&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Vivian&quot;, &quot;non-dropping-particle&quot;: &quot;&quot;, &quot;dropping-particle&quot;: &quot;&quot;, &quot;parse-names&quot;: false, &quot;family&quot;: &quot;Mittn\u00e9&quot;}, {&quot;suffix&quot;: &quot;&quot;, &quot;given&quot;: &quot;Francisca&quot;, &quot;non-dropping-particle&quot;: &quot;&quot;, &quot;dropping-particle&quot;: &quot;&quot;, &quot;parse-names&quot;: false, &quot;family&quot;: &quot;B\u00f6hning&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Emanuel&quot;, &quot;non-dropping-particle&quot;: &quot;&quot;, &quot;dropping-particle&quot;: &quot;&quot;, &quot;parse-names&quot;: false, &quot;family&quot;: &quot;Heitlinger&quot;}], &quot;title&quot;: &quot;Coupling between tolerance and resistance differs between related &amp;lt;em&amp;gt;Eimeria&amp;lt;/em&amp;gt; parasite species: implications for coevolution with their mouse hosts&quot;, &quot;id&quot;: &quot;ITEM-1&quot;, &quot;DOI&quot;: &quot;10.1101/2020.01.24.918144&quot;, &quot;page&quot;: &quot;2020.01.24.918144&quot;, &quot;container-title&quot;: &quot;bioRxiv&quot;, &quot;abstract&quot;: &quot;Resistance (host capacity to reduce parasite burden) and tolerance (host capacity to reduce impact on its health for a given parasite burden) manifest two different lines of defence. Tolerance can be independent from resistance, traded-off against it, or the two can be positively correlated because of redundancy in underlying (immune) processes. We here tested whether this coupling between tolerance and resistance could differ upon infection with closely related parasite species. We tested this in experimental infections with two parasite species of genus Eimeria. We measured proxies for resistance (the (inverse of) number of parasite transmission stages (oocysts) per gram of feces at the day of maximal shedding) and tolerance (the slope of maximum relative weight loss compared to day of infection on number of oocysts per gram of feces at the day of maximal shedding for each host strain) in four inbred mouse strains and four groups of F1 hybrids belonging to two mouse subspecies, Mus musculus domesticus and M. m. musculus. We found a negative correlation between resistance and tolerance against E. falciformis, while the two are uncoupled against E. ferrisi. We conclude that resistance and tolerance against the first parasite species might be traded off, but evolve more independently in different mouse genotypes against the latter. We argue that evolution of the host immune defences can be studied largely irrespective of parasite isolates if resistance-tolerance coupling is absent or weak (E. ferrisi) but host-parasite coevolution is more likely observable and best studied in a system with negatively correlated tolerance and resistance (E. falciformis).Competing Interest StatementThe authors have declared no competing interest.&quot;}, &quot;uris&quot;: [&quot;http://www.mendeley.com/documents/?uuid=4e0f5957-a3ab-4b0a-af27-525366c06ad2&quot;], &quot;id&quot;: &quot;ITEM-1&quot;}], &quot;schema&quot;: &quot;https://github.com/citation-style-language/schema/raw/master/csl-citation.json&quot;} RNDuCxv167wdd"/><text:span text:style-name="T145">⁠</text:span>.</text:p>
      <text:p text:style-name="P18"/>
      <text:p text:style-name="P19">The up-to-date described immune response against <text:span text:style-name="T104">Eimeria </text:span>infections <text:span text:style-name="T168">in CLS mice,</text:span> is characterized by <text:span text:style-name="T166">early</text:span> involvement of CTL<text:span text:style-name="T166">s (Cytotoxic T-lymphocytes, CD8+) </text:span><text:reference-mark-start text:name="ADDIN CSL_CITATION {&quot;properties&quot;: {&quot;noteIndex&quot;: 0}, &quot;mendeley&quot;: {&quot;formattedCitation&quot;: &quot;(Pogonka et al., 2010)&quot;, &quot;plainTextFormattedCitation&quot;: &quot;(Pogonka et al., 2010)&quot;, &quot;previouslyFormattedCitation&quot;: &quot;(Pogonka et al., 2010)&quot;}, &quot;citationItems&quot;: [{&quot;itemData&quot;: {&quot;issued&quot;: {&quot;date-parts&quot;: [[&quot;2010&quot;]]}, &quot;type&quot;: &quot;article-journal&quot;, &quot;volume&quot;: &quot;12&quot;, &quot;container-title&quot;: &quot;Microbes and Infection&quot;, &quot;DOI&quot;: &quot;https://doi.org/10.1016/j.micinf.2009.12.005&quot;, &quot;ISSN&quot;: &quot;1286-4579&quot;, &quot;abstract&quot;: &quot;We investigated cellular immune responses of mice infected with the apicomplexan parasite Eimeria falciformis in order to characterise protective immune mechanisms and effector functions. Adoptive transfer experiments with mesenterial lymph node cells (MLNC) from immune donor mice were performed, and the oocyst output monitored after challenge infection. Phenotypical analysis by fluorescence cytometry and T\u00a0cell proliferation assay showed that already from day four post infection E. falciformis-specific lymphocytes were present in the MLN. The frequency of parasite-specific, IFN-\u03b3 producing CD4+ and CD8+ cells increased in this period by 9.8% and 16.4%, respectively. Infection experiments with IFN-\u03b3 deficient mice revealed that IFN-\u03b3 is involved in resistance to primary and secondary infection. Transfer of total MLNC from immune donors reduced the oocyst output by 65\u201374%, as compared to the oocyst output of animals transferred with cells from na\u00efve donors. Transfer of CD8+ cells inhibited parasite development resulting in a reduction of oocyst numbers by 42\u201364%, whereas CD4+ cells showed no influence on resistance to reinfection.&quot;, &quot;author&quot;: [{&quot;suffix&quot;: &quot;&quot;, &quot;given&quot;: &quot;Thomas&quot;, &quot;non-dropping-particle&quot;: &quot;&quot;, &quot;dropping-particle&quot;: &quot;&quot;, &quot;parse-names&quot;: false, &quot;family&quot;: &quot;Pogonka&quot;}, {&quot;suffix&quot;: &quot;&quot;, &quot;given&quot;: &quot;Katja&quot;, &quot;non-dropping-particle&quot;: &quot;&quot;, &quot;dropping-particle&quot;: &quot;&quot;, &quot;parse-names&quot;: false, &quot;family&quot;: &quot;Schelzke&quot;}, {&quot;suffix&quot;: &quot;&quot;, &quot;given&quot;: &quot;J\u00f6rg&quot;, &quot;non-dropping-particle&quot;: &quot;&quot;, &quot;dropping-particle&quot;: &quot;&quot;, &quot;parse-names&quot;: false, &quot;family&quot;: &quot;Stange&quot;}, {&quot;suffix&quot;: &quot;&quot;, &quot;given&quot;: &quot;Konstantin&quot;, &quot;non-dropping-particle&quot;: &quot;&quot;, &quot;dropping-particle&quot;: &quot;&quot;, &quot;parse-names&quot;: false, &quot;family&quot;: &quot;Papadakis&quot;}, {&quot;suffix&quot;: &quot;&quot;, &quot;given&quot;: &quot;Svenja&quot;, &quot;non-dropping-particle&quot;: &quot;&quot;, &quot;dropping-particle&quot;: &quot;&quot;, &quot;parse-names&quot;: false, &quot;family&quot;: &quot;Steinfelder&quot;}, {&quot;suffix&quot;: &quot;&quot;, &quot;given&quot;: &quot;Oliver&quot;, &quot;non-dropping-particle&quot;: &quot;&quot;, &quot;dropping-particle&quot;: &quot;&quot;, &quot;parse-names&quot;: false, &quot;family&quot;: &quot;Liesenfeld&quot;}, {&quot;suffix&quot;: &quot;&quot;, &quot;given&quot;: &quot;Richard&quot;, &quot;non-dropping-particle&quot;: &quot;&quot;, &quot;dropping-particle&quot;: &quot;&quot;, &quot;parse-names&quot;: false, &quot;family&quot;: &quot;Lucius&quot;}], &quot;title&quot;: &quot;CD8+ cells protect mice against reinfection with the intestinal parasite Eimeria falciformis&quot;, &quot;id&quot;: &quot;ITEM-1&quot;, &quot;page&quot;: &quot;218-226&quot;, &quot;issue&quot;: &quot;3&quot;}, &quot;uris&quot;: [&quot;http://www.mendeley.com/documents/?uuid=3012a7ee-3109-4a7d-8b8a-89b9d2568950&quot;], &quot;id&quot;: &quot;ITEM-1&quot;}], &quot;schema&quot;: &quot;https://github.com/citation-style-language/schema/raw/master/csl-citation.json&quot;} RNDSjs5x8ZB46"/><text:span text:style-name="T157">(Pogonka et al., 2010)</text:span><text:reference-mark-end text:name="ADDIN CSL_CITATION {&quot;properties&quot;: {&quot;noteIndex&quot;: 0}, &quot;mendeley&quot;: {&quot;formattedCitation&quot;: &quot;(Pogonka et al., 2010)&quot;, &quot;plainTextFormattedCitation&quot;: &quot;(Pogonka et al., 2010)&quot;, &quot;previouslyFormattedCitation&quot;: &quot;(Pogonka et al., 2010)&quot;}, &quot;citationItems&quot;: [{&quot;itemData&quot;: {&quot;issued&quot;: {&quot;date-parts&quot;: [[&quot;2010&quot;]]}, &quot;type&quot;: &quot;article-journal&quot;, &quot;volume&quot;: &quot;12&quot;, &quot;container-title&quot;: &quot;Microbes and Infection&quot;, &quot;DOI&quot;: &quot;https://doi.org/10.1016/j.micinf.2009.12.005&quot;, &quot;ISSN&quot;: &quot;1286-4579&quot;, &quot;abstract&quot;: &quot;We investigated cellular immune responses of mice infected with the apicomplexan parasite Eimeria falciformis in order to characterise protective immune mechanisms and effector functions. Adoptive transfer experiments with mesenterial lymph node cells (MLNC) from immune donor mice were performed, and the oocyst output monitored after challenge infection. Phenotypical analysis by fluorescence cytometry and T\u00a0cell proliferation assay showed that already from day four post infection E. falciformis-specific lymphocytes were present in the MLN. The frequency of parasite-specific, IFN-\u03b3 producing CD4+ and CD8+ cells increased in this period by 9.8% and 16.4%, respectively. Infection experiments with IFN-\u03b3 deficient mice revealed that IFN-\u03b3 is involved in resistance to primary and secondary infection. Transfer of total MLNC from immune donors reduced the oocyst output by 65\u201374%, as compared to the oocyst output of animals transferred with cells from na\u00efve donors. Transfer of CD8+ cells inhibited parasite development resulting in a reduction of oocyst numbers by 42\u201364%, whereas CD4+ cells showed no influence on resistance to reinfection.&quot;, &quot;author&quot;: [{&quot;suffix&quot;: &quot;&quot;, &quot;given&quot;: &quot;Thomas&quot;, &quot;non-dropping-particle&quot;: &quot;&quot;, &quot;dropping-particle&quot;: &quot;&quot;, &quot;parse-names&quot;: false, &quot;family&quot;: &quot;Pogonka&quot;}, {&quot;suffix&quot;: &quot;&quot;, &quot;given&quot;: &quot;Katja&quot;, &quot;non-dropping-particle&quot;: &quot;&quot;, &quot;dropping-particle&quot;: &quot;&quot;, &quot;parse-names&quot;: false, &quot;family&quot;: &quot;Schelzke&quot;}, {&quot;suffix&quot;: &quot;&quot;, &quot;given&quot;: &quot;J\u00f6rg&quot;, &quot;non-dropping-particle&quot;: &quot;&quot;, &quot;dropping-particle&quot;: &quot;&quot;, &quot;parse-names&quot;: false, &quot;family&quot;: &quot;Stange&quot;}, {&quot;suffix&quot;: &quot;&quot;, &quot;given&quot;: &quot;Konstantin&quot;, &quot;non-dropping-particle&quot;: &quot;&quot;, &quot;dropping-particle&quot;: &quot;&quot;, &quot;parse-names&quot;: false, &quot;family&quot;: &quot;Papadakis&quot;}, {&quot;suffix&quot;: &quot;&quot;, &quot;given&quot;: &quot;Svenja&quot;, &quot;non-dropping-particle&quot;: &quot;&quot;, &quot;dropping-particle&quot;: &quot;&quot;, &quot;parse-names&quot;: false, &quot;family&quot;: &quot;Steinfelder&quot;}, {&quot;suffix&quot;: &quot;&quot;, &quot;given&quot;: &quot;Oliver&quot;, &quot;non-dropping-particle&quot;: &quot;&quot;, &quot;dropping-particle&quot;: &quot;&quot;, &quot;parse-names&quot;: false, &quot;family&quot;: &quot;Liesenfeld&quot;}, {&quot;suffix&quot;: &quot;&quot;, &quot;given&quot;: &quot;Richard&quot;, &quot;non-dropping-particle&quot;: &quot;&quot;, &quot;dropping-particle&quot;: &quot;&quot;, &quot;parse-names&quot;: false, &quot;family&quot;: &quot;Lucius&quot;}], &quot;title&quot;: &quot;CD8+ cells protect mice against reinfection with the intestinal parasite Eimeria falciformis&quot;, &quot;id&quot;: &quot;ITEM-1&quot;, &quot;page&quot;: &quot;218-226&quot;, &quot;issue&quot;: &quot;3&quot;}, &quot;uris&quot;: [&quot;http://www.mendeley.com/documents/?uuid=3012a7ee-3109-4a7d-8b8a-89b9d2568950&quot;], &quot;id&quot;: &quot;ITEM-1&quot;}], &quot;schema&quot;: &quot;https://github.com/citation-style-language/schema/raw/master/csl-citation.json&quot;} RNDSjs5x8ZB46"/><text:span text:style-name="T166">⁠, Th1 and Th17 cells (redundancy pathway)</text:span><text:reference-mark-start text:name="ADDIN CSL_CITATION {&quot;properties&quot;: {&quot;noteIndex&quot;: 0}, &quot;mendeley&quot;: {&quot;formattedCitation&quot;: &quot;(Stange et al., 2012)&quot;, &quot;plainTextFormattedCitation&quot;: &quot;(Stange et al., 2012)&quot;, &quot;previouslyFormattedCitation&quot;: &quot;(Stange et al., 2012)&quot;}, &quot;citationItems&quot;: [{&quot;itemData&quot;: {&quot;issued&quot;: {&quot;date-parts&quot;: [[&quot;2012&quot;, &quot;3&quot;]]}, &quot;type&quot;: &quot;article-journal&quot;, &quot;volume&quot;: &quot;188&quot;, &quot;container-title&quot;: &quot;Journal of immunology (Baltimore, Md. : 1950)&quot;, &quot;ISSN&quot;: &quot;1550-6606 (Electronic)&quot;, &quot;publisher-place&quot;: &quot;United States&quot;, &quot;issue&quot;: &quot;5&quot;, &quot;PMID&quot;: &quot;22266282&quot;, &quot;author&quot;: [{&quot;suffix&quot;: &quot;&quot;, &quot;given&quot;: &quot;J\u00f6rg&quot;, &quot;non-dropping-particle&quot;: &quot;&quot;, &quot;dropping-particle&quot;: &quot;&quot;, &quot;parse-names&quot;: false, &quot;family&quot;: &quot;Stange&quot;}, {&quot;suffix&quot;: &quot;&quot;, &quot;given&quot;: &quot;Matthew R&quot;, &quot;non-dropping-particle&quot;: &quot;&quot;, &quot;dropping-particle&quot;: &quot;&quot;, &quot;parse-names&quot;: false, &quot;family&quot;: &quot;Hepworth&quot;}, {&quot;suffix&quot;: &quot;&quot;, &quot;given&quot;: &quot;Sebastian&quot;, &quot;non-dropping-particle&quot;: &quot;&quot;, &quot;dropping-particle&quot;: &quot;&quot;, &quot;parse-names&quot;: false, &quot;family&quot;: &quot;Rausch&quot;}, {&quot;suffix&quot;: &quot;&quot;, &quot;given&quot;: &quot;Lara&quot;, &quot;non-dropping-particle&quot;: &quot;&quot;, &quot;dropping-particle&quot;: &quot;&quot;, &quot;parse-names&quot;: false, &quot;family&quot;: &quot;Zajic&quot;}, {&quot;suffix&quot;: &quot;&quot;, &quot;given&quot;: &quot;Anja A&quot;, &quot;non-dropping-particle&quot;: &quot;&quot;, &quot;dropping-particle&quot;: &quot;&quot;, &quot;parse-names&quot;: false, &quot;family&quot;: &quot;K\u00fchl&quot;}, {&quot;suffix&quot;: &quot;&quot;, &quot;given&quot;: &quot;Catherine&quot;, &quot;non-dropping-particle&quot;: &quot;&quot;, &quot;dropping-particle&quot;: &quot;&quot;, &quot;parse-names&quot;: false, &quot;family&quot;: &quot;Uyttenhove&quot;}, {&quot;suffix&quot;: &quot;&quot;, &quot;given&quot;: &quot;Jean-Christophe&quot;, &quot;non-dropping-particle&quot;: &quot;&quot;, &quot;dropping-particle&quot;: &quot;&quot;, &quot;parse-names&quot;: false, &quot;family&quot;: &quot;Renauld&quot;}, {&quot;suffix&quot;: &quot;&quot;, &quot;given&quot;: &quot;Susanne&quot;, &quot;non-dropping-particle&quot;: &quot;&quot;, &quot;dropping-particle&quot;: &quot;&quot;, &quot;parse-names&quot;: false, &quot;family&quot;: &quot;Hartmann&quot;}, {&quot;suffix&quot;: &quot;&quot;, &quot;given&quot;: &quot;Richard&quot;, &quot;non-dropping-particle&quot;: &quot;&quot;, &quot;dropping-particle&quot;: &quot;&quot;, &quot;parse-names&quot;: false, &quot;family&quot;: &quot;Lucius&quot;}], &quot;title&quot;: &quot;IL-22 mediates host defense against an intestinal intracellular parasite in the  absence of IFN-\u03b3 at the cost of Th17-driven immunopathology.&quot;, &quot;DOI&quot;: &quot;10.4049/jimmunol.1102062&quot;, &quot;id&quot;: &quot;ITEM-1&quot;, &quot;language&quot;: &quot;eng&quot;, &quot;page&quot;: &quot;2410-2418&quot;, &quot;abstract&quot;: &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u03b3 was the predominant cytokine during E. falciformis infection in wild-type mice, it was found to be dispensable for host defense and the development of intestinal inflammation. E. falciformis-infected IFN-\u03b3R(-/-) and IFN-\u03b3(-/-)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u03b2, RegIII\u03b3) and matrix metalloproteinase 9. Concurrent neutralization of IL-17A and IL-22 in E. falciformis-infected IFN-\u03b3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u03b3,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u03b3 signaling.&quot;}, &quot;uris&quot;: [&quot;http://www.mendeley.com/documents/?uuid=76e764fa-6d1f-4366-92c4-7a4cf1775417&quot;], &quot;id&quot;: &quot;ITEM-1&quot;}], &quot;schema&quot;: &quot;https://github.com/citation-style-language/schema/raw/master/csl-citation.json&quot;} RNDkqIwy7i5N0"/><text:span text:style-name="T157">(Stange et al., 2012)</text:span><text:reference-mark-end text:name="ADDIN CSL_CITATION {&quot;properties&quot;: {&quot;noteIndex&quot;: 0}, &quot;mendeley&quot;: {&quot;formattedCitation&quot;: &quot;(Stange et al., 2012)&quot;, &quot;plainTextFormattedCitation&quot;: &quot;(Stange et al., 2012)&quot;, &quot;previouslyFormattedCitation&quot;: &quot;(Stange et al., 2012)&quot;}, &quot;citationItems&quot;: [{&quot;itemData&quot;: {&quot;issued&quot;: {&quot;date-parts&quot;: [[&quot;2012&quot;, &quot;3&quot;]]}, &quot;type&quot;: &quot;article-journal&quot;, &quot;volume&quot;: &quot;188&quot;, &quot;container-title&quot;: &quot;Journal of immunology (Baltimore, Md. : 1950)&quot;, &quot;ISSN&quot;: &quot;1550-6606 (Electronic)&quot;, &quot;publisher-place&quot;: &quot;United States&quot;, &quot;issue&quot;: &quot;5&quot;, &quot;PMID&quot;: &quot;22266282&quot;, &quot;author&quot;: [{&quot;suffix&quot;: &quot;&quot;, &quot;given&quot;: &quot;J\u00f6rg&quot;, &quot;non-dropping-particle&quot;: &quot;&quot;, &quot;dropping-particle&quot;: &quot;&quot;, &quot;parse-names&quot;: false, &quot;family&quot;: &quot;Stange&quot;}, {&quot;suffix&quot;: &quot;&quot;, &quot;given&quot;: &quot;Matthew R&quot;, &quot;non-dropping-particle&quot;: &quot;&quot;, &quot;dropping-particle&quot;: &quot;&quot;, &quot;parse-names&quot;: false, &quot;family&quot;: &quot;Hepworth&quot;}, {&quot;suffix&quot;: &quot;&quot;, &quot;given&quot;: &quot;Sebastian&quot;, &quot;non-dropping-particle&quot;: &quot;&quot;, &quot;dropping-particle&quot;: &quot;&quot;, &quot;parse-names&quot;: false, &quot;family&quot;: &quot;Rausch&quot;}, {&quot;suffix&quot;: &quot;&quot;, &quot;given&quot;: &quot;Lara&quot;, &quot;non-dropping-particle&quot;: &quot;&quot;, &quot;dropping-particle&quot;: &quot;&quot;, &quot;parse-names&quot;: false, &quot;family&quot;: &quot;Zajic&quot;}, {&quot;suffix&quot;: &quot;&quot;, &quot;given&quot;: &quot;Anja A&quot;, &quot;non-dropping-particle&quot;: &quot;&quot;, &quot;dropping-particle&quot;: &quot;&quot;, &quot;parse-names&quot;: false, &quot;family&quot;: &quot;K\u00fchl&quot;}, {&quot;suffix&quot;: &quot;&quot;, &quot;given&quot;: &quot;Catherine&quot;, &quot;non-dropping-particle&quot;: &quot;&quot;, &quot;dropping-particle&quot;: &quot;&quot;, &quot;parse-names&quot;: false, &quot;family&quot;: &quot;Uyttenhove&quot;}, {&quot;suffix&quot;: &quot;&quot;, &quot;given&quot;: &quot;Jean-Christophe&quot;, &quot;non-dropping-particle&quot;: &quot;&quot;, &quot;dropping-particle&quot;: &quot;&quot;, &quot;parse-names&quot;: false, &quot;family&quot;: &quot;Renauld&quot;}, {&quot;suffix&quot;: &quot;&quot;, &quot;given&quot;: &quot;Susanne&quot;, &quot;non-dropping-particle&quot;: &quot;&quot;, &quot;dropping-particle&quot;: &quot;&quot;, &quot;parse-names&quot;: false, &quot;family&quot;: &quot;Hartmann&quot;}, {&quot;suffix&quot;: &quot;&quot;, &quot;given&quot;: &quot;Richard&quot;, &quot;non-dropping-particle&quot;: &quot;&quot;, &quot;dropping-particle&quot;: &quot;&quot;, &quot;parse-names&quot;: false, &quot;family&quot;: &quot;Lucius&quot;}], &quot;title&quot;: &quot;IL-22 mediates host defense against an intestinal intracellular parasite in the  absence of IFN-\u03b3 at the cost of Th17-driven immunopathology.&quot;, &quot;DOI&quot;: &quot;10.4049/jimmunol.1102062&quot;, &quot;id&quot;: &quot;ITEM-1&quot;, &quot;language&quot;: &quot;eng&quot;, &quot;page&quot;: &quot;2410-2418&quot;, &quot;abstract&quot;: &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u03b3 was the predominant cytokine during E. falciformis infection in wild-type mice, it was found to be dispensable for host defense and the development of intestinal inflammation. E. falciformis-infected IFN-\u03b3R(-/-) and IFN-\u03b3(-/-)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u03b2, RegIII\u03b3) and matrix metalloproteinase 9. Concurrent neutralization of IL-17A and IL-22 in E. falciformis-infected IFN-\u03b3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u03b3,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u03b3 signaling.&quot;}, &quot;uris&quot;: [&quot;http://www.mendeley.com/documents/?uuid=76e764fa-6d1f-4366-92c4-7a4cf1775417&quot;], &quot;id&quot;: &quot;ITEM-1&quot;}], &quot;schema&quot;: &quot;https://github.com/citation-style-language/schema/raw/master/csl-citation.json&quot;} RNDkqIwy7i5N0"/><text:span text:style-name="T166">. These responses are driven by IFN-</text:span><text:span text:style-name="T129">ɣ </text:span><text:span text:style-name="T130">secreted from NK cells, </text:span><text:span text:style-name="T131">neutrophils</text:span><text:span text:style-name="T130"> and macrophages at the site of infection </text:span><text:span text:style-name="T131">in combination with a variety of innate-immunity related up-regulated genes, such as GTPases, GBPs and chemokines </text:span><text:reference-mark-start text:name="ADDIN CSL_CITATION {&quot;properties&quot;: {&quot;noteIndex&quot;: 0}, &quot;mendeley&quot;: {&quot;formattedCitation&quot;: &quot;(Manuela Schmid et al., 2013)&quot;, &quot;plainTextFormattedCitation&quot;: &quot;(Manuela Schmid et al., 2013)&quot;, &quot;previouslyFormattedCitation&quot;: &quot;(Manuela Schmid et al., 2013)&quot;}, &quot;citationItems&quot;: [{&quot;itemData&quot;: {&quot;issued&quot;: {&quot;date-parts&quot;: [[&quot;2013&quot;, &quot;12&quot;, &quot;25&quot;]]}, &quot;publisher&quot;: &quot;Society for Mucosal Immunology&quot;, &quot;author&quot;: [{&quot;suffix&quot;: &quot;&quot;, &quot;given&quot;: &quot;Manuela&quot;, &quot;non-dropping-particle&quot;: &quot;&quot;, &quot;dropping-particle&quot;: &quot;&quot;, &quot;parse-names&quot;: false, &quot;family&quot;: &quot;Schmid&quot;}, {&quot;suffix&quot;: &quot;&quot;, &quot;given&quot;: &quot;Emanuel&quot;, &quot;non-dropping-particle&quot;: &quot;&quot;, &quot;dropping-particle&quot;: &quot;&quot;, &quot;parse-names&quot;: false, &quot;family&quot;: &quot;Heitlinger&quot;}, {&quot;suffix&quot;: &quot;&quot;, &quot;given&quot;: &quot;Simone&quot;, &quot;non-dropping-particle&quot;: &quot;&quot;, &quot;dropping-particle&quot;: &quot;&quot;, &quot;parse-names&quot;: false, &quot;family&quot;: &quot;Spork&quot;}, {&quot;suffix&quot;: &quot;&quot;, &quot;given&quot;: &quot;Hans-Joachim&quot;, &quot;non-dropping-particle&quot;: &quot;&quot;, &quot;dropping-particle&quot;: &quot;&quot;, &quot;parse-names&quot;: false, &quot;family&quot;: &quot;Mollenkopf&quot;}, {&quot;suffix&quot;: &quot;&quot;, &quot;given&quot;: &quot;Richard&quot;, &quot;non-dropping-particle&quot;: &quot;&quot;, &quot;dropping-particle&quot;: &quot;&quot;, &quot;parse-names&quot;: false, &quot;family&quot;: &quot;Lucius&quot;}, {&quot;suffix&quot;: &quot;&quot;, &quot;given&quot;: &quot;Nishith&quot;, &quot;non-dropping-particle&quot;: &quot;&quot;, &quot;dropping-particle&quot;: &quot;&quot;, &quot;parse-names&quot;: false, &quot;family&quot;: &quot;Gupta&quot;}], &quot;title&quot;: &quot;Eimeria falciformis infection of the mouse caecum identifies opposing roles of IFN\u03b3-regulated host pathways for the parasite development&quot;, &quot;volume&quot;: &quot;7&quot;, &quot;id&quot;: &quot;ITEM-1&quot;, &quot;type&quot;: &quot;article-journal&quot;, &quot;page&quot;: &quot;969&quot;, &quot;container-title&quot;: &quot;Mucosal Immunology&quot;}, &quot;uris&quot;: [&quot;http://www.mendeley.com/documents/?uuid=7b37854e-7a4d-4a39-a778-dea0d8aabb2c&quot;], &quot;id&quot;: &quot;ITEM-1&quot;}], &quot;schema&quot;: &quot;https://github.com/citation-style-language/schema/raw/master/csl-citation.json&quot;} RNDBNgghAdyqX"/><text:span text:style-name="T158">(Manuela Schmid et al., 2013)</text:span><text:reference-mark-end text:name="ADDIN CSL_CITATION {&quot;properties&quot;: {&quot;noteIndex&quot;: 0}, &quot;mendeley&quot;: {&quot;formattedCitation&quot;: &quot;(Manuela Schmid et al., 2013)&quot;, &quot;plainTextFormattedCitation&quot;: &quot;(Manuela Schmid et al., 2013)&quot;, &quot;previouslyFormattedCitation&quot;: &quot;(Manuela Schmid et al., 2013)&quot;}, &quot;citationItems&quot;: [{&quot;itemData&quot;: {&quot;issued&quot;: {&quot;date-parts&quot;: [[&quot;2013&quot;, &quot;12&quot;, &quot;25&quot;]]}, &quot;publisher&quot;: &quot;Society for Mucosal Immunology&quot;, &quot;author&quot;: [{&quot;suffix&quot;: &quot;&quot;, &quot;given&quot;: &quot;Manuela&quot;, &quot;non-dropping-particle&quot;: &quot;&quot;, &quot;dropping-particle&quot;: &quot;&quot;, &quot;parse-names&quot;: false, &quot;family&quot;: &quot;Schmid&quot;}, {&quot;suffix&quot;: &quot;&quot;, &quot;given&quot;: &quot;Emanuel&quot;, &quot;non-dropping-particle&quot;: &quot;&quot;, &quot;dropping-particle&quot;: &quot;&quot;, &quot;parse-names&quot;: false, &quot;family&quot;: &quot;Heitlinger&quot;}, {&quot;suffix&quot;: &quot;&quot;, &quot;given&quot;: &quot;Simone&quot;, &quot;non-dropping-particle&quot;: &quot;&quot;, &quot;dropping-particle&quot;: &quot;&quot;, &quot;parse-names&quot;: false, &quot;family&quot;: &quot;Spork&quot;}, {&quot;suffix&quot;: &quot;&quot;, &quot;given&quot;: &quot;Hans-Joachim&quot;, &quot;non-dropping-particle&quot;: &quot;&quot;, &quot;dropping-particle&quot;: &quot;&quot;, &quot;parse-names&quot;: false, &quot;family&quot;: &quot;Mollenkopf&quot;}, {&quot;suffix&quot;: &quot;&quot;, &quot;given&quot;: &quot;Richard&quot;, &quot;non-dropping-particle&quot;: &quot;&quot;, &quot;dropping-particle&quot;: &quot;&quot;, &quot;parse-names&quot;: false, &quot;family&quot;: &quot;Lucius&quot;}, {&quot;suffix&quot;: &quot;&quot;, &quot;given&quot;: &quot;Nishith&quot;, &quot;non-dropping-particle&quot;: &quot;&quot;, &quot;dropping-particle&quot;: &quot;&quot;, &quot;parse-names&quot;: false, &quot;family&quot;: &quot;Gupta&quot;}], &quot;title&quot;: &quot;Eimeria falciformis infection of the mouse caecum identifies opposing roles of IFN\u03b3-regulated host pathways for the parasite development&quot;, &quot;volume&quot;: &quot;7&quot;, &quot;id&quot;: &quot;ITEM-1&quot;, &quot;type&quot;: &quot;article-journal&quot;, &quot;page&quot;: &quot;969&quot;, &quot;container-title&quot;: &quot;Mucosal Immunology&quot;}, &quot;uris&quot;: [&quot;http://www.mendeley.com/documents/?uuid=7b37854e-7a4d-4a39-a778-dea0d8aabb2c&quot;], &quot;id&quot;: &quot;ITEM-1&quot;}], &quot;schema&quot;: &quot;https://github.com/citation-style-language/schema/raw/master/csl-citation.json&quot;} RNDBNgghAdyqX"/><text:span text:style-name="T131">⁠. In </text:span><text:span text:style-name="T133">CLS</text:span><text:span text:style-name="T132"> mice, the NK and CTL mechanism of action has been shown to be perforin dependent </text:span><text:reference-mark-start text:name="ADDIN CSL_CITATION {&quot;properties&quot;: {&quot;noteIndex&quot;: 0}, &quot;mendeley&quot;: {&quot;formattedCitation&quot;: &quot;(Schito &amp; Barta, 1997)&quot;, &quot;plainTextFormattedCitation&quot;: &quot;(Schito &amp; Barta, 1997)&quot;, &quot;previouslyFormattedCitation&quot;: &quot;(Schito &amp; Barta, 1997)&quot;}, &quot;citationItems&quot;: [{&quot;itemData&quot;: {&quot;issued&quot;: {&quot;date-parts&quot;: [[&quot;1997&quot;, &quot;8&quot;]]}, &quot;type&quot;: &quot;article-journal&quot;, &quot;author&quot;: [{&quot;suffix&quot;: &quot;&quot;, &quot;given&quot;: &quot;M L&quot;, &quot;non-dropping-particle&quot;: &quot;&quot;, &quot;dropping-particle&quot;: &quot;&quot;, &quot;parse-names&quot;: false, &quot;family&quot;: &quot;Schito&quot;}, {&quot;suffix&quot;: &quot;&quot;, &quot;given&quot;: &quot;J R&quot;, &quot;non-dropping-particle&quot;: &quot;&quot;, &quot;dropping-particle&quot;: &quot;&quot;, &quot;parse-names&quot;: false, &quot;family&quot;: &quot;Barta&quot;}], &quot;title&quot;: &quot;Nonspecific immune responses and mechanisms of resistance to Eimeria papillata infections in mice&quot;, &quot;volume&quot;: &quot;65&quot;, &quot;id&quot;: &quot;ITEM-1&quot;, &quot;ISSN&quot;: &quot;0019-9567&quot;, &quot;page&quot;: &quot;3165-3170&quot;, &quot;container-title&quot;: &quot;Infection and immunity&quot;, &quot;abstract&quot;: &quot;Severe combined immunodeficient (SCID)-beige mice inoculated with the intracellular parasite Eimeria papillata produced significantly more oocysts during primary infections than inoculated immunodeficient SCID mice. Therefore, the addition of the beige mutation, which detrimentally affects neutrophil and natural killer (NK) cell functions, enhanced the parasites' ability to reproduce within the small intestine. To identify which of these two cell types is responsible for a protective immune response during primary infection, the following groups of mice were inoculated: (i) SCID mice depleted of neutrophils with antigranulocyte monoclonal antibody (RB6-8C5), (ii) C57BL/6 mice depleted of NK cells with the anti-NK-1.1 monoclonal antibody (PK136), and (iii) transgenic Tg epsilon26++ mice (T and NK cell deficient). To identify the mechanisms of immunity during primary and secondary infections, gamma interferon (IFN-gamma) knockout and perforin knockout mice were inoculated. Oocyst output was found to be significantly higher during primary infection for mice depleted of NK cells by administration of anti-NK-1.1 antibodies, for Tg epsilon26++ mice, and for IFN-gamma knockout mice. During secondary infections, only perforin knockout mice produced significantly more oocysts compared to control mice. Our observations suggest that NK cells inhibit E. papillata oocyst output during primary infection by the production of IFN-gamma and that this inhibition is independent of perforin. Immunity to reinfection does not require IFN-gamma but appears to be mediated, at least in part, by a perforin-dependent mechanism.&quot;, &quot;issue&quot;: &quot;8&quot;}, &quot;uris&quot;: [&quot;http://www.mendeley.com/documents/?uuid=efc2222b-66b1-46ac-a475-242624621d3b&quot;], &quot;id&quot;: &quot;ITEM-1&quot;}], &quot;schema&quot;: &quot;https://github.com/citation-style-language/schema/raw/master/csl-citation.json&quot;} RNDyuvphWMwj0"/><text:span text:style-name="T159">(Schito &amp; Barta, 1997)</text:span><text:reference-mark-end text:name="ADDIN CSL_CITATION {&quot;properties&quot;: {&quot;noteIndex&quot;: 0}, &quot;mendeley&quot;: {&quot;formattedCitation&quot;: &quot;(Schito &amp; Barta, 1997)&quot;, &quot;plainTextFormattedCitation&quot;: &quot;(Schito &amp; Barta, 1997)&quot;, &quot;previouslyFormattedCitation&quot;: &quot;(Schito &amp; Barta, 1997)&quot;}, &quot;citationItems&quot;: [{&quot;itemData&quot;: {&quot;issued&quot;: {&quot;date-parts&quot;: [[&quot;1997&quot;, &quot;8&quot;]]}, &quot;type&quot;: &quot;article-journal&quot;, &quot;author&quot;: [{&quot;suffix&quot;: &quot;&quot;, &quot;given&quot;: &quot;M L&quot;, &quot;non-dropping-particle&quot;: &quot;&quot;, &quot;dropping-particle&quot;: &quot;&quot;, &quot;parse-names&quot;: false, &quot;family&quot;: &quot;Schito&quot;}, {&quot;suffix&quot;: &quot;&quot;, &quot;given&quot;: &quot;J R&quot;, &quot;non-dropping-particle&quot;: &quot;&quot;, &quot;dropping-particle&quot;: &quot;&quot;, &quot;parse-names&quot;: false, &quot;family&quot;: &quot;Barta&quot;}], &quot;title&quot;: &quot;Nonspecific immune responses and mechanisms of resistance to Eimeria papillata infections in mice&quot;, &quot;volume&quot;: &quot;65&quot;, &quot;id&quot;: &quot;ITEM-1&quot;, &quot;ISSN&quot;: &quot;0019-9567&quot;, &quot;page&quot;: &quot;3165-3170&quot;, &quot;container-title&quot;: &quot;Infection and immunity&quot;, &quot;abstract&quot;: &quot;Severe combined immunodeficient (SCID)-beige mice inoculated with the intracellular parasite Eimeria papillata produced significantly more oocysts during primary infections than inoculated immunodeficient SCID mice. Therefore, the addition of the beige mutation, which detrimentally affects neutrophil and natural killer (NK) cell functions, enhanced the parasites' ability to reproduce within the small intestine. To identify which of these two cell types is responsible for a protective immune response during primary infection, the following groups of mice were inoculated: (i) SCID mice depleted of neutrophils with antigranulocyte monoclonal antibody (RB6-8C5), (ii) C57BL/6 mice depleted of NK cells with the anti-NK-1.1 monoclonal antibody (PK136), and (iii) transgenic Tg epsilon26++ mice (T and NK cell deficient). To identify the mechanisms of immunity during primary and secondary infections, gamma interferon (IFN-gamma) knockout and perforin knockout mice were inoculated. Oocyst output was found to be significantly higher during primary infection for mice depleted of NK cells by administration of anti-NK-1.1 antibodies, for Tg epsilon26++ mice, and for IFN-gamma knockout mice. During secondary infections, only perforin knockout mice produced significantly more oocysts compared to control mice. Our observations suggest that NK cells inhibit E. papillata oocyst output during primary infection by the production of IFN-gamma and that this inhibition is independent of perforin. Immunity to reinfection does not require IFN-gamma but appears to be mediated, at least in part, by a perforin-dependent mechanism.&quot;, &quot;issue&quot;: &quot;8&quot;}, &quot;uris&quot;: [&quot;http://www.mendeley.com/documents/?uuid=efc2222b-66b1-46ac-a475-242624621d3b&quot;], &quot;id&quot;: &quot;ITEM-1&quot;}], &quot;schema&quot;: &quot;https://github.com/citation-style-language/schema/raw/master/csl-citation.json&quot;} RNDyuvphWMwj0"/><text:span text:style-name="T132">⁠, </text:span><text:span text:style-name="T133">suggesting this particular host type relies predominantly on direct killing action of these cell types. </text:span></text:p>
      <text:p text:style-name="P46"/>
      <text:p text:style-name="P48">Here we explore the changes observed between infected and uninfected mice (assessed by qPCR) of all 3 backgrounds (CLS, WDS and wild) using ELISA for IFN-<text:span text:style-name="T126">ɣ</text:span>, gene expression of relevant immune gene targets and cell counting of adaptive immune cell types. </text:p>
      <text:p text:style-name="P18"/>
      <text:p text:style-name="P35">people say that wild mice and lab are different. Ok so? But we want to see how different they are during infection. Our mice are lab, wild derived and wild. We re the only ones with an infection tahts prevalent in the wild and managable in the lab. </text:p>
      <text:p text:style-name="P35"/>
      <text:p text:style-name="P69"><text:span text:style-name="T45">2) </text:span><text:span text:style-name="T36">Methodology</text:span><text:span text:style-name="T35">:</text:span></text:p>
      <text:p text:style-name="P77"><text:soft-page-break/><text:span text:style-name="T45">2.1) </text:span><text:span text:style-name="T35">D</text:span><text:span text:style-name="T34">esign:</text:span></text:p>
      <text:p text:style-name="P71"><text:span text:style-name="T35">T</text:span><text:span text:style-name="T34">he animals used in this study underwent primary infection with </text:span><text:span text:style-name="T63">E. falciformis </text:span><text:span text:style-name="T34">and </text:span><text:span text:style-name="T63">E. ferrisi, </text:span><text:span text:style-name="T34">were allowed to recover for a period of one month and reinfected with </text:span><text:span text:style-name="T63">E. ferrisi</text:span><text:span text:style-name="T34">. </text:span><text:span text:style-name="T39">Infections were </text:span><text:span text:style-name="T41">carried out with</text:span><text:span text:style-name="T39"> </text:span><text:span text:style-name="T51">150 sporulated oocysts in 100</text:span><text:span text:style-name="T72">µ</text:span><text:span text:style-name="T51">L 1X PBS by direct gavage to the stomach. </text:span><text:span text:style-name="T53">Mice were sacrificed on the 8</text:span><text:span text:style-name="T74">th</text:span><text:span text:style-name="T53"> day of </text:span><text:span text:style-name="T56">re-</text:span><text:span text:style-name="T53">infection (dpi8), therefore all qPCR, RT-qPCR, </text:span><text:span text:style-name="T54">ELISA</text:span><text:span text:style-name="T53"> and cell counting results are from organs harvested at dpi 8. </text:span><text:span text:style-name="T54">All assays were done on homogenized Caecum tissue, with the exception of cell counting, which was performed on mesenteric lymph nodes draining the Caecum.</text:span></text:p>
      <text:p text:style-name="P71"><text:span text:style-name="T37">An attempted </text:span><text:span text:style-name="T64">E. falciformis</text:span><text:span text:style-name="T37"> </text:span><text:span text:style-name="T44">challenge</text:span><text:span text:style-name="T37"> infection was unsuccessful and treated as uninfected group, following a negative sequencing for </text:span><text:span text:style-name="T64">E. falciformis </text:span><text:span text:style-name="T38">COI (Cytochrome Oxidase </text:span><text:span text:style-name="T43">sub-unit</text:span><text:span text:style-name="T38"> 1).</text:span></text:p>
      <text:p text:style-name="P6"/>
      <text:p text:style-name="P76"><text:span text:style-name="T45">2.2) </text:span><text:span text:style-name="T35">A</text:span><text:span text:style-name="T34">nimals:</text:span></text:p>
      <text:p text:style-name="P72"><text:span text:style-name="T34">The </text:span><text:span text:style-name="T46">WDS mice</text:span><text:span text:style-name="T34"> were obtained from a breeding facility in Studenec, Czech republic (</text:span><text:span text:style-name="T49">Research Facility Studenec, Institute of Vertebrate Biology, Czech Academy of Sciences). </text:span></text:p>
      <text:p text:style-name="P72"><text:span text:style-name="T49">SWISS mice were obtained from on-site breeding facility in Berlin, Germany (</text:span><text:span text:style-name="T50">Institut fur Biologie, Tierphysiologie, Humboldt-University Berlin)</text:span><text:span text:style-name="T49">. </text:span><text:span text:style-name="T50">All mice were given an individual acclimatization period of 1 week on wood-chip bedding </text:span><text:span text:style-name="T51">and</text:span><text:span text:style-name="T50"> </text:span><text:span text:style-name="T51">environmental enrichment, with food and water </text:span><text:span text:style-name="T66">ad libitum</text:span><text:span text:style-name="T51">. <text:s/></text:span></text:p>
      <text:p text:style-name="P73"><text:span text:style-name="T51">W</text:span><text:span text:style-name="T49">ild mice were captured in the EHMHZ (capture permit No. 2347/35/2014) and dissected after 1 day. </text:span><text:span text:style-name="T52">The capture protocol was described in a previous stud</text:span><text:span text:style-name="T57">y</text:span><text:reference-mark-start text:name="ADDIN CSL_CITATION {&quot;properties&quot;: {&quot;noteIndex&quot;: 0}, &quot;mendeley&quot;: {&quot;formattedCitation&quot;: &quot;(Balard, Jarqu\u00edn-D\u00edaz, Jost, Martincov\u00e1, et al., 2020; Jarqu\u00edn-D\u00edaz et al., 2019)&quot;, &quot;plainTextFormattedCitation&quot;: &quot;(Balard, Jarqu\u00edn-D\u00edaz, Jost, Martincov\u00e1, et al., 2020; Jarqu\u00edn-D\u00edaz et al., 2019)&quot;, &quot;previouslyFormattedCitation&quot;: &quot;(Balard, Jarqu\u00edn-D\u00edaz, Jost, Martincov\u00e1, et al., 2020; Jarqu\u00edn-D\u00edaz et al., 2019)&quot;}, &quot;citationItems&quot;: [{&quot;itemData&quot;: {&quot;issued&quot;: {&quot;date-parts&quot;: [[&quot;2020&quot;, &quot;4&quot;, &quot;1&quot;]]}, &quot;type&quot;: &quot;article-journal&quot;, &quot;volume&quot;: &quot;33&quot;, &quot;note&quot;: &quot;doi: 10.1111/jeb.13578&quot;, &quot;container-title&quot;: &quot;Journal of Evolutionary Biology&quot;, &quot;DOI&quot;: &quot;10.1111/jeb.13578&quot;, &quot;ISSN&quot;: &quot;1010-061X&quot;, &quot;abstract&quot;: &quot;Abstract Genetic diversity in animal immune systems is usually beneficial. In hybrid recombinants, this is less clear, as the immune system could also be impacted by genetic conflicts. In the European house mouse hybrid zone, the long-standing impression that hybrid mice are more highly parasitized and less fit than parentals persists despite the findings of recent studies. Working across a novel transect, we assessed infections by intracellular protozoans, Eimeria spp., and infections by extracellular macroparasites, pinworms. For Eimeria, we found lower intensities in hybrid hosts than in parental mice but no evidence of lowered probability of infection or increased mortality in the centre of the hybrid zone. This means ecological factors are very unlikely to be responsible for the reduced load of infected hybrids. Focusing on parasite intensity (load in infected hosts), we also corroborated reduced pinworm loads reported for hybrid mice in previous studies. We conclude that intensity of diverse parasites, including the previously unstudied Eimeria, is reduced in hybrid mice compared to parental subspecies. We suggest caution in extrapolating this to differences in hybrid host fitness in the absence of, for example, evidence for a link between parasitemia and health.&quot;, &quot;publisher&quot;: &quot;John Wiley &amp; Sons, Ltd&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Iva&quot;, &quot;non-dropping-particle&quot;: &quot;&quot;, &quot;dropping-particle&quot;: &quot;&quot;, &quot;parse-names&quot;: false, &quot;family&quot;: &quot;Martincov\u00e1&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Milo\u0161&quot;, &quot;non-dropping-particle&quot;: &quot;&quot;, &quot;dropping-particle&quot;: &quot;&quot;, &quot;parse-names&quot;: false, &quot;family&quot;: &quot;Machol\u00e1n&quot;}, {&quot;suffix&quot;: &quot;&quot;, &quot;given&quot;: &quot;Jo\u00eblle&quot;, &quot;non-dropping-particle&quot;: &quot;&quot;, &quot;dropping-particle&quot;: &quot;&quot;, &quot;parse-names&quot;: false, &quot;family&quot;: &quot;Go\u00fcy de Bellocq&quot;}, {&quot;suffix&quot;: &quot;&quot;, &quot;given&quot;: &quot;Stuart J E&quot;, &quot;non-dropping-particle&quot;: &quot;&quot;, &quot;dropping-particle&quot;: &quot;&quot;, &quot;parse-names&quot;: false, &quot;family&quot;: &quot;Baird&quot;}, {&quot;suffix&quot;: &quot;&quot;, &quot;given&quot;: &quot;Emanuel&quot;, &quot;non-dropping-particle&quot;: &quot;&quot;, &quot;dropping-particle&quot;: &quot;&quot;, &quot;parse-names&quot;: false, &quot;family&quot;: &quot;Heitlinger&quot;}], &quot;title&quot;: &quot;Intensity of infection with intracellular Eimeria spp. and pinworms is reduced in hybrid mice compared to parental subspecies&quot;, &quot;id&quot;: &quot;ITEM-1&quot;, &quot;page&quot;: &quot;435-448&quot;, &quot;issue&quot;: &quot;4&quot;}, &quot;uris&quot;: [&quot;http://www.mendeley.com/documents/?uuid=9c393fa8-9798-4d26-8a16-6fef1842fee0&quot;], &quot;id&quot;: &quot;ITEM-1&quot;}, {&quot;itemData&quot;: {&quot;issued&quot;: {&quot;date-parts&quot;: [[&quot;2019&quot;, &quot;7&quot;, &quot;10&quot;]]}, &quot;type&quot;: &quot;article-journal&quot;, &quot;volume&quot;: &quot;10&quot;, &quot;container-title&quot;: &quot;International journal for parasitology. Parasites and wildlife&quot;, &quot;DOI&quot;: &quot;10.1016/j.ijppaw.2019.07.004&quot;, &quot;ISSN&quot;: &quot;2213-2244&quot;, &quot;publisher&quot;: &quot;Elsevier&quot;, &quot;author&quot;: [{&quot;suffix&quot;: &quot;&quot;, &quot;given&quot;: &quot;V\u00edctor Hugo&quot;, &quot;non-dropping-particle&quot;: &quot;&quot;, &quot;dropping-particle&quot;: &quot;&quot;, &quot;parse-names&quot;: false, &quot;family&quot;: &quot;Jarqu\u00edn-D\u00edaz&quot;}, {&quot;suffix&quot;: &quot;&quot;, &quot;given&quot;: &quot;Alice&quot;, &quot;non-dropping-particle&quot;: &quot;&quot;, &quot;dropping-particle&quot;: &quot;&quot;, &quot;parse-names&quot;: false, &quot;family&quot;: &quot;Balard&quot;}, {&quot;suffix&quot;: &quot;&quot;, &quot;given&quot;: &quot;Jenny&quot;, &quot;non-dropping-particle&quot;: &quot;&quot;, &quot;dropping-particle&quot;: &quot;&quot;, &quot;parse-names&quot;: false, &quot;family&quot;: &quot;Jost&quot;}, {&quot;suffix&quot;: &quot;&quot;, &quot;given&quot;: &quot;Julia&quot;, &quot;non-dropping-particle&quot;: &quot;&quot;, &quot;dropping-particle&quot;: &quot;&quot;, &quot;parse-names&quot;: false, &quot;family&quot;: &quot;Kraft&quot;}, {&quot;suffix&quot;: &quot;&quot;, &quot;given&quot;: &quot;Mert Naci&quot;, &quot;non-dropping-particle&quot;: &quot;&quot;, &quot;dropping-particle&quot;: &quot;&quot;, &quot;parse-names&quot;: false, &quot;family&quot;: &quot;Dikmen&quot;}, {&quot;suffix&quot;: &quot;&quot;, &quot;given&quot;: &quot;Jana&quot;, &quot;non-dropping-particle&quot;: &quot;&quot;, &quot;dropping-particle&quot;: &quot;&quot;, &quot;parse-names&quot;: false, &quot;family&quot;: &quot;Kvi\u010derov\u00e1&quot;}, {&quot;suffix&quot;: &quot;&quot;, &quot;given&quot;: &quot;Emanuel&quot;, &quot;non-dropping-particle&quot;: &quot;&quot;, &quot;dropping-particle&quot;: &quot;&quot;, &quot;parse-names&quot;: false, &quot;family&quot;: &quot;Heitlinger&quot;}], &quot;title&quot;: &quot;Detection and quantification of house mouse Eimeria at the species level - Challenges and solutions for the assessment of coccidia in wildlife&quot;, &quot;id&quot;: &quot;ITEM-2&quot;, &quot;language&quot;: &quot;eng&quot;, &quot;page&quot;: &quot;29-40&quot;, &quot;abstract&quot;: &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 &quot;uris&quot;: [&quot;http://www.mendeley.com/documents/?uuid=c88f6a35-b3f0-4e1a-a464-eccf9804841a&quot;], &quot;id&quot;: &quot;ITEM-2&quot;}], &quot;schema&quot;: &quot;https://github.com/citation-style-language/schema/raw/master/csl-citation.json&quot;} RNDRlsmmJKVsS"/><text:span text:style-name="T81">(Balard, Jarquín-Díaz, Jost, Martincová, et al., 2020; Jarquín-Díaz et al., 2019)</text:span><text:reference-mark-end text:name="ADDIN CSL_CITATION {&quot;properties&quot;: {&quot;noteIndex&quot;: 0}, &quot;mendeley&quot;: {&quot;formattedCitation&quot;: &quot;(Balard, Jarqu\u00edn-D\u00edaz, Jost, Martincov\u00e1, et al., 2020; Jarqu\u00edn-D\u00edaz et al., 2019)&quot;, &quot;plainTextFormattedCitation&quot;: &quot;(Balard, Jarqu\u00edn-D\u00edaz, Jost, Martincov\u00e1, et al., 2020; Jarqu\u00edn-D\u00edaz et al., 2019)&quot;, &quot;previouslyFormattedCitation&quot;: &quot;(Balard, Jarqu\u00edn-D\u00edaz, Jost, Martincov\u00e1, et al., 2020; Jarqu\u00edn-D\u00edaz et al., 2019)&quot;}, &quot;citationItems&quot;: [{&quot;itemData&quot;: {&quot;issued&quot;: {&quot;date-parts&quot;: [[&quot;2020&quot;, &quot;4&quot;, &quot;1&quot;]]}, &quot;type&quot;: &quot;article-journal&quot;, &quot;volume&quot;: &quot;33&quot;, &quot;note&quot;: &quot;doi: 10.1111/jeb.13578&quot;, &quot;container-title&quot;: &quot;Journal of Evolutionary Biology&quot;, &quot;DOI&quot;: &quot;10.1111/jeb.13578&quot;, &quot;ISSN&quot;: &quot;1010-061X&quot;, &quot;abstract&quot;: &quot;Abstract Genetic diversity in animal immune systems is usually beneficial. In hybrid recombinants, this is less clear, as the immune system could also be impacted by genetic conflicts. In the European house mouse hybrid zone, the long-standing impression that hybrid mice are more highly parasitized and less fit than parentals persists despite the findings of recent studies. Working across a novel transect, we assessed infections by intracellular protozoans, Eimeria spp., and infections by extracellular macroparasites, pinworms. For Eimeria, we found lower intensities in hybrid hosts than in parental mice but no evidence of lowered probability of infection or increased mortality in the centre of the hybrid zone. This means ecological factors are very unlikely to be responsible for the reduced load of infected hybrids. Focusing on parasite intensity (load in infected hosts), we also corroborated reduced pinworm loads reported for hybrid mice in previous studies. We conclude that intensity of diverse parasites, including the previously unstudied Eimeria, is reduced in hybrid mice compared to parental subspecies. We suggest caution in extrapolating this to differences in hybrid host fitness in the absence of, for example, evidence for a link between parasitemia and health.&quot;, &quot;publisher&quot;: &quot;John Wiley &amp; Sons, Ltd&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Iva&quot;, &quot;non-dropping-particle&quot;: &quot;&quot;, &quot;dropping-particle&quot;: &quot;&quot;, &quot;parse-names&quot;: false, &quot;family&quot;: &quot;Martincov\u00e1&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Milo\u0161&quot;, &quot;non-dropping-particle&quot;: &quot;&quot;, &quot;dropping-particle&quot;: &quot;&quot;, &quot;parse-names&quot;: false, &quot;family&quot;: &quot;Machol\u00e1n&quot;}, {&quot;suffix&quot;: &quot;&quot;, &quot;given&quot;: &quot;Jo\u00eblle&quot;, &quot;non-dropping-particle&quot;: &quot;&quot;, &quot;dropping-particle&quot;: &quot;&quot;, &quot;parse-names&quot;: false, &quot;family&quot;: &quot;Go\u00fcy de Bellocq&quot;}, {&quot;suffix&quot;: &quot;&quot;, &quot;given&quot;: &quot;Stuart J E&quot;, &quot;non-dropping-particle&quot;: &quot;&quot;, &quot;dropping-particle&quot;: &quot;&quot;, &quot;parse-names&quot;: false, &quot;family&quot;: &quot;Baird&quot;}, {&quot;suffix&quot;: &quot;&quot;, &quot;given&quot;: &quot;Emanuel&quot;, &quot;non-dropping-particle&quot;: &quot;&quot;, &quot;dropping-particle&quot;: &quot;&quot;, &quot;parse-names&quot;: false, &quot;family&quot;: &quot;Heitlinger&quot;}], &quot;title&quot;: &quot;Intensity of infection with intracellular Eimeria spp. and pinworms is reduced in hybrid mice compared to parental subspecies&quot;, &quot;id&quot;: &quot;ITEM-1&quot;, &quot;page&quot;: &quot;435-448&quot;, &quot;issue&quot;: &quot;4&quot;}, &quot;uris&quot;: [&quot;http://www.mendeley.com/documents/?uuid=9c393fa8-9798-4d26-8a16-6fef1842fee0&quot;], &quot;id&quot;: &quot;ITEM-1&quot;}, {&quot;itemData&quot;: {&quot;issued&quot;: {&quot;date-parts&quot;: [[&quot;2019&quot;, &quot;7&quot;, &quot;10&quot;]]}, &quot;type&quot;: &quot;article-journal&quot;, &quot;volume&quot;: &quot;10&quot;, &quot;container-title&quot;: &quot;International journal for parasitology. Parasites and wildlife&quot;, &quot;DOI&quot;: &quot;10.1016/j.ijppaw.2019.07.004&quot;, &quot;ISSN&quot;: &quot;2213-2244&quot;, &quot;publisher&quot;: &quot;Elsevier&quot;, &quot;author&quot;: [{&quot;suffix&quot;: &quot;&quot;, &quot;given&quot;: &quot;V\u00edctor Hugo&quot;, &quot;non-dropping-particle&quot;: &quot;&quot;, &quot;dropping-particle&quot;: &quot;&quot;, &quot;parse-names&quot;: false, &quot;family&quot;: &quot;Jarqu\u00edn-D\u00edaz&quot;}, {&quot;suffix&quot;: &quot;&quot;, &quot;given&quot;: &quot;Alice&quot;, &quot;non-dropping-particle&quot;: &quot;&quot;, &quot;dropping-particle&quot;: &quot;&quot;, &quot;parse-names&quot;: false, &quot;family&quot;: &quot;Balard&quot;}, {&quot;suffix&quot;: &quot;&quot;, &quot;given&quot;: &quot;Jenny&quot;, &quot;non-dropping-particle&quot;: &quot;&quot;, &quot;dropping-particle&quot;: &quot;&quot;, &quot;parse-names&quot;: false, &quot;family&quot;: &quot;Jost&quot;}, {&quot;suffix&quot;: &quot;&quot;, &quot;given&quot;: &quot;Julia&quot;, &quot;non-dropping-particle&quot;: &quot;&quot;, &quot;dropping-particle&quot;: &quot;&quot;, &quot;parse-names&quot;: false, &quot;family&quot;: &quot;Kraft&quot;}, {&quot;suffix&quot;: &quot;&quot;, &quot;given&quot;: &quot;Mert Naci&quot;, &quot;non-dropping-particle&quot;: &quot;&quot;, &quot;dropping-particle&quot;: &quot;&quot;, &quot;parse-names&quot;: false, &quot;family&quot;: &quot;Dikmen&quot;}, {&quot;suffix&quot;: &quot;&quot;, &quot;given&quot;: &quot;Jana&quot;, &quot;non-dropping-particle&quot;: &quot;&quot;, &quot;dropping-particle&quot;: &quot;&quot;, &quot;parse-names&quot;: false, &quot;family&quot;: &quot;Kvi\u010derov\u00e1&quot;}, {&quot;suffix&quot;: &quot;&quot;, &quot;given&quot;: &quot;Emanuel&quot;, &quot;non-dropping-particle&quot;: &quot;&quot;, &quot;dropping-particle&quot;: &quot;&quot;, &quot;parse-names&quot;: false, &quot;family&quot;: &quot;Heitlinger&quot;}], &quot;title&quot;: &quot;Detection and quantification of house mouse Eimeria at the species level - Challenges and solutions for the assessment of coccidia in wildlife&quot;, &quot;id&quot;: &quot;ITEM-2&quot;, &quot;language&quot;: &quot;eng&quot;, &quot;page&quot;: &quot;29-40&quot;, &quot;abstract&quot;: &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 &quot;uris&quot;: [&quot;http://www.mendeley.com/documents/?uuid=c88f6a35-b3f0-4e1a-a464-eccf9804841a&quot;], &quot;id&quot;: &quot;ITEM-2&quot;}], &quot;schema&quot;: &quot;https://github.com/citation-style-language/schema/raw/master/csl-citation.json&quot;} RNDRlsmmJKVsS"/><text:span text:style-name="T57">⁠</text:span><text:span text:style-name="T52">. Fresh Caecums were collected in cryo tubes and flash frozen in liquid nitrogen. Mesenteric lymph nodes were processed on site by </text:span><text:span text:style-name="T54">sieving</text:span><text:span text:style-name="T52"> and transported back to Berlin </text:span><text:span text:style-name="T54">for fix</text:span><text:span text:style-name="T55">ation and cell counting</text:span><text:span text:style-name="T52">. </text:span></text:p>
      <text:p text:style-name="P20"/>
      <text:p text:style-name="P78"><text:span text:style-name="T60">2.3)</text:span><text:span text:style-name="T45"> </text:span><text:span text:style-name="T34">Eimeria </text:span><text:span text:style-name="T59">isolates:</text:span></text:p>
      <text:p text:style-name="P10">Primary infections were done using the EHMHZ isolated <text:span text:style-name="T104">E. falciformis </text:span><text:span text:style-name="T164">(internal reference Brandenburg88)</text:span> and <text:span text:style-name="T104">E. ferrisi </text:span><text:span text:style-name="T164">(internal reference Brandenburg64)</text:span>, as described in <text:span text:style-name="T167">a</text:span> previous study<text:reference-mark-start text:name="ADDIN CSL_CITATION {&quot;properties&quot;: {&quot;noteIndex&quot;: 0}, &quot;mendeley&quot;: {&quot;formattedCitation&quot;: &quot;(Balard, Jarqu\u00edn-D\u00edaz, Jost, Mittn\u00e9, et al., 2020)&quot;, &quot;plainTextFormattedCitation&quot;: &quot;(Balard, Jarqu\u00edn-D\u00edaz, Jost, Mittn\u00e9, et al., 2020)&quot;, &quot;previouslyFormattedCitation&quot;: &quot;(Balard, Jarqu\u00edn-D\u00edaz, Jost, Mittn\u00e9, et al., 2020)&quot;}, &quot;citationItems&quot;: [{&quot;itemData&quot;: {&quot;issued&quot;: {&quot;date-parts&quot;: [[&quot;2020&quot;, &quot;1&quot;, &quot;1&quot;]]}, &quot;type&quot;: &quot;article-journal&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Vivian&quot;, &quot;non-dropping-particle&quot;: &quot;&quot;, &quot;dropping-particle&quot;: &quot;&quot;, &quot;parse-names&quot;: false, &quot;family&quot;: &quot;Mittn\u00e9&quot;}, {&quot;suffix&quot;: &quot;&quot;, &quot;given&quot;: &quot;Francisca&quot;, &quot;non-dropping-particle&quot;: &quot;&quot;, &quot;dropping-particle&quot;: &quot;&quot;, &quot;parse-names&quot;: false, &quot;family&quot;: &quot;B\u00f6hning&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Emanuel&quot;, &quot;non-dropping-particle&quot;: &quot;&quot;, &quot;dropping-particle&quot;: &quot;&quot;, &quot;parse-names&quot;: false, &quot;family&quot;: &quot;Heitlinger&quot;}], &quot;title&quot;: &quot;Coupling between tolerance and resistance differs between related &amp;lt;em&amp;gt;Eimeria&amp;lt;/em&amp;gt; parasite species: implications for coevolution with their mouse hosts&quot;, &quot;id&quot;: &quot;ITEM-1&quot;, &quot;DOI&quot;: &quot;10.1101/2020.01.24.918144&quot;, &quot;page&quot;: &quot;2020.01.24.918144&quot;, &quot;container-title&quot;: &quot;bioRxiv&quot;, &quot;abstract&quot;: &quot;Resistance (host capacity to reduce parasite burden) and tolerance (host capacity to reduce impact on its health for a given parasite burden) manifest two different lines of defence. Tolerance can be independent from resistance, traded-off against it, or the two can be positively correlated because of redundancy in underlying (immune) processes. We here tested whether this coupling between tolerance and resistance could differ upon infection with closely related parasite species. We tested this in experimental infections with two parasite species of genus Eimeria. We measured proxies for resistance (the (inverse of) number of parasite transmission stages (oocysts) per gram of feces at the day of maximal shedding) and tolerance (the slope of maximum relative weight loss compared to day of infection on number of oocysts per gram of feces at the day of maximal shedding for each host strain) in four inbred mouse strains and four groups of F1 hybrids belonging to two mouse subspecies, Mus musculus domesticus and M. m. musculus. We found a negative correlation between resistance and tolerance against E. falciformis, while the two are uncoupled against E. ferrisi. We conclude that resistance and tolerance against the first parasite species might be traded off, but evolve more independently in different mouse genotypes against the latter. We argue that evolution of the host immune defences can be studied largely irrespective of parasite isolates if resistance-tolerance coupling is absent or weak (E. ferrisi) but host-parasite coevolution is more likely observable and best studied in a system with negatively correlated tolerance and resistance (E. falciformis).Competing Interest StatementThe authors have declared no competing interest.&quot;}, &quot;uris&quot;: [&quot;http://www.mendeley.com/documents/?uuid=4e0f5957-a3ab-4b0a-af27-525366c06ad2&quot;], &quot;id&quot;: &quot;ITEM-1&quot;}], &quot;schema&quot;: &quot;https://github.com/citation-style-language/schema/raw/master/csl-citation.json&quot;} RNDVK90r4q56R"/><text:span text:style-name="T153">(Balard, Jarquín-Díaz, Jost, Mittné, et al., 2020)</text:span><text:reference-mark-end text:name="ADDIN CSL_CITATION {&quot;properties&quot;: {&quot;noteIndex&quot;: 0}, &quot;mendeley&quot;: {&quot;formattedCitation&quot;: &quot;(Balard, Jarqu\u00edn-D\u00edaz, Jost, Mittn\u00e9, et al., 2020)&quot;, &quot;plainTextFormattedCitation&quot;: &quot;(Balard, Jarqu\u00edn-D\u00edaz, Jost, Mittn\u00e9, et al., 2020)&quot;, &quot;previouslyFormattedCitation&quot;: &quot;(Balard, Jarqu\u00edn-D\u00edaz, Jost, Mittn\u00e9, et al., 2020)&quot;}, &quot;citationItems&quot;: [{&quot;itemData&quot;: {&quot;issued&quot;: {&quot;date-parts&quot;: [[&quot;2020&quot;, &quot;1&quot;, &quot;1&quot;]]}, &quot;type&quot;: &quot;article-journal&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Vivian&quot;, &quot;non-dropping-particle&quot;: &quot;&quot;, &quot;dropping-particle&quot;: &quot;&quot;, &quot;parse-names&quot;: false, &quot;family&quot;: &quot;Mittn\u00e9&quot;}, {&quot;suffix&quot;: &quot;&quot;, &quot;given&quot;: &quot;Francisca&quot;, &quot;non-dropping-particle&quot;: &quot;&quot;, &quot;dropping-particle&quot;: &quot;&quot;, &quot;parse-names&quot;: false, &quot;family&quot;: &quot;B\u00f6hning&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Emanuel&quot;, &quot;non-dropping-particle&quot;: &quot;&quot;, &quot;dropping-particle&quot;: &quot;&quot;, &quot;parse-names&quot;: false, &quot;family&quot;: &quot;Heitlinger&quot;}], &quot;title&quot;: &quot;Coupling between tolerance and resistance differs between related &amp;lt;em&amp;gt;Eimeria&amp;lt;/em&amp;gt; parasite species: implications for coevolution with their mouse hosts&quot;, &quot;id&quot;: &quot;ITEM-1&quot;, &quot;DOI&quot;: &quot;10.1101/2020.01.24.918144&quot;, &quot;page&quot;: &quot;2020.01.24.918144&quot;, &quot;container-title&quot;: &quot;bioRxiv&quot;, &quot;abstract&quot;: &quot;Resistance (host capacity to reduce parasite burden) and tolerance (host capacity to reduce impact on its health for a given parasite burden) manifest two different lines of defence. Tolerance can be independent from resistance, traded-off against it, or the two can be positively correlated because of redundancy in underlying (immune) processes. We here tested whether this coupling between tolerance and resistance could differ upon infection with closely related parasite species. We tested this in experimental infections with two parasite species of genus Eimeria. We measured proxies for resistance (the (inverse of) number of parasite transmission stages (oocysts) per gram of feces at the day of maximal shedding) and tolerance (the slope of maximum relative weight loss compared to day of infection on number of oocysts per gram of feces at the day of maximal shedding for each host strain) in four inbred mouse strains and four groups of F1 hybrids belonging to two mouse subspecies, Mus musculus domesticus and M. m. musculus. We found a negative correlation between resistance and tolerance against E. falciformis, while the two are uncoupled against E. ferrisi. We conclude that resistance and tolerance against the first parasite species might be traded off, but evolve more independently in different mouse genotypes against the latter. We argue that evolution of the host immune defences can be studied largely irrespective of parasite isolates if resistance-tolerance coupling is absent or weak (E. ferrisi) but host-parasite coevolution is more likely observable and best studied in a system with negatively correlated tolerance and resistance (E. falciformis).Competing Interest StatementThe authors have declared no competing interest.&quot;}, &quot;uris&quot;: [&quot;http://www.mendeley.com/documents/?uuid=4e0f5957-a3ab-4b0a-af27-525366c06ad2&quot;], &quot;id&quot;: &quot;ITEM-1&quot;}], &quot;schema&quot;: &quot;https://github.com/citation-style-language/schema/raw/master/csl-citation.json&quot;} RNDVK90r4q56R"/>⁠. <text:span text:style-name="T149">A challenge infection with</text:span> <text:span text:style-name="T104">E. falciformis</text:span> was unsuccessful and treated as uninfected group, following a negative sequencing <text:span text:style-name="T151">of</text:span><text:span text:style-name="T104"> </text:span><text:span text:style-name="T150">COI (Cytochrome Oxidase sub-unit 1) and lack of oocyst shedding. The </text:span><text:span text:style-name="T107">E. ferrisi </text:span><text:span text:style-name="T151">challenge infection was successful. </text:span></text:p>
      <text:p text:style-name="P9"/>
      <text:p text:style-name="P21"><text:span text:style-name="T165">2.4) </text:span>DNA extraction:</text:p>
      <text:p text:style-name="P11">DNA extraction was performed by flash freezing a whole mouse <text:span text:style-name="T164">c</text:span>aecum and crushing it with mortar and pestle. Powdered <text:span text:style-name="T164">c</text:span>aecum was split into 3 eppendorf tubes designated for DNA, RNA and protein use. Downstream DNA extraction was performed using the<text:span text:style-name="T113"> </text:span><text:span text:style-name="T109">innuPREP DNA Mini Kit (Analytik Jena</text:span></text:p>
      <text:p text:style-name="P36"><text:span text:style-name="T108">AG, Jena, Germany) </text:span><text:span text:style-name="T111">according to the manufacturer instructions.</text:span><text:span text:style-name="T108"> Quality and quantity of isolated DNA was measured </text:span><text:span text:style-name="T111">using the </text:span><text:span text:style-name="T108">NanoDrop 2000c </text:span><text:span text:style-name="T111">spectrophotometer </text:span><text:span text:style-name="T108">(Thermo Scientific, Waltham, USA). </text:span><text:span text:style-name="T112">All DNA isolates were stored at -20 </text:span><text:span text:style-name="T117">°C </text:span><text:span text:style-name="T118">until processed.</text:span></text:p>
      <text:p text:style-name="P66"/>
      <text:p text:style-name="P21"><text:soft-page-break/><text:span text:style-name="T165">2.5) </text:span>Parasite load qPCR:</text:p>
      <text:p text:style-name="P7">Primers targeting a short fragment of m<text:span text:style-name="T114">itochondrial</text:span> COI were used to amplify DNA from intracellular stages of <text:span text:style-name="T104">Eimeria</text:span> <text:span text:style-name="T116">as described before</text:span><text:reference-mark-start text:name="ADDIN CSL_CITATION {&quot;properties&quot;: {&quot;noteIndex&quot;: 0}, &quot;mendeley&quot;: {&quot;formattedCitation&quot;: &quot;(Balard, Jarqu\u00edn-D\u00edaz, Jost, Mittn\u00e9, et al., 2020)&quot;, &quot;plainTextFormattedCitation&quot;: &quot;(Balard, Jarqu\u00edn-D\u00edaz, Jost, Mittn\u00e9, et al., 2020)&quot;, &quot;previouslyFormattedCitation&quot;: &quot;(Balard, Jarqu\u00edn-D\u00edaz, Jost, Mittn\u00e9, et al., 2020)&quot;}, &quot;citationItems&quot;: [{&quot;itemData&quot;: {&quot;issued&quot;: {&quot;date-parts&quot;: [[&quot;2020&quot;, &quot;1&quot;, &quot;1&quot;]]}, &quot;type&quot;: &quot;article-journal&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Vivian&quot;, &quot;non-dropping-particle&quot;: &quot;&quot;, &quot;dropping-particle&quot;: &quot;&quot;, &quot;parse-names&quot;: false, &quot;family&quot;: &quot;Mittn\u00e9&quot;}, {&quot;suffix&quot;: &quot;&quot;, &quot;given&quot;: &quot;Francisca&quot;, &quot;non-dropping-particle&quot;: &quot;&quot;, &quot;dropping-particle&quot;: &quot;&quot;, &quot;parse-names&quot;: false, &quot;family&quot;: &quot;B\u00f6hning&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Emanuel&quot;, &quot;non-dropping-particle&quot;: &quot;&quot;, &quot;dropping-particle&quot;: &quot;&quot;, &quot;parse-names&quot;: false, &quot;family&quot;: &quot;Heitlinger&quot;}], &quot;title&quot;: &quot;Coupling between tolerance and resistance differs between related &amp;lt;em&amp;gt;Eimeria&amp;lt;/em&amp;gt; parasite species: implications for coevolution with their mouse hosts&quot;, &quot;id&quot;: &quot;ITEM-1&quot;, &quot;DOI&quot;: &quot;10.1101/2020.01.24.918144&quot;, &quot;page&quot;: &quot;2020.01.24.918144&quot;, &quot;container-title&quot;: &quot;bioRxiv&quot;, &quot;abstract&quot;: &quot;Resistance (host capacity to reduce parasite burden) and tolerance (host capacity to reduce impact on its health for a given parasite burden) manifest two different lines of defence. Tolerance can be independent from resistance, traded-off against it, or the two can be positively correlated because of redundancy in underlying (immune) processes. We here tested whether this coupling between tolerance and resistance could differ upon infection with closely related parasite species. We tested this in experimental infections with two parasite species of genus Eimeria. We measured proxies for resistance (the (inverse of) number of parasite transmission stages (oocysts) per gram of feces at the day of maximal shedding) and tolerance (the slope of maximum relative weight loss compared to day of infection on number of oocysts per gram of feces at the day of maximal shedding for each host strain) in four inbred mouse strains and four groups of F1 hybrids belonging to two mouse subspecies, Mus musculus domesticus and M. m. musculus. We found a negative correlation between resistance and tolerance against E. falciformis, while the two are uncoupled against E. ferrisi. We conclude that resistance and tolerance against the first parasite species might be traded off, but evolve more independently in different mouse genotypes against the latter. We argue that evolution of the host immune defences can be studied largely irrespective of parasite isolates if resistance-tolerance coupling is absent or weak (E. ferrisi) but host-parasite coevolution is more likely observable and best studied in a system with negatively correlated tolerance and resistance (E. falciformis).Competing Interest StatementThe authors have declared no competing interest.&quot;}, &quot;uris&quot;: [&quot;http://www.mendeley.com/documents/?uuid=4e0f5957-a3ab-4b0a-af27-525366c06ad2&quot;], &quot;id&quot;: &quot;ITEM-1&quot;}], &quot;schema&quot;: &quot;https://github.com/citation-style-language/schema/raw/master/csl-citation.json&quot;} RND3EE1gwMBpX"/><text:span text:style-name="T156">(Balard, Jarquín-Díaz, Jost, Mittné, et al., 2020)</text:span><text:reference-mark-end text:name="ADDIN CSL_CITATION {&quot;properties&quot;: {&quot;noteIndex&quot;: 0}, &quot;mendeley&quot;: {&quot;formattedCitation&quot;: &quot;(Balard, Jarqu\u00edn-D\u00edaz, Jost, Mittn\u00e9, et al., 2020)&quot;, &quot;plainTextFormattedCitation&quot;: &quot;(Balard, Jarqu\u00edn-D\u00edaz, Jost, Mittn\u00e9, et al., 2020)&quot;, &quot;previouslyFormattedCitation&quot;: &quot;(Balard, Jarqu\u00edn-D\u00edaz, Jost, Mittn\u00e9, et al., 2020)&quot;}, &quot;citationItems&quot;: [{&quot;itemData&quot;: {&quot;issued&quot;: {&quot;date-parts&quot;: [[&quot;2020&quot;, &quot;1&quot;, &quot;1&quot;]]}, &quot;type&quot;: &quot;article-journal&quot;, &quot;author&quot;: [{&quot;suffix&quot;: &quot;&quot;, &quot;given&quot;: &quot;Alice&quot;, &quot;non-dropping-particle&quot;: &quot;&quot;, &quot;dropping-particle&quot;: &quot;&quot;, &quot;parse-names&quot;: false, &quot;family&quot;: &quot;Balard&quot;}, {&quot;suffix&quot;: &quot;&quot;, &quot;given&quot;: &quot;V\u00edctor Hugo&quot;, &quot;non-dropping-particle&quot;: &quot;&quot;, &quot;dropping-particle&quot;: &quot;&quot;, &quot;parse-names&quot;: false, &quot;family&quot;: &quot;Jarqu\u00edn-D\u00edaz&quot;}, {&quot;suffix&quot;: &quot;&quot;, &quot;given&quot;: &quot;Jenny&quot;, &quot;non-dropping-particle&quot;: &quot;&quot;, &quot;dropping-particle&quot;: &quot;&quot;, &quot;parse-names&quot;: false, &quot;family&quot;: &quot;Jost&quot;}, {&quot;suffix&quot;: &quot;&quot;, &quot;given&quot;: &quot;Vivian&quot;, &quot;non-dropping-particle&quot;: &quot;&quot;, &quot;dropping-particle&quot;: &quot;&quot;, &quot;parse-names&quot;: false, &quot;family&quot;: &quot;Mittn\u00e9&quot;}, {&quot;suffix&quot;: &quot;&quot;, &quot;given&quot;: &quot;Francisca&quot;, &quot;non-dropping-particle&quot;: &quot;&quot;, &quot;dropping-particle&quot;: &quot;&quot;, &quot;parse-names&quot;: false, &quot;family&quot;: &quot;B\u00f6hning&quot;}, {&quot;suffix&quot;: &quot;&quot;, &quot;given&quot;: &quot;\u013dudov\u00edt&quot;, &quot;non-dropping-particle&quot;: &quot;&quot;, &quot;dropping-particle&quot;: &quot;&quot;, &quot;parse-names&quot;: false, &quot;family&quot;: &quot;\u010eureje&quot;}, {&quot;suffix&quot;: &quot;&quot;, &quot;given&quot;: &quot;Jaroslav&quot;, &quot;non-dropping-particle&quot;: &quot;&quot;, &quot;dropping-particle&quot;: &quot;&quot;, &quot;parse-names&quot;: false, &quot;family&quot;: &quot;Pi\u00e1lek&quot;}, {&quot;suffix&quot;: &quot;&quot;, &quot;given&quot;: &quot;Emanuel&quot;, &quot;non-dropping-particle&quot;: &quot;&quot;, &quot;dropping-particle&quot;: &quot;&quot;, &quot;parse-names&quot;: false, &quot;family&quot;: &quot;Heitlinger&quot;}], &quot;title&quot;: &quot;Coupling between tolerance and resistance differs between related &amp;lt;em&amp;gt;Eimeria&amp;lt;/em&amp;gt; parasite species: implications for coevolution with their mouse hosts&quot;, &quot;id&quot;: &quot;ITEM-1&quot;, &quot;DOI&quot;: &quot;10.1101/2020.01.24.918144&quot;, &quot;page&quot;: &quot;2020.01.24.918144&quot;, &quot;container-title&quot;: &quot;bioRxiv&quot;, &quot;abstract&quot;: &quot;Resistance (host capacity to reduce parasite burden) and tolerance (host capacity to reduce impact on its health for a given parasite burden) manifest two different lines of defence. Tolerance can be independent from resistance, traded-off against it, or the two can be positively correlated because of redundancy in underlying (immune) processes. We here tested whether this coupling between tolerance and resistance could differ upon infection with closely related parasite species. We tested this in experimental infections with two parasite species of genus Eimeria. We measured proxies for resistance (the (inverse of) number of parasite transmission stages (oocysts) per gram of feces at the day of maximal shedding) and tolerance (the slope of maximum relative weight loss compared to day of infection on number of oocysts per gram of feces at the day of maximal shedding for each host strain) in four inbred mouse strains and four groups of F1 hybrids belonging to two mouse subspecies, Mus musculus domesticus and M. m. musculus. We found a negative correlation between resistance and tolerance against E. falciformis, while the two are uncoupled against E. ferrisi. We conclude that resistance and tolerance against the first parasite species might be traded off, but evolve more independently in different mouse genotypes against the latter. We argue that evolution of the host immune defences can be studied largely irrespective of parasite isolates if resistance-tolerance coupling is absent or weak (E. ferrisi) but host-parasite coevolution is more likely observable and best studied in a system with negatively correlated tolerance and resistance (E. falciformis).Competing Interest StatementThe authors have declared no competing interest.&quot;}, &quot;uris&quot;: [&quot;http://www.mendeley.com/documents/?uuid=4e0f5957-a3ab-4b0a-af27-525366c06ad2&quot;], &quot;id&quot;: &quot;ITEM-1&quot;}], &quot;schema&quot;: &quot;https://github.com/citation-style-language/schema/raw/master/csl-citation.json&quot;} RND3EE1gwMBpX"/><text:span text:style-name="T116">⁠</text:span></text:p>
      <table:table table:name="Table1" table:style-name="Table1">
        <table:table-column table:style-name="Table1.A"/>
        <table:table-column table:style-name="Table1.B"/>
        <table:table-row>
          <table:table-cell table:style-name="Table1.A1" office:value-type="string">
            <text:p text:style-name="P92">Name</text:p>
          </table:table-cell>
          <table:table-cell table:style-name="Table1.B1" office:value-type="string">
            <text:p text:style-name="P92">Sequence</text:p>
          </table:table-cell>
        </table:table-row>
        <table:table-row>
          <table:table-cell table:style-name="Table1.A2" office:value-type="string">
            <text:p text:style-name="P54">Eim_COI_qX-F <text:span text:style-name="T116">(Forward)</text:span></text:p>
          </table:table-cell>
          <table:table-cell table:style-name="Table1.B2" office:value-type="string">
            <text:p text:style-name="P54"><text:span text:style-name="T136">5’-</text:span>TGTCTATTCACTTGGGCTATTGT-<text:span text:style-name="T136">3’</text:span></text:p>
          </table:table-cell>
        </table:table-row>
        <table:table-row>
          <table:table-cell table:style-name="Table1.A2" office:value-type="string">
            <text:p text:style-name="P54">Eim_COI_qX-R <text:span text:style-name="T116">(Reverse)</text:span></text:p>
          </table:table-cell>
          <table:table-cell table:style-name="Table1.B2" office:value-type="string">
            <text:p text:style-name="P85"><text:span text:style-name="T136">5</text:span>’- <text:span text:style-name="T93">GGATCACCGTTAAATGAGGCA-</text:span><text:span text:style-name="T94">3</text:span><text:span text:style-name="T92">’</text:span></text:p>
          </table:table-cell>
        </table:table-row>
        <table:table-row table:style-name="Table1.4">
          <table:table-cell table:style-name="Table1.A2" office:value-type="string">
            <text:p text:style-name="P51">Ms_gDNA_CDC42_F <text:span text:style-name="T136">(Forward)</text:span></text:p>
          </table:table-cell>
          <table:table-cell table:style-name="Table1.B2" office:value-type="string">
            <text:p text:style-name="P89">5’-<text:span text:style-name="T91">CTCTCCTCCCCTCTGTCTTG-</text:span><text:span text:style-name="T90">3’</text:span></text:p>
          </table:table-cell>
        </table:table-row>
        <table:table-row>
          <table:table-cell table:style-name="Table1.A2" office:value-type="string">
            <text:p text:style-name="P51">Ms_gDNA_CDC42_R <text:span text:style-name="T136">(Reverse)</text:span></text:p>
          </table:table-cell>
          <table:table-cell table:style-name="Table1.B2" office:value-type="string">
            <text:p text:style-name="P89">5’-<text:span text:style-name="T91">TCCTTTTGGGTTGAGTTTCC-</text:span><text:span text:style-name="T90">3’</text:span></text:p>
          </table:table-cell>
        </table:table-row>
      </table:table>
      <text:p text:style-name="P7"/>
      <text:p text:style-name="P7"><text:span text:style-name="T114">Final reaction volume was</text:span> 20 μL, <text:span text:style-name="T114">which contained: </text:span><text:s/></text:p>
      <table:table table:name="Table2" table:style-name="Table2">
        <table:table-column table:style-name="Table2.A"/>
        <table:table-column table:style-name="Table2.B"/>
        <table:table-column table:style-name="Table2.C"/>
        <table:table-row>
          <table:table-cell table:style-name="Table2.A1" office:value-type="string">
            <text:p text:style-name="P90">Name</text:p>
          </table:table-cell>
          <table:table-cell table:style-name="Table2.A1" office:value-type="string">
            <text:p text:style-name="P90">Volume</text:p>
          </table:table-cell>
          <table:table-cell table:style-name="Table2.C1" office:value-type="string">
            <text:p text:style-name="P90">Concentration</text:p>
          </table:table-cell>
        </table:table-row>
        <table:table-row>
          <table:table-cell table:style-name="Table2.A2" office:value-type="string">
            <text:p text:style-name="P50">iTaq<text:span text:style-name="T123">TM</text:span> Universal SYBR<text:span text:style-name="T122">®</text:span> Green Supermix</text:p>
          </table:table-cell>
          <table:table-cell table:style-name="Table2.A2" office:value-type="string">
            <text:p text:style-name="P87">10 <text:span text:style-name="T91">μL</text:span></text:p>
          </table:table-cell>
          <table:table-cell table:style-name="Table2.C2" office:value-type="string">
            <text:p text:style-name="P87">1X</text:p>
          </table:table-cell>
        </table:table-row>
        <table:table-row>
          <table:table-cell table:style-name="Table2.A2" office:value-type="string">
            <text:p text:style-name="P55">Eim_COI_qX-F <text:span text:style-name="T116">(Forward)</text:span></text:p>
          </table:table-cell>
          <table:table-cell table:style-name="Table2.A2" office:value-type="string">
            <text:p text:style-name="P87">0.8 <text:span text:style-name="T91">μL</text:span> </text:p>
          </table:table-cell>
          <table:table-cell table:style-name="Table2.C2" office:value-type="string">
            <text:p text:style-name="P50"><text:span text:style-name="T124">10</text:span>0 nM</text:p>
          </table:table-cell>
        </table:table-row>
        <table:table-row>
          <table:table-cell table:style-name="Table2.A2" office:value-type="string">
            <text:p text:style-name="P55">Eim_COI_qX-R <text:span text:style-name="T116">(Reverse)</text:span></text:p>
          </table:table-cell>
          <table:table-cell table:style-name="Table2.A2" office:value-type="string">
            <text:p text:style-name="P87">0.8 <text:span text:style-name="T91">μL</text:span></text:p>
          </table:table-cell>
          <table:table-cell table:style-name="Table2.C2" office:value-type="string">
            <text:p text:style-name="P50"><text:span text:style-name="T124">10</text:span>0 nM</text:p>
          </table:table-cell>
        </table:table-row>
        <table:table-row>
          <table:table-cell table:style-name="Table2.A2" office:value-type="string">
            <text:p text:style-name="P57">Molecular grade water</text:p>
          </table:table-cell>
          <table:table-cell table:style-name="Table2.A2" office:value-type="string">
            <text:p text:style-name="P87">7.4 <text:span text:style-name="T91">μL</text:span></text:p>
          </table:table-cell>
          <table:table-cell table:style-name="Table2.C2" office:value-type="string">
            <text:p text:style-name="P50">-</text:p>
          </table:table-cell>
        </table:table-row>
        <table:table-row>
          <table:table-cell table:style-name="Table2.A2" office:value-type="string">
            <text:p text:style-name="P57">DNA template</text:p>
          </table:table-cell>
          <table:table-cell table:style-name="Table2.A2" office:value-type="string">
            <text:p text:style-name="P87">1 <text:span text:style-name="T91">μL</text:span></text:p>
          </table:table-cell>
          <table:table-cell table:style-name="Table2.C2" office:value-type="string">
            <text:p text:style-name="P52">50 ng</text:p>
          </table:table-cell>
        </table:table-row>
      </table:table>
      <text:p text:style-name="P7"/>
      <text:p text:style-name="P7">1X iTaq<text:span text:style-name="T123">TM</text:span> Universal SYBR<text:span text:style-name="T122">®</text:span> Green Supermix (Bio-Rad Laboratories GmbH, München, Germany), <text:span text:style-name="T124">each p</text:span>imer and DNA template. <text:span text:style-name="T115">qPCR was conducted</text:span> in a Mastercycler<text:span text:style-name="T122">®</text:span> RealPlex 2 (Eppendorf, Hamburg, Germany) <text:span text:style-name="T115">with the following cycling</text:span>: <text:span text:style-name="T115">1 x </text:span>95 °C initial denaturation for 2 min, 95 °C <text:span text:style-name="T115">x </text:span>40 cycles of denaturation for 15 s, 55 °C annealing for 15 s and 68 °C extension for 20 s. Melting curve analy<text:span text:style-name="T115">sis was conducted to control for primer dimers and non-specific amplification</text:span>. <text:span text:style-name="T115">T</text:span>he CDC42 gene from the nuclear genome of the house mouse was <text:span text:style-name="T115">used as an internal control. </text:span>Infection intensity was <text:span text:style-name="T115">calculated</text:span> as the ΔCt <text:span text:style-name="T115">of Mouse – </text:span><text:span text:style-name="T105">Eimeria</text:span><text:span text:style-name="T115">.</text:span></text:p>
      <text:p text:style-name="P21"/>
      <text:p text:style-name="P21"><text:span text:style-name="T165">2.6) </text:span>RNA extraction and cDNA conversion:</text:p>
      <text:p text:style-name="P4"><text:span text:style-name="T29">RNA </text:span><text:span text:style-name="T30">was</text:span><text:span text:style-name="T29"> extract</text:span><text:span text:style-name="T30">ed from homogenized mouse Caecum using </text:span><text:span text:style-name="T29">the </text:span><text:span text:style-name="T110">PureLink RNA Mini Kit</text:span><text:span text:style-name="T83"> (</text:span><text:span text:style-name="T84">Invitrogen, </text:span><text:span text:style-name="T83">Carlsbad, California, United States), </text:span><text:span text:style-name="T84">following the manufacturer protocol. </text:span><text:span text:style-name="T83">Quality and quantity of isolated DNA was measured </text:span><text:span text:style-name="T85">using the </text:span><text:span text:style-name="T83">NanoDrop 2000c </text:span><text:span text:style-name="T85">spectrophotometer </text:span><text:span text:style-name="T83">(Thermo Scientific, Waltham, USA). </text:span><text:span text:style-name="T84">All extractions were carried out on ice and final </text:span><text:span text:style-name="T86">RNA isolate</text:span><text:span text:style-name="T84"> was stored at -80 </text:span><text:span text:style-name="T28">°C </text:span><text:span text:style-name="T30">until converted to cDNA. cDNA conversion was done using the iScript cDNA synthesis kit (Bio-rad, Hercules, California, United States) following manufacturer instructions, </text:span><text:span text:style-name="T32">using 1</text:span><text:span text:style-name="T73">µ</text:span><text:span text:style-name="T32">g of RNA as template</text:span><text:span text:style-name="T30">. </text:span><text:span text:style-name="T83">Quality and quantity of isolated </text:span><text:span text:style-name="T86">c</text:span><text:span text:style-name="T83">DNA was measured </text:span><text:span text:style-name="T85">using the </text:span><text:span text:style-name="T83">NanoDrop 2000c </text:span><text:span text:style-name="T85">spectrophotometer </text:span><text:span text:style-name="T83">(Thermo Scientific, Waltham, USA). </text:span><text:span text:style-name="T86">All cDNA was stored at -80 </text:span><text:span text:style-name="T28">°C </text:span><text:span text:style-name="T31">until used in the RT-qPCR.</text:span></text:p>
      <text:p text:style-name="P21"/>
      <text:p text:style-name="P21"><text:soft-page-break/><text:span text:style-name="T165">2.7) </text:span>Gene expression RT-qPCR:</text:p>
      <text:p text:style-name="P8">Primers targeting a <text:span text:style-name="T136">previously verified gene targets in mice </text:span>were used to amplify <text:span text:style-name="T136">mRNA</text:span> from <text:span text:style-name="T136">the host Caecum to determine the immunological reaction polarization at site of infection.</text:span></text:p>
      <table:table table:name="Table3" table:style-name="Table3">
        <table:table-column table:style-name="Table3.A"/>
        <table:table-column table:style-name="Table3.B"/>
        <table:table-row>
          <table:table-cell table:style-name="Table3.A1" office:value-type="string">
            <text:p text:style-name="P93">Name</text:p>
          </table:table-cell>
          <table:table-cell table:style-name="Table3.B1" office:value-type="string">
            <text:p text:style-name="P93">Sequence</text:p>
          </table:table-cell>
        </table:table-row>
        <table:table-row>
          <table:table-cell table:style-name="Table3.A2" office:value-type="string">
            <text:p text:style-name="P59">GAPDH_F (Forward)</text:p>
          </table:table-cell>
          <table:table-cell table:style-name="Table3.B2" office:value-type="string">
            <text:p text:style-name="P56"/>
          </table:table-cell>
        </table:table-row>
        <table:table-row>
          <table:table-cell table:style-name="Table3.A2" office:value-type="string">
            <text:p text:style-name="P56"><text:span text:style-name="T125">GAPDH_R</text:span> <text:span text:style-name="T116">(Reverse)</text:span></text:p>
          </table:table-cell>
          <table:table-cell table:style-name="Table3.B2" office:value-type="string">
            <text:p text:style-name="P96"/>
          </table:table-cell>
        </table:table-row>
        <table:table-row>
          <table:table-cell table:style-name="Table3.A2" office:value-type="string">
            <text:p text:style-name="P59"><text:span text:style-name="T126">β</text:span>-actin_F (Forward)</text:p>
          </table:table-cell>
          <table:table-cell table:style-name="Table3.B2" office:value-type="string">
            <text:p text:style-name="P86"/>
          </table:table-cell>
        </table:table-row>
        <table:table-row>
          <table:table-cell table:style-name="Table3.A2" office:value-type="string">
            <text:p text:style-name="P59"><text:span text:style-name="T126">β</text:span>-actin_R <text:span text:style-name="T116">(Reverse)</text:span></text:p>
          </table:table-cell>
          <table:table-cell table:style-name="Table3.B2" office:value-type="string">
            <text:p text:style-name="P86"/>
          </table:table-cell>
        </table:table-row>
        <table:table-row>
          <table:table-cell table:style-name="Table3.A2" office:value-type="string">
            <text:p text:style-name="P60">IRG<text:span text:style-name="T134">A</text:span>6_F (Forward)</text:p>
          </table:table-cell>
          <table:table-cell table:style-name="Table3.B2" office:value-type="string">
            <text:p text:style-name="P86"/>
          </table:table-cell>
        </table:table-row>
        <table:table-row>
          <table:table-cell table:style-name="Table3.A2" office:value-type="string">
            <text:p text:style-name="P60">IRG<text:span text:style-name="T134">A</text:span>6_R <text:span text:style-name="T116">(Reverse)</text:span></text:p>
          </table:table-cell>
          <table:table-cell table:style-name="Table3.B2" office:value-type="string">
            <text:p text:style-name="P86"/>
          </table:table-cell>
        </table:table-row>
        <table:table-row>
          <table:table-cell table:style-name="Table3.A2" office:value-type="string">
            <text:p text:style-name="P60">GBP2_F (Forward)</text:p>
          </table:table-cell>
          <table:table-cell table:style-name="Table3.B2" office:value-type="string">
            <text:p text:style-name="P97"><text:bookmark text:name="docs-internal-guid-8c50f80b-7fff-15fd-289a-c4851bd5521f"/><text:span text:style-name="T97">5’-CTGCACTATGTGACGGAGCTA-3’</text:span> </text:p>
          </table:table-cell>
        </table:table-row>
        <table:table-row>
          <table:table-cell table:style-name="Table3.A2" office:value-type="string">
            <text:p text:style-name="P60">GBP2_R <text:span text:style-name="T116">(Reverse)</text:span></text:p>
          </table:table-cell>
          <table:table-cell table:style-name="Table3.B2" office:value-type="string">
            <text:p text:style-name="P97"><text:bookmark text:name="docs-internal-guid-c3dd40dc-7fff-4614-8173-507a807f13c6"/><text:span text:style-name="T97">5’-GAGTCCACACAAAGGTTGGAAA-3’</text:span> </text:p>
          </table:table-cell>
        </table:table-row>
        <table:table-row>
          <table:table-cell table:style-name="Table3.A2" office:value-type="string">
            <text:p text:style-name="P61">IL-12rb1_F (Forward)</text:p>
          </table:table-cell>
          <table:table-cell table:style-name="Table3.B2" office:value-type="string">
            <text:p text:style-name="P97"><text:bookmark text:name="docs-internal-guid-e1eccfd8-7fff-af67-d572-0823639c0d86"/><text:span text:style-name="T97">5’-ATGGCTGCTGCGTTGAGAA-3’</text:span> </text:p>
          </table:table-cell>
        </table:table-row>
        <table:table-row>
          <table:table-cell table:style-name="Table3.A2" office:value-type="string">
            <text:p text:style-name="P61">IL-12rb1_R (Reverse)</text:p>
          </table:table-cell>
          <table:table-cell table:style-name="Table3.B2" office:value-type="string">
            <text:p text:style-name="P97"><text:bookmark text:name="docs-internal-guid-edf69149-7fff-effa-8de8-c523c870d9b7"/><text:span text:style-name="T97">5’-AGCACTCATAGTCTGTCTTGGA-3’</text:span> </text:p>
          </table:table-cell>
        </table:table-row>
        <table:table-row>
          <table:table-cell table:style-name="Table3.A2" office:value-type="string">
            <text:p text:style-name="P62">CXCR3_F (Forward)</text:p>
          </table:table-cell>
          <table:table-cell table:style-name="Table3.B2" office:value-type="string">
            <text:p text:style-name="P97"><text:bookmark text:name="docs-internal-guid-3b82913a-7fff-3738-d649-4183396fb75c"/><text:span text:style-name="T100">5’-</text:span><text:span text:style-name="T99">CTG CTG CCC AGT GGG TTT</text:span>-<text:span text:style-name="T134">3’</text:span></text:p>
          </table:table-cell>
        </table:table-row>
        <table:table-row>
          <table:table-cell table:style-name="Table3.A2" office:value-type="string">
            <text:p text:style-name="P62">CXCR3_R (Reverse)</text:p>
          </table:table-cell>
          <table:table-cell table:style-name="Table3.B2" office:value-type="string">
            <text:p text:style-name="P98"><text:span text:style-name="T135">5’-</text:span><text:bookmark text:name="docs-internal-guid-8c929ed5-7fff-0e6d-4b5f-6b5dab3a6c29"/><text:span text:style-name="T95">GTT GAT GTT GAA CAG GGC ACC-</text:span><text:span text:style-name="T96">3’</text:span></text:p>
          </table:table-cell>
        </table:table-row>
        <table:table-row>
          <table:table-cell table:style-name="Table3.A2" office:value-type="string">
            <text:p text:style-name="P61">IL-6?</text:p>
          </table:table-cell>
          <table:table-cell table:style-name="Table3.B2" office:value-type="string">
            <text:p text:style-name="P97"><text:bookmark text:name="docs-internal-guid-1788a7a4-7fff-0aa0-b483-7ed2d9a29337"/><text:span text:style-name="T97">5’-</text:span><text:span text:style-name="T98">TAGTCCTTCCTACCCCAATTTCC</text:span><text:span text:style-name="T97">-3’</text:span> </text:p>
          </table:table-cell>
        </table:table-row>
        <table:table-row>
          <table:table-cell table:style-name="Table3.A2" office:value-type="string">
            <text:p text:style-name="P63">IL-6</text:p>
          </table:table-cell>
          <table:table-cell table:style-name="Table3.B2" office:value-type="string">
            <text:p text:style-name="P97"/>
          </table:table-cell>
        </table:table-row>
        <table:table-row>
          <table:table-cell table:style-name="Table3.A2" office:value-type="string">
            <text:p text:style-name="P61">IFN-y?</text:p>
          </table:table-cell>
          <table:table-cell table:style-name="Table3.B2" office:value-type="string">
            <text:p text:style-name="P86"/>
          </table:table-cell>
        </table:table-row>
      </table:table>
      <text:p text:style-name="P83"/>
      <text:p text:style-name="P84">20 <text:span text:style-name="T126">µL reactions were set up for the RT-qPCR, containing:</text:span></text:p>
      <table:table table:name="Table4" table:style-name="Table4">
        <table:table-column table:style-name="Table4.A"/>
        <table:table-column table:style-name="Table4.B"/>
        <table:table-column table:style-name="Table4.C"/>
        <table:table-row>
          <table:table-cell table:style-name="Table4.A1" office:value-type="string">
            <text:p text:style-name="P91">Name</text:p>
          </table:table-cell>
          <table:table-cell table:style-name="Table4.A1" office:value-type="string">
            <text:p text:style-name="P91">Volume</text:p>
          </table:table-cell>
          <table:table-cell table:style-name="Table4.C1" office:value-type="string">
            <text:p text:style-name="P91">Concentration</text:p>
          </table:table-cell>
        </table:table-row>
        <table:table-row>
          <table:table-cell table:style-name="Table4.A2" office:value-type="string">
            <text:p text:style-name="P51">iTaq<text:span text:style-name="T123">TM</text:span> Universal SYBR<text:span text:style-name="T122">®</text:span> Green Supermix</text:p>
          </table:table-cell>
          <table:table-cell table:style-name="Table4.A2" office:value-type="string">
            <text:p text:style-name="P88">10 <text:span text:style-name="T91">μL</text:span></text:p>
          </table:table-cell>
          <table:table-cell table:style-name="Table4.C2" office:value-type="string">
            <text:p text:style-name="P88">1X</text:p>
          </table:table-cell>
        </table:table-row>
        <table:table-row>
          <table:table-cell table:style-name="Table4.A2" office:value-type="string">
            <text:p text:style-name="P64">Forward primer</text:p>
          </table:table-cell>
          <table:table-cell table:style-name="Table4.A2" office:value-type="string">
            <text:p text:style-name="P88"><text:span text:style-name="T136">1</text:span> <text:span text:style-name="T91">μL</text:span> </text:p>
          </table:table-cell>
          <table:table-cell table:style-name="Table4.C2" office:value-type="string">
            <text:p text:style-name="P51"><text:span text:style-name="T124">10</text:span>0 nM</text:p>
          </table:table-cell>
        </table:table-row>
        <table:table-row>
          <table:table-cell table:style-name="Table4.A2" office:value-type="string">
            <text:p text:style-name="P64">Reverse primer</text:p>
          </table:table-cell>
          <table:table-cell table:style-name="Table4.A2" office:value-type="string">
            <text:p text:style-name="P88"><text:span text:style-name="T136">1</text:span> <text:span text:style-name="T91">μL</text:span></text:p>
          </table:table-cell>
          <table:table-cell table:style-name="Table4.C2" office:value-type="string">
            <text:p text:style-name="P51"><text:span text:style-name="T124">10</text:span>0 nM</text:p>
          </table:table-cell>
        </table:table-row>
        <table:table-row>
          <table:table-cell table:style-name="Table4.A2" office:value-type="string">
            <text:p text:style-name="P58">Molecular grade water</text:p>
          </table:table-cell>
          <table:table-cell table:style-name="Table4.A2" office:value-type="string">
            <text:p text:style-name="P88">7 <text:span text:style-name="T91">μL</text:span></text:p>
          </table:table-cell>
          <table:table-cell table:style-name="Table4.C2" office:value-type="string">
            <text:p text:style-name="P51">-</text:p>
          </table:table-cell>
        </table:table-row>
        <table:table-row>
          <table:table-cell table:style-name="Table4.A2" office:value-type="string">
            <text:p text:style-name="P58"><text:span text:style-name="T136">c</text:span>DNA template</text:p>
          </table:table-cell>
          <table:table-cell table:style-name="Table4.A2" office:value-type="string">
            <text:p text:style-name="P88">1 <text:span text:style-name="T91">μL</text:span></text:p>
          </table:table-cell>
          <table:table-cell table:style-name="Table4.C2" office:value-type="string">
            <text:p text:style-name="P53"><text:span text:style-name="T136">300</text:span> ng</text:p>
          </table:table-cell>
        </table:table-row>
      </table:table>
      <text:p text:style-name="P22"/>
      <text:p text:style-name="P8"><text:span text:style-name="T136">RT-qPCR was conducted</text:span> in a Mastercycler<text:span text:style-name="T122">®</text:span> RealPlex 2 (Eppendorf, Hamburg, Germany) <text:span text:style-name="T115">with the following cycling</text:span>: <text:span text:style-name="T138">1 x </text:span><text:span text:style-name="T137">95 °C initial denaturation for 2 min, 95 °C </text:span><text:span text:style-name="T138">x </text:span><text:span text:style-name="T137">40 cycles of denaturation for 15 s, 55 °C annealing for 15 s and 68 °C extension for 20 s</text:span>. Melting curve analy<text:span text:style-name="T115">sis was conducted to control for primer dimers and non-specific amplification</text:span>. <text:span text:style-name="T115">T</text:span>he <text:span text:style-name="T136">averages of </text:span><text:s/><text:span text:style-name="T127">β</text:span><text:span text:style-name="T136">-actin and GAPDH</text:span> gene<text:span text:style-name="T136">s were</text:span> <text:span text:style-name="T115">used as an internal control. Gene expression per target</text:span> was <text:span text:style-name="T115">calculated</text:span> as the ΔCt <text:span text:style-name="T115">of Target – ((</text:span><text:span text:style-name="T127">β</text:span><text:span text:style-name="T136">-actin + GAPDH)/2). Individual internal controls with</text:span> ΔCt <text:span text:style-name="T115">of Target – </text:span><text:span text:style-name="T127">β</text:span><text:span text:style-name="T136">-actin and </text:span><text:s/>ΔCt <text:span text:style-name="T115">of Target – GAPDH were verified to show little difference before applying the mean of both.</text:span></text:p>
      <text:p text:style-name="P8"><text:soft-page-break/></text:p>
      <text:p text:style-name="P79"><text:span text:style-name="T60">2.8) </text:span><text:span text:style-name="T59">IFN-</text:span><text:span text:style-name="T70">ɣ sandwich ELISA:</text:span></text:p>
      <text:p text:style-name="P80"><text:span text:style-name="T70">Sandwich ELISAs for IFN-ɣ protein abundance were performed using the IFN gamma Mouse Uncoated ELISA Kit (Invitrogen, <text:s/></text:span><text:span text:style-name="T88">Carlsbad, California, United States</text:span><text:span text:style-name="T87">). The manufacturer protocol was followed and plate reads were done in the Synergy HTX Multi-Mode Reader </text:span><text:span text:style-name="T89">(Biotek, Winooski, Vermont, United States) at 450 nm with a blank well subtraction and 10 second shaking steps between 3 reads of the same plate. </text:span></text:p>
      <text:p text:style-name="P67"/>
      <text:p text:style-name="P37"><text:span text:style-name="T165">2.9) </text:span>Cell sorting:</text:p>
      <text:p text:style-name="P43">CD4+ and CD8+ T-cells were sorted from the mesenteric lymph node tissue <text:span text:style-name="T139">cell suspensions in the Canto II flow cytometer (BD Biosciences, Heidelberg, Germany) and counted using the accompanying FlowJo 10 software (BD Biosciences, Heidelberg, Germany). Two types of selection assays were performed, cytokine activated T-cells and marker expressing T-cells. Gating criteria for marker expressing T-cells have been set up as follows:</text:span></text:p>
      <table:table table:name="Table5" table:style-name="Table5">
        <table:table-column table:style-name="Table5.A"/>
        <table:table-column table:style-name="Table5.B"/>
        <table:table-row>
          <table:table-cell table:style-name="Table5.A1" office:value-type="string">
            <text:p text:style-name="P95">Gating criteria</text:p>
          </table:table-cell>
          <table:table-cell table:style-name="Table5.B1" office:value-type="string">
            <text:p text:style-name="P95">Name</text:p>
          </table:table-cell>
        </table:table-row>
        <table:table-row>
          <table:table-cell table:style-name="Table5.A2" office:value-type="string">
            <text:p text:style-name="P65">CD4+</text:p>
          </table:table-cell>
          <table:table-cell table:style-name="Table5.B2" office:value-type="string">
            <text:p text:style-name="P94"/>
          </table:table-cell>
        </table:table-row>
        <table:table-row>
          <table:table-cell table:style-name="Table5.A2" office:value-type="string">
            <text:p text:style-name="P65">RORgt+ in CD4+Foxp3-</text:p>
          </table:table-cell>
          <table:table-cell table:style-name="Table5.B2" office:value-type="string">
            <text:p text:style-name="P95">Th17 cells</text:p>
          </table:table-cell>
        </table:table-row>
        <table:table-row>
          <table:table-cell table:style-name="Table5.A2" office:value-type="string">
            <text:p text:style-name="P65">Ki-67+ in CD4+Foxp3-RORgt+</text:p>
          </table:table-cell>
          <table:table-cell table:style-name="Table5.B2" office:value-type="string">
            <text:p text:style-name="P95">Dividing Th17 cells</text:p>
          </table:table-cell>
        </table:table-row>
        <table:table-row>
          <table:table-cell table:style-name="Table5.A2" office:value-type="string">
            <text:p text:style-name="P65">Foxp3+ in CD4+</text:p>
          </table:table-cell>
          <table:table-cell table:style-name="Table5.B2" office:value-type="string">
            <text:p text:style-name="P95">Treg cells</text:p>
          </table:table-cell>
        </table:table-row>
        <table:table-row>
          <table:table-cell table:style-name="Table5.A2" office:value-type="string">
            <text:p text:style-name="P65">Ki-67+ in Foxp3+</text:p>
          </table:table-cell>
          <table:table-cell table:style-name="Table5.B2" office:value-type="string">
            <text:p text:style-name="P95">Dividing Treg cells</text:p>
          </table:table-cell>
        </table:table-row>
        <table:table-row>
          <table:table-cell table:style-name="Table5.A2" office:value-type="string">
            <text:p text:style-name="P65">RORgt+ in Foxp3+ Treg </text:p>
          </table:table-cell>
          <table:table-cell table:style-name="Table5.B2" office:value-type="string">
            <text:p text:style-name="P65">Treg17 <text:span text:style-name="T165">cells</text:span></text:p>
          </table:table-cell>
        </table:table-row>
        <table:table-row>
          <table:table-cell table:style-name="Table5.A2" office:value-type="string">
            <text:p text:style-name="P65">T-bet+ in CD4+Foxp3- </text:p>
          </table:table-cell>
          <table:table-cell table:style-name="Table5.B2" office:value-type="string">
            <text:p text:style-name="P65">Th1 <text:span text:style-name="T165">cells</text:span></text:p>
          </table:table-cell>
        </table:table-row>
        <table:table-row>
          <table:table-cell table:style-name="Table5.A2" office:value-type="string">
            <text:p text:style-name="P65">Ki-67+ in CD4+Foxp3-T-bet+</text:p>
          </table:table-cell>
          <table:table-cell table:style-name="Table5.B2" office:value-type="string">
            <text:p text:style-name="P65"><text:span text:style-name="T165">D</text:span>ividing Th1 <text:span text:style-name="T165">cells</text:span></text:p>
          </table:table-cell>
        </table:table-row>
        <table:table-row>
          <table:table-cell table:style-name="Table5.A2" office:value-type="string">
            <text:p text:style-name="P95">CD8+</text:p>
          </table:table-cell>
          <table:table-cell table:style-name="Table5.B2" office:value-type="string">
            <text:p text:style-name="P94"/>
          </table:table-cell>
        </table:table-row>
        <table:table-row>
          <table:table-cell table:style-name="Table5.A2" office:value-type="string">
            <text:p text:style-name="P65">T-bet+ in CD8+</text:p>
          </table:table-cell>
          <table:table-cell table:style-name="Table5.B2" office:value-type="string">
            <text:p text:style-name="P95">A<text:span text:style-name="T102">ctivated CD8+ </text:span><text:span text:style-name="T101">cells</text:span></text:p>
          </table:table-cell>
        </table:table-row>
        <table:table-row>
          <table:table-cell table:style-name="Table5.A2" office:value-type="string">
            <text:p text:style-name="P65">Ki-67+ in CD8+T-bet+</text:p>
          </table:table-cell>
          <table:table-cell table:style-name="Table5.B2" office:value-type="string">
            <text:p text:style-name="P65"><text:span text:style-name="T165">D</text:span>ividing <text:span text:style-name="T165">A</text:span>ctivated CD8+ <text:span text:style-name="T165">cells</text:span></text:p>
          </table:table-cell>
        </table:table-row>
      </table:table>
      <text:p text:style-name="P42"/>
      <text:p text:style-name="P44">Gating criteria for cytokine <text:span text:style-name="T152">producing</text:span> T-cells were selected for the following targets:</text:p>
      <table:table table:name="Table6" table:style-name="Table6">
        <table:table-column table:style-name="Table6.A"/>
        <table:table-column table:style-name="Table6.B"/>
        <table:table-row>
          <table:table-cell table:style-name="Table6.A1" office:value-type="string">
            <text:p text:style-name="P95">Gating criteria</text:p>
          </table:table-cell>
          <table:table-cell table:style-name="Table6.B1" office:value-type="string">
            <text:p text:style-name="P95">Name</text:p>
          </table:table-cell>
        </table:table-row>
        <table:table-row>
          <table:table-cell table:style-name="Table6.A2" office:value-type="string">
            <text:p text:style-name="P65"><text:span text:style-name="T152">IFN-ɣ</text:span>+ in CD4+</text:p>
          </table:table-cell>
          <table:table-cell table:style-name="Table6.B2" office:value-type="string">
            <text:p text:style-name="P95">Interferon gamma producing CD4+ cells</text:p>
          </table:table-cell>
        </table:table-row>
        <table:table-row>
          <table:table-cell table:style-name="Table6.A2" office:value-type="string">
            <text:p text:style-name="P65">IL-17A+ in CD4+</text:p>
          </table:table-cell>
          <table:table-cell table:style-name="Table6.B2" office:value-type="string">
            <text:p text:style-name="P95">IL-17A producing CD4+ cells</text:p>
          </table:table-cell>
        </table:table-row>
        <table:table-row>
          <table:table-cell table:style-name="Table6.A2" office:value-type="string">
            <text:p text:style-name="P65"><text:span text:style-name="T152">IFN-ɣ</text:span>+ in CD8+</text:p>
          </table:table-cell>
          <table:table-cell table:style-name="Table6.B2" office:value-type="string">
            <text:p text:style-name="P95">Interferon gamma producing CD8+ cells</text:p>
          </table:table-cell>
        </table:table-row>
      </table:table>
      <text:p text:style-name="P38"/>
      <text:p text:style-name="P37"><text:span text:style-name="T165">2.10) </text:span>Statistical analysis:</text:p>
      <text:p text:style-name="P39">Statistical analysis of data and graphical representation of results was done in RStudio using R 3.6.1. </text:p>
      <text:p text:style-name="P37"><text:soft-page-break/></text:p>
      <text:p text:style-name="P70"><text:span text:style-name="T45">3) </text:span><text:span text:style-name="T35">R</text:span><text:span text:style-name="T34">esults: </text:span></text:p>
      <text:p text:style-name="P74"><text:span text:style-name="T34">Infections using </text:span><text:span text:style-name="T63">E. falciformis </text:span><text:span text:style-name="T34">in the murine system are well described throughout the literature. Immunological findings show that the most utilized responses are IFN-</text:span><text:span text:style-name="T71">ɣ</text:span><text:span text:style-name="T34"> driven </text:span><text:span text:style-name="T40">in both the innate and the adaptive immunity. In the innate response, the autonomous cell defenses such as IRGs, GBPs and the CXCR3-CXCL9 pathways are up-regulated in attempts to opsonize and digest the contents of the parasitophorous vacuole</text:span> <text:reference-mark-start text:name="ADDIN CSL_CITATION {&quot;properties&quot;: {&quot;noteIndex&quot;: 0}, &quot;mendeley&quot;: {&quot;formattedCitation&quot;: &quot;(M Schmid et al., 2014)&quot;, &quot;plainTextFormattedCitation&quot;: &quot;(M Schmid et al., 2014)&quot;, &quot;previouslyFormattedCitation&quot;: &quot;(M Schmid et al., 2014)&quot;}, &quot;citationItems&quot;: [{&quot;itemData&quot;: {&quot;issued&quot;: {&quot;date-parts&quot;: [[&quot;2014&quot;, &quot;4&quot;, &quot;1&quot;]]}, &quot;type&quot;: &quot;article-journal&quot;, &quot;volume&quot;: &quot;21&quot;, &quot;note&quot;: &quot;doi: 10.1016/j.ijid.2014.03.458&quot;, &quot;container-title&quot;: &quot;International Journal of Infectious Diseases&quot;, &quot;DOI&quot;: &quot;10.1016/j.ijid.2014.03.458&quot;, &quot;ISSN&quot;: &quot;1201-9712&quot;, &quot;publisher&quot;: &quot;Elsevier&quot;, &quot;author&quot;: [{&quot;suffix&quot;: &quot;&quot;, &quot;given&quot;: &quot;M&quot;, &quot;non-dropping-particle&quot;: &quot;&quot;, &quot;dropping-particle&quot;: &quot;&quot;, &quot;parse-names&quot;: false, &quot;family&quot;: &quot;Schmid&quot;}, {&quot;suffix&quot;: &quot;&quot;, &quot;given&quot;: &quot;E&quot;, &quot;non-dropping-particle&quot;: &quot;&quot;, &quot;dropping-particle&quot;: &quot;&quot;, &quot;parse-names&quot;: false, &quot;family&quot;: &quot;Heitlinger&quot;}, {&quot;suffix&quot;: &quot;&quot;, &quot;given&quot;: &quot;S&quot;, &quot;non-dropping-particle&quot;: &quot;&quot;, &quot;dropping-particle&quot;: &quot;&quot;, &quot;parse-names&quot;: false, &quot;family&quot;: &quot;Spork&quot;}, {&quot;suffix&quot;: &quot;&quot;, &quot;given&quot;: &quot;H.-J.&quot;, &quot;non-dropping-particle&quot;: &quot;&quot;, &quot;dropping-particle&quot;: &quot;&quot;, &quot;parse-names&quot;: false, &quot;family&quot;: &quot;Mollenkopf&quot;}, {&quot;suffix&quot;: &quot;&quot;, &quot;given&quot;: &quot;R&quot;, &quot;non-dropping-particle&quot;: &quot;&quot;, &quot;dropping-particle&quot;: &quot;&quot;, &quot;parse-names&quot;: false, &quot;family&quot;: &quot;Lucius&quot;}, {&quot;suffix&quot;: &quot;&quot;, &quot;given&quot;: &quot;N&quot;, &quot;non-dropping-particle&quot;: &quot;&quot;, &quot;dropping-particle&quot;: &quot;&quot;, &quot;parse-names&quot;: false, &quot;family&quot;: &quot;Gupta&quot;}], &quot;title&quot;: &quot;Opposing roles of host IFN-&amp;#x3b3; signaling during a parasite infection of the mouse&quot;, &quot;id&quot;: &quot;ITEM-1&quot;, &quot;page&quot;: &quot;23-24&quot;}, &quot;uris&quot;: [&quot;http://www.mendeley.com/documents/?uuid=ff4bdc5e-1ffc-475b-9e7e-e675f8a5f0bf&quot;], &quot;id&quot;: &quot;ITEM-1&quot;}], &quot;schema&quot;: &quot;https://github.com/citation-style-language/schema/raw/master/csl-citation.json&quot;} RNDP2W4ws83YE"/><text:span text:style-name="T82">(M Schmid et al., 2014)</text:span><text:reference-mark-end text:name="ADDIN CSL_CITATION {&quot;properties&quot;: {&quot;noteIndex&quot;: 0}, &quot;mendeley&quot;: {&quot;formattedCitation&quot;: &quot;(M Schmid et al., 2014)&quot;, &quot;plainTextFormattedCitation&quot;: &quot;(M Schmid et al., 2014)&quot;, &quot;previouslyFormattedCitation&quot;: &quot;(M Schmid et al., 2014)&quot;}, &quot;citationItems&quot;: [{&quot;itemData&quot;: {&quot;issued&quot;: {&quot;date-parts&quot;: [[&quot;2014&quot;, &quot;4&quot;, &quot;1&quot;]]}, &quot;type&quot;: &quot;article-journal&quot;, &quot;volume&quot;: &quot;21&quot;, &quot;note&quot;: &quot;doi: 10.1016/j.ijid.2014.03.458&quot;, &quot;container-title&quot;: &quot;International Journal of Infectious Diseases&quot;, &quot;DOI&quot;: &quot;10.1016/j.ijid.2014.03.458&quot;, &quot;ISSN&quot;: &quot;1201-9712&quot;, &quot;publisher&quot;: &quot;Elsevier&quot;, &quot;author&quot;: [{&quot;suffix&quot;: &quot;&quot;, &quot;given&quot;: &quot;M&quot;, &quot;non-dropping-particle&quot;: &quot;&quot;, &quot;dropping-particle&quot;: &quot;&quot;, &quot;parse-names&quot;: false, &quot;family&quot;: &quot;Schmid&quot;}, {&quot;suffix&quot;: &quot;&quot;, &quot;given&quot;: &quot;E&quot;, &quot;non-dropping-particle&quot;: &quot;&quot;, &quot;dropping-particle&quot;: &quot;&quot;, &quot;parse-names&quot;: false, &quot;family&quot;: &quot;Heitlinger&quot;}, {&quot;suffix&quot;: &quot;&quot;, &quot;given&quot;: &quot;S&quot;, &quot;non-dropping-particle&quot;: &quot;&quot;, &quot;dropping-particle&quot;: &quot;&quot;, &quot;parse-names&quot;: false, &quot;family&quot;: &quot;Spork&quot;}, {&quot;suffix&quot;: &quot;&quot;, &quot;given&quot;: &quot;H.-J.&quot;, &quot;non-dropping-particle&quot;: &quot;&quot;, &quot;dropping-particle&quot;: &quot;&quot;, &quot;parse-names&quot;: false, &quot;family&quot;: &quot;Mollenkopf&quot;}, {&quot;suffix&quot;: &quot;&quot;, &quot;given&quot;: &quot;R&quot;, &quot;non-dropping-particle&quot;: &quot;&quot;, &quot;dropping-particle&quot;: &quot;&quot;, &quot;parse-names&quot;: false, &quot;family&quot;: &quot;Lucius&quot;}, {&quot;suffix&quot;: &quot;&quot;, &quot;given&quot;: &quot;N&quot;, &quot;non-dropping-particle&quot;: &quot;&quot;, &quot;dropping-particle&quot;: &quot;&quot;, &quot;parse-names&quot;: false, &quot;family&quot;: &quot;Gupta&quot;}], &quot;title&quot;: &quot;Opposing roles of host IFN-&amp;#x3b3; signaling during a parasite infection of the mouse&quot;, &quot;id&quot;: &quot;ITEM-1&quot;, &quot;page&quot;: &quot;23-24&quot;}, &quot;uris&quot;: [&quot;http://www.mendeley.com/documents/?uuid=ff4bdc5e-1ffc-475b-9e7e-e675f8a5f0bf&quot;], &quot;id&quot;: &quot;ITEM-1&quot;}], &quot;schema&quot;: &quot;https://github.com/citation-style-language/schema/raw/master/csl-citation.json&quot;} RNDP2W4ws83YE"/><text:span text:style-name="T40">⁠. On the adaptive side, Th1 polarized CD4+ T-cells are recruited to the site of infection along with the CD8+ CTLs to facilitate direct cell lysis. </text:span><text:span text:style-name="T42">Likewise, many studies show the discrepancies between </text:span><text:span text:style-name="T47">CLS</text:span><text:span text:style-name="T42"> mice and wild mice. Here we show that </text:span></text:p>
      <text:p text:style-name="P74"><text:span text:style-name="T47">1</text:span><text:span text:style-name="T42">) </text:span><text:span text:style-name="T48">T</text:span><text:span text:style-name="T42">he immune cell populations support this observation during infection with</text:span><text:span text:style-name="T65"> E. ferrisis </text:span><text:span text:style-name="T42">in </text:span><text:span text:style-name="T47">WDS</text:span><text:span text:style-name="T42"> mice and something </text:span><text:span text:style-name="T58">something something</text:span><text:span text:style-name="T42"> in wild mice.</text:span></text:p>
      <text:p text:style-name="P101">2) Gene expression is negatively correlated with infection intensity in wild mice and the opposite is true for wild-derived mice. </text:p>
      <text:p text:style-name="P75"><text:span text:style-name="T42">3</text:span><text:span text:style-name="T34">) IFN-</text:span><text:span text:style-name="T71">ɣ</text:span><text:span text:style-name="T34"> positively correlates with infection intensity </text:span><text:span text:style-name="T71">Δ</text:span><text:span text:style-name="T34">CT increase in infected mice.</text:span></text:p>
      <text:p text:style-name="P14"/>
      <text:p text:style-name="P21"><text:span text:style-name="T165">3.1) </text:span>Oocyst shedding: </text:p>
      <text:p text:style-name="P13">We observed oocyst shedding throughout the infection to confirm the established shedding patter<text:span text:style-name="T169">n</text:span> for <text:span text:style-name="T104">E. ferrisi </text:span><text:reference-mark-start text:name="ADDIN CSL_CITATION {&quot;properties&quot;: {&quot;noteIndex&quot;: 0}, &quot;mendeley&quot;: {&quot;formattedCitation&quot;: &quot;(Aankrom, Chobotar, &amp; Ernst, 1975)&quot;, &quot;plainTextFormattedCitation&quot;: &quot;(Aankrom, Chobotar, &amp; Ernst, 1975)&quot;, &quot;previouslyFormattedCitation&quot;: &quot;(Aankrom, Cchobotar, &amp; Ernst, 1975)&quot;}, &quot;citationItems&quot;: [{&quot;itemData&quot;: {&quot;issued&quot;: {&quot;date-parts&quot;: [[&quot;1975&quot;, &quot;8&quot;, &quot;1&quot;]]}, &quot;type&quot;: &quot;article-journal&quot;, &quot;volume&quot;: &quot;22&quot;, &quot;note&quot;: &quot;doi: 10.1111/j.1550-7408.1975.tb05177.x&quot;, &quot;container-title&quot;: &quot;The Journal of Protozoology&quot;, &quot;DOI&quot;: &quot;10.1111/j.1550-7408.1975.tb05177.x&quot;, &quot;ISSN&quot;: &quot;0022-3921&quot;, &quot;abstract&quot;: &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m and had 9.6 (7?14) merozoites. Some 2nd-generation schizonts had uninucleate merozoites and others had multinucleate merozoites. The former were first seen in small numbers 36 hr PI and were most abundant 48 hr PI. They measured 9.6 (5?13) ? 7.9 (6?12) ?m and had 18 (6?25) merozoites. Schizonts with multinucleate merozoites were seen 72 hr PI. Mature 3rd-generation schizonts were seen 72 hr PI. They measured 14.0 (12?18) ? 11-0 (9?13) ?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 &quot;publisher&quot;: &quot;John Wiley &amp; Sons, Ltd&quot;, &quot;author&quot;: [{&quot;suffix&quot;: &quot;&quot;, &quot;given&quot;: &quot;Susan L&quot;, &quot;non-dropping-particle&quot;: &quot;&quot;, &quot;dropping-particle&quot;: &quot;&quot;, &quot;parse-names&quot;: false, &quot;family&quot;: &quot;Aankrom&quot;}, {&quot;suffix&quot;: &quot;&quot;, &quot;given&quot;: &quot;Bill&quot;, &quot;non-dropping-particle&quot;: &quot;&quot;, &quot;dropping-particle&quot;: &quot;&quot;, &quot;parse-names&quot;: false, &quot;family&quot;: &quot;Chobotar&quot;}, {&quot;suffix&quot;: &quot;&quot;, &quot;given&quot;: &quot;John&quot;, &quot;non-dropping-particle&quot;: &quot;&quot;, &quot;dropping-particle&quot;: &quot;V&quot;, &quot;parse-names&quot;: false, &quot;family&quot;: &quot;Ernst&quot;}], &quot;title&quot;: &quot;Life Cycle of Eimeria ferrisi Levine &amp; Ivens, 1965 in the Mouse, Mus musculus&quot;, &quot;id&quot;: &quot;ITEM-1&quot;, &quot;page&quot;: &quot;317-323&quot;, &quot;issue&quot;: &quot;3&quot;}, &quot;uris&quot;: [&quot;http://www.mendeley.com/documents/?uuid=ed2500b7-f123-403d-9be4-f85c3a469a36&quot;], &quot;id&quot;: &quot;ITEM-1&quot;}], &quot;schema&quot;: &quot;https://github.com/citation-style-language/schema/raw/master/csl-citation.json&quot;} RNDw26csVtfyM"/><text:span text:style-name="T161">(Aankrom, Chobotar, &amp; Ernst, 1975)</text:span><text:reference-mark-end text:name="ADDIN CSL_CITATION {&quot;properties&quot;: {&quot;noteIndex&quot;: 0}, &quot;mendeley&quot;: {&quot;formattedCitation&quot;: &quot;(Aankrom, Chobotar, &amp; Ernst, 1975)&quot;, &quot;plainTextFormattedCitation&quot;: &quot;(Aankrom, Chobotar, &amp; Ernst, 1975)&quot;, &quot;previouslyFormattedCitation&quot;: &quot;(Aankrom, Cchobotar, &amp; Ernst, 1975)&quot;}, &quot;citationItems&quot;: [{&quot;itemData&quot;: {&quot;issued&quot;: {&quot;date-parts&quot;: [[&quot;1975&quot;, &quot;8&quot;, &quot;1&quot;]]}, &quot;type&quot;: &quot;article-journal&quot;, &quot;volume&quot;: &quot;22&quot;, &quot;note&quot;: &quot;doi: 10.1111/j.1550-7408.1975.tb05177.x&quot;, &quot;container-title&quot;: &quot;The Journal of Protozoology&quot;, &quot;DOI&quot;: &quot;10.1111/j.1550-7408.1975.tb05177.x&quot;, &quot;ISSN&quot;: &quot;0022-3921&quot;, &quot;abstract&quot;: &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m and had 9.6 (7?14) merozoites. Some 2nd-generation schizonts had uninucleate merozoites and others had multinucleate merozoites. The former were first seen in small numbers 36 hr PI and were most abundant 48 hr PI. They measured 9.6 (5?13) ? 7.9 (6?12) ?m and had 18 (6?25) merozoites. Schizonts with multinucleate merozoites were seen 72 hr PI. Mature 3rd-generation schizonts were seen 72 hr PI. They measured 14.0 (12?18) ? 11-0 (9?13) ?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 &quot;publisher&quot;: &quot;John Wiley &amp; Sons, Ltd&quot;, &quot;author&quot;: [{&quot;suffix&quot;: &quot;&quot;, &quot;given&quot;: &quot;Susan L&quot;, &quot;non-dropping-particle&quot;: &quot;&quot;, &quot;dropping-particle&quot;: &quot;&quot;, &quot;parse-names&quot;: false, &quot;family&quot;: &quot;Aankrom&quot;}, {&quot;suffix&quot;: &quot;&quot;, &quot;given&quot;: &quot;Bill&quot;, &quot;non-dropping-particle&quot;: &quot;&quot;, &quot;dropping-particle&quot;: &quot;&quot;, &quot;parse-names&quot;: false, &quot;family&quot;: &quot;Chobotar&quot;}, {&quot;suffix&quot;: &quot;&quot;, &quot;given&quot;: &quot;John&quot;, &quot;non-dropping-particle&quot;: &quot;&quot;, &quot;dropping-particle&quot;: &quot;V&quot;, &quot;parse-names&quot;: false, &quot;family&quot;: &quot;Ernst&quot;}], &quot;title&quot;: &quot;Life Cycle of Eimeria ferrisi Levine &amp; Ivens, 1965 in the Mouse, Mus musculus&quot;, &quot;id&quot;: &quot;ITEM-1&quot;, &quot;page&quot;: &quot;317-323&quot;, &quot;issue&quot;: &quot;3&quot;}, &quot;uris&quot;: [&quot;http://www.mendeley.com/documents/?uuid=ed2500b7-f123-403d-9be4-f85c3a469a36&quot;], &quot;id&quot;: &quot;ITEM-1&quot;}], &quot;schema&quot;: &quot;https://github.com/citation-style-language/schema/raw/master/csl-citation.json&quot;} RNDw26csVtfyM"/><text:span text:style-name="T104">⁠</text:span> and monitor the corresponding weight-loss. </text:p>
      <text:p text:style-name="P21"/>
      <text:p text:style-name="P21"><text:span text:style-name="T165">3.2) </text:span>Parasite load:</text:p>
      <text:p text:style-name="P27"/>
      <text:p text:style-name="P27">3.2.1) Lab</text:p>
      <text:p text:style-name="P26"/>
      <text:p text:style-name="P26"><text:span text:style-name="T165">3.2.2) </text:span>Wild</text:p>
      <text:p text:style-name="P23"/>
      <text:p text:style-name="P21"><text:span text:style-name="T165">3.3) </text:span>Gene expression:</text:p>
      <text:p text:style-name="P12">RT-qPCR results from laboratory mice show an expected up-regulation of CXCR3, IL-12rb1 and IRGA6. These targets are specific for immune response to <text:span text:style-name="T104">Eimeria </text:span>infections and are likewise up-regulated in the <text:span text:style-name="T104">E. ferrisi </text:span>infected hosts.</text:p>
      <text:p text:style-name="P27"/>
      <text:p text:style-name="P27">3.3.1) Lab</text:p>
      <text:p text:style-name="P25"/>
      <text:p text:style-name="P25"><text:span text:style-name="T165">3.3.2) </text:span>Wild</text:p>
      <text:p text:style-name="P12"/>
      <text:p text:style-name="P12">When compared to the results from laboratory animals, wild mice showed distinct down-regulation of selected genes under <text:span text:style-name="T104">E. ferrisi </text:span>infection. </text:p>
      <text:p text:style-name="P24"/>
      <text:p text:style-name="P77"><text:soft-page-break/><text:span text:style-name="T45">3.4) </text:span><text:span text:style-name="T34">IFN-</text:span><text:span text:style-name="T71">ɣ abundance:</text:span></text:p>
      <text:p text:style-name="P45"/>
      <text:p text:style-name="P27">3.4.1) Lab</text:p>
      <text:p text:style-name="P26"/>
      <text:p text:style-name="P26"><text:span text:style-name="T165">3.4.2) </text:span>Wild</text:p>
      <text:p text:style-name="P26"/>
      <text:p text:style-name="P37"><text:span text:style-name="T165">3.5) </text:span>Immune cell populations:</text:p>
      <text:p text:style-name="P49">E. falciformis research<text:span text:style-name="T140"> shows that host immune response against the parasite is largely driven by </text:span></text:p>
      <text:p text:style-name="P49"><text:span text:style-name="T141">IFN-</text:span><text:span text:style-name="T128">ɣ</text:span><text:span text:style-name="T140"> </text:span><text:span text:style-name="T141">mediated pathways (10.1038/mi.2013.115)</text:span><text:span text:style-name="T140">. </text:span><text:span text:style-name="T142">As such the an increase in CD4+ cell population is expected in </text:span><text:span text:style-name="T146">Eimeria </text:span><text:span text:style-name="T142">infections. Counter-intuitively, we observed a significant difference between the CD4+ populations of </text:span><text:span text:style-name="T146">E. ferrisi </text:span><text:span text:style-name="T142">positive and negative mice, where the negative mice exhibited higher percentage of the CD4+ populations. </text:span></text:p>
      <text:p text:style-name="P40"/>
      <text:p text:style-name="P40"/>
      <text:p text:style-name="P27">3.5.1) Lab</text:p>
      <text:p text:style-name="P40"/>
      <text:p text:style-name="P26"/>
      <text:p text:style-name="P26"><text:span text:style-name="T165">3.5.2) </text:span>Wild</text:p>
      <text:p text:style-name="P40"/>
      <text:p text:style-name="P41">Expectedly for an IFN-ɣ driven immune response, the Th1 <text:span text:style-name="T148">(T-bet+ in CD4+Foxp3-) </text:span>polarization within the CD4+ population showed a marked increase in <text:span text:style-name="T104">E. ferrisi </text:span>positive mice. </text:p>
      <text:p text:style-name="P40"/>
      <text:p text:style-name="P41">To further examine the direction of Th1 polarization during <text:span text:style-name="T104">E. ferrisi </text:span>infection, we investigated the <text:span text:style-name="T147">Ki-67+ in CD4+Foxp3-T-bet+ polarized cells to see whether infected mice show a higher proportion of actively proliferating Th1 cells. Same as the increased Th1 populations, the actively proliferating Th1 populations were increased in </text:span><text:span text:style-name="T106">E. ferrisi </text:span><text:span text:style-name="T148">infected hosts. </text:span></text:p>
      <text:p text:style-name="P40"/>
      <text:p text:style-name="P29"><text:span text:style-name="T165">4) </text:span>Discussion:</text:p>
      <text:p text:style-name="P29"/>
      <text:p text:style-name="P29"/>
      <text:p text:style-name="P29"/>
      <text:p text:style-name="P29"/>
      <text:p text:style-name="P29"/>
      <text:p text:style-name="P29"/>
      <text:p text:style-name="P29"/>
      <text:p text:style-name="P29"><text:soft-page-break/></text:p>
      <text:p text:style-name="P29"/>
      <text:p text:style-name="P30"><text:span text:style-name="T165">5) Bibliography</text:span>:</text:p>
      <text:p text:style-name="P31"><text:s/></text:p>
      <text:section text:style-name="Sect1" text:name="ADDIN Mendeley Bibliography CSL_BIBLIOGRAPHY  RND6po0OCFNBJ">
        <text:p text:style-name="P100">Aankrom, S. L., Chobotar, B., &amp; Ernst, J. V. (1975). Life Cycle of Eimeria ferrisi Levine &amp; Ivens, 1965 in the Mouse, Mus musculus. <text:span text:style-name="T103">The Journal of Protozoology</text:span>, <text:span text:style-name="T103">22</text:span>(3), 317–323. https://doi.org/10.1111/j.1550-7408.1975.tb05177.x</text:p>
        <text:p text:style-name="P100">Abolins, S., King, E. C., Lazarou, L., Weldon, L., Hughes, L., Drescher, P., … Riley, E. M. (2017). The comparative immunology of wild and laboratory mice, Mus musculus domesticus. <text:span text:style-name="T103">Nature Communications</text:span>, <text:span text:style-name="T103">8</text:span>, 14811. https://doi.org/10.1038/ncomms14811</text:p>
        <text:p text:style-name="P100">Balard, A., Jarquín-Díaz, V. H., Jost, J., Martincová, I., Ďureje, Ľ., Piálek, J., … Heitlinger, E. (2020). Intensity of infection with intracellular Eimeria spp. and pinworms is reduced in hybrid mice compared to parental subspecies. <text:span text:style-name="T103">Journal of Evolutionary Biology</text:span>, <text:span text:style-name="T103">33</text:span>(4), 435–448. https://doi.org/10.1111/jeb.13578</text:p>
        <text:p text:style-name="P100">Balard, A., Jarquín-Díaz, V. H., Jost, J., Mittné, V., Böhning, F., Ďureje, Ľ., … Heitlinger, E. (2020). Coupling between tolerance and resistance differs between related &amp;lt;em&amp;gt;Eimeria&amp;lt;/em&amp;gt; parasite species: implications for coevolution with their mouse hosts. <text:span text:style-name="T103">BioRxiv</text:span>, 2020.01.24.918144. https://doi.org/10.1101/2020.01.24.918144</text:p>
        <text:p text:style-name="P100">Ebert, D. (1998). Experimental Evolution of Parasites. <text:span text:style-name="T103">Science</text:span>, <text:span text:style-name="T103">282</text:span>(5393), 1432 LP – 1436. https://doi.org/10.1126/science.282.5393.1432</text:p>
        <text:p text:style-name="P100">Fayer, R., Trout, J. M., Graczyk, T. K., &amp; Lewis, E. J. (2000). Prevalence of Cryptosporidium, Giardia and Eimeria infections in post-weaned and adult cattle on three Maryland farms. <text:span text:style-name="T103">Veterinary Parasitology</text:span>, <text:span text:style-name="T103">93</text:span>(2), 103–112.</text:p>
        <text:p text:style-name="P100">Haberkorn, A. (1970). Die Entwicklung vonEimeria falciformis (Eimer 1870) in der weißen Maus (Mus musculus). <text:span text:style-name="T103">Zeitschrift Für Parasitenkunde</text:span>, <text:span text:style-name="T103">34</text:span>(1), 49–67. https://doi.org/10.1007/BF00629179</text:p>
        <text:p text:style-name="P100">Jarquín-Díaz, V. H., Balard, A., Jost, J., Kraft, J., Dikmen, M. N., Kvičerová, J., &amp; Heitlinger, E. (2019). Detection and quantification of house mouse Eimeria at the species level - Challenges and solutions for the assessment of coccidia in wildlife. <text:span text:style-name="T103">International Journal for Parasitology. Parasites and Wildlife</text:span>, <text:span text:style-name="T103">10</text:span>, 29–40. https://doi.org/10.1016/j.ijppaw.2019.07.004</text:p>
        <text:p text:style-name="P100">McDougald, L. R., &amp; Reid, W. M. (2003). Coccidiosis. Diseases of poultry. <text:span text:style-name="T103">Chapter</text:span>, <text:span text:style-name="T103">28</text:span>, 1076–1085.</text:p>
        <text:p text:style-name="P100"><text:soft-page-break/>Pogonka, T., Schelzke, K., Stange, J., Papadakis, K., Steinfelder, S., Liesenfeld, O., &amp; Lucius, R. (2010). CD8+ cells protect mice against reinfection with the intestinal parasite Eimeria falciformis. <text:span text:style-name="T103">Microbes and Infection</text:span>, <text:span text:style-name="T103">12</text:span>(3), 218–226. https://doi.org/https://doi.org/10.1016/j.micinf.2009.12.005</text:p>
        <text:p text:style-name="P100">Quiroz-Castañeda, R. E., &amp; Dantán-González, E. (2015). Control of avian coccidiosis: future and present natural alternatives. <text:span text:style-name="T103">BioMed Research International</text:span>, <text:span text:style-name="T103">2015</text:span>, 430610. https://doi.org/10.1155/2015/430610</text:p>
        <text:p text:style-name="P100">Schito, M. L., &amp; Barta, J. R. (1997). Nonspecific immune responses and mechanisms of resistance to Eimeria papillata infections in mice. <text:span text:style-name="T103">Infection and Immunity</text:span>, <text:span text:style-name="T103">65</text:span>(8), 3165–3170. Retrieved from https://www.ncbi.nlm.nih.gov/pubmed/9234770</text:p>
        <text:p text:style-name="P100">Schmid, M, Heitlinger, E., Spork, S., Mollenkopf, H.-J., Lucius, R., &amp; Gupta, N. (2014). Opposing roles of host IFN-&amp;#x3b3; signaling during a parasite infection of the mouse. <text:span text:style-name="T103">International Journal of Infectious Diseases</text:span>, <text:span text:style-name="T103">21</text:span>, 23–24. https://doi.org/10.1016/j.ijid.2014.03.458</text:p>
        <text:p text:style-name="P100">Schmid, Manuela, Heitlinger, E., Spork, S., Mollenkopf, H.-J., Lucius, R., &amp; Gupta, N. (2013). Eimeria falciformis infection of the mouse caecum identifies opposing roles of IFNγ-regulated host pathways for the parasite development. <text:span text:style-name="T103">Mucosal Immunology</text:span>, <text:span text:style-name="T103">7</text:span>, 969. Retrieved from https://doi.org/10.1038/mi.2013.115</text:p>
        <text:p text:style-name="P100">Stange, J., Hepworth, M. R., Rausch, S., Zajic, L., Kühl, A. A., Uyttenhove, C., … Lucius, R. (2012). IL-22 mediates host defense against an intestinal intracellular parasite in the <text:s/>absence of IFN-γ at the cost of Th17-driven immunopathology. <text:span text:style-name="T103">Journal of Immunology (Baltimore, Md. : 1950)</text:span>, <text:span text:style-name="T103">188</text:span>(5), 2410–2418. https://doi.org/10.4049/jimmunol.1102062</text:p>
        <text:p text:style-name="P99">Yeung, F., Chen, Y.-H., Lin, J.-D., Leung, J. M., McCauley, C., Devlin, J. C., … Cadwell, K. (2020). Altered Immunity of Laboratory Mice in the Natural Environment Is Associated with Fungal Colonization. <text:span text:style-name="T103">Cell Host &amp; Microbe</text:span>, <text:span text:style-name="T103">27</text:span>(5), 809-822.e6. https://doi.org/10.1016/j.chom.2020.02.015</text:p>
      </text:section>
      <text:p text:style-name="P3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Arial3" svg:font-family="Arial"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Liberation Sans" svg:font-family="'Liberation Sans'" style:font-family-generic="swiss" style:font-pitch="variable"/>
    <style:font-face style:name="Arial4"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16:16:54.475000000</meta:creation-date>
    <meta:editing-duration>P2DT8H9M16S</meta:editing-duration>
    <meta:editing-cycles>24</meta:editing-cycles>
    <meta:generator>LibreOffice/6.2.8.2$Windows_X86_64 LibreOffice_project/f82ddfca21ebc1e222a662a32b25c0c9d20169ee</meta:generator>
    <dc:date>2020-07-18T00:49:55.902000000</dc:date>
    <dc:creator>Lubomir Bednar</dc:creator>
    <meta:document-statistic meta:table-count="6" meta:image-count="0" meta:object-count="0" meta:page-count="11" meta:paragraph-count="198" meta:word-count="3387" meta:character-count="23324" meta:non-whitespace-character-count="20096"/>
    <meta:user-defined meta:name="Mendeley Citation Style_1">http://www.zotero.org/styles/apa</meta:user-defined>
    <meta:user-defined meta:name="Mendeley Document_1">True</meta:user-defined>
    <meta:user-defined meta:name="Mendeley Unique User Id_1">3e17d53c-6a03-3dee-9bd5-23359b478a0f</meta:user-defined>
  </office:meta>
</office:document-meta>
</file>